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75in"/>
    </style:style>
    <style:style style:name="co2" style:family="table-column">
      <style:table-column-properties fo:break-before="auto" style:column-width="0.1543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1811in"/>
    </style:style>
    <style:style style:name="co5" style:family="table-column">
      <style:table-column-properties fo:break-before="auto" style:column-width="0.29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4:.B153])" office:value-type="float" office:value="4.3" calcext:value-type="float">
            <text:p>4.3</text:p>
          </table:table-cell>
          <table:table-cell table:style-name="ce2" table:formula="of:=MIN([.C4:.C153])" office:value-type="float" office:value="2" calcext:value-type="float">
            <text:p>2</text:p>
          </table:table-cell>
          <table:table-cell table:style-name="ce2" table:formula="of:=MIN([.D4:.D153])" office:value-type="float" office:value="1" calcext:value-type="float">
            <text:p>1</text:p>
          </table:table-cell>
          <table:table-cell table:style-name="ce2" table:formula="of:=MIN([.E4:.E153])" office:value-type="float" office:value="0.1" calcext:value-type="float">
            <text:p>0.1</text:p>
          </table:table-cell>
          <table:table-cell table:style-name="ce2" table:formula="of:=MIN([.F4:.F153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0..+1</text:p>
          </table:table-cell>
          <table:table-cell table:number-columns-repeated="5"/>
          <table:table-cell table:style-name="ce2" office:value-type="string" calcext:value-type="string">
            <text:p>-1..+1</text:p>
          </table:table-cell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4:.B153])" office:value-type="float" office:value="7.9" calcext:value-type="float">
            <text:p>7.9</text:p>
          </table:table-cell>
          <table:table-cell table:style-name="ce2" table:formula="of:=MAX([.C4:.C153])" office:value-type="float" office:value="4.4" calcext:value-type="float">
            <text:p>4.4</text:p>
          </table:table-cell>
          <table:table-cell table:style-name="ce2" table:formula="of:=MAX([.D4:.D153])" office:value-type="float" office:value="6.9" calcext:value-type="float">
            <text:p>6.9</text:p>
          </table:table-cell>
          <table:table-cell table:style-name="ce2" table:formula="of:=MAX([.E4:.E153])" office:value-type="float" office:value="2.5" calcext:value-type="float">
            <text:p>2.5</text:p>
          </table:table-cell>
          <table:table-cell table:style-name="ce2" table:formula="of:=MAX([.F4:.F153])" office:value-type="float" office:value="3" calcext:value-type="float">
            <text:p>3</text:p>
          </table:table-cell>
          <table:table-cell table:number-columns-repeated="1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2" table:formula="of:=[.B2]-[.B1]" office:value-type="float" office:value="3.6" calcext:value-type="float">
            <text:p>3.6</text:p>
          </table:table-cell>
          <table:table-cell table:style-name="ce2" table:formula="of:=[.C2]-[.C1]" office:value-type="float" office:value="2.4" calcext:value-type="float">
            <text:p>2.4</text:p>
          </table:table-cell>
          <table:table-cell table:style-name="ce2" table:formula="of:=[.D2]-[.D1]" office:value-type="float" office:value="5.9" calcext:value-type="float">
            <text:p>5.9</text:p>
          </table:table-cell>
          <table:table-cell table:style-name="ce2" table:formula="of:=[.E2]-[.E1]" office:value-type="float" office:value="2.4" calcext:value-type="float">
            <text:p>2.4</text:p>
          </table:table-cell>
          <table:table-cell table:style-name="ce2" table:formula="of:=[.F2]-[.F1]" office:value-type="float" office:value="2" calcext:value-type="float">
            <text:p>2</text:p>
          </table:table-cell>
          <table:table-cell table:number-columns-repeated="13"/>
          <table:table-cell table:style-name="ce2" office:value-type="string" calcext:value-type="string">
            <text:p>Rand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]-[.B$1])/[.B$3]" office:value-type="float" office:value="0.222222222222222" calcext:value-type="float">
            <text:p>0.2222222222</text:p>
          </table:table-cell>
          <table:table-cell table:formula="of:=([.C4]-[.C$1])/[.C$3]" office:value-type="float" office:value="0.625" calcext:value-type="float">
            <text:p>0.625</text:p>
          </table:table-cell>
          <table:table-cell table:formula="of:=([.D4]-[.D$1])/[.D$3]" office:value-type="float" office:value="0.0677966101694915" calcext:value-type="float">
            <text:p>0.0677966102</text:p>
          </table:table-cell>
          <table:table-cell table:formula="of:=([.E4]-[.E$1])/[.E$3]" office:value-type="float" office:value="0.0416666666666667" calcext:value-type="float">
            <text:p>0.0416666667</text:p>
          </table:table-cell>
          <table:table-cell table:formula="of:=[.F4]" office:value-type="float" office:value="1" calcext:value-type="float">
            <text:p>1</text:p>
          </table:table-cell>
          <table:table-cell/>
          <table:table-cell table:formula="of:=[.H4]*2-1" office:value-type="float" office:value="-0.555555555555556" calcext:value-type="float">
            <text:p>-0.5555555556</text:p>
          </table:table-cell>
          <table:table-cell table:formula="of:=[.I4]*2-1" office:value-type="float" office:value="0.25" calcext:value-type="float">
            <text:p>0.25</text:p>
          </table:table-cell>
          <table:table-cell table:formula="of:=[.J4]*2-1" office:value-type="float" office:value="-0.864406779661017" calcext:value-type="float">
            <text:p>-0.8644067797</text:p>
          </table:table-cell>
          <table:table-cell table:formula="of:=[.K4]*2-1" office:value-type="float" office:value="-0.916666666666667" calcext:value-type="float">
            <text:p>-0.9166666667</text:p>
          </table:table-cell>
          <table:table-cell table:formula="of:=[.L4]*2-1" office:value-type="float" office:value="1" calcext:value-type="float">
            <text:p>1</text:p>
          </table:table-cell>
          <table:table-cell/>
          <table:table-cell table:formula="of:=RAND()" office:value-type="float" office:value="0.400154415285215" calcext:value-type="float">
            <text:p>0.4001544153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-0.5" calcext:value-type="float">
            <text:p>-0.5</text:p>
          </table:table-cell>
          <table:table-cell office:value-type="float" office:value="0.1525423729" calcext:value-type="float">
            <text:p>0.1525423729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]-[.B$1])/[.B$3]" office:value-type="float" office:value="0.166666666666667" calcext:value-type="float">
            <text:p>0.1666666667</text:p>
          </table:table-cell>
          <table:table-cell table:formula="of:=([.C5]-[.C$1])/[.C$3]" office:value-type="float" office:value="0.416666666666667" calcext:value-type="float">
            <text:p>0.4166666667</text:p>
          </table:table-cell>
          <table:table-cell table:formula="of:=([.D5]-[.D$1])/[.D$3]" office:value-type="float" office:value="0.0677966101694915" calcext:value-type="float">
            <text:p>0.0677966102</text:p>
          </table:table-cell>
          <table:table-cell table:formula="of:=([.E5]-[.E$1])/[.E$3]" office:value-type="float" office:value="0.0416666666666667" calcext:value-type="float">
            <text:p>0.0416666667</text:p>
          </table:table-cell>
          <table:table-cell table:formula="of:=[.F5]" office:value-type="float" office:value="1" calcext:value-type="float">
            <text:p>1</text:p>
          </table:table-cell>
          <table:table-cell/>
          <table:table-cell table:formula="of:=[.H5]*2-1" office:value-type="float" office:value="-0.666666666666666" calcext:value-type="float">
            <text:p>-0.6666666667</text:p>
          </table:table-cell>
          <table:table-cell table:formula="of:=[.I5]*2-1" office:value-type="float" office:value="-0.166666666666667" calcext:value-type="float">
            <text:p>-0.1666666667</text:p>
          </table:table-cell>
          <table:table-cell table:formula="of:=[.J5]*2-1" office:value-type="float" office:value="-0.864406779661017" calcext:value-type="float">
            <text:p>-0.8644067797</text:p>
          </table:table-cell>
          <table:table-cell table:formula="of:=[.K5]*2-1" office:value-type="float" office:value="-0.916666666666667" calcext:value-type="float">
            <text:p>-0.9166666667</text:p>
          </table:table-cell>
          <table:table-cell table:formula="of:=[.L5]" office:value-type="float" office:value="1" calcext:value-type="float">
            <text:p>1</text:p>
          </table:table-cell>
          <table:table-cell/>
          <table:table-cell table:formula="of:=RAND()" office:value-type="float" office:value="0.100030043628067" calcext:value-type="float">
            <text:p>0.1000300436</text:p>
          </table:table-cell>
          <table:table-cell office:value-type="float" office:value="-0.9444444444" calcext:value-type="float">
            <text:p>-0.944444444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6]-[.B$1])/[.B$3]" office:value-type="float" office:value="0.111111111111111" calcext:value-type="float">
            <text:p>0.1111111111</text:p>
          </table:table-cell>
          <table:table-cell table:formula="of:=([.C6]-[.C$1])/[.C$3]" office:value-type="float" office:value="0.5" calcext:value-type="float">
            <text:p>0.5</text:p>
          </table:table-cell>
          <table:table-cell table:formula="of:=([.D6]-[.D$1])/[.D$3]" office:value-type="float" office:value="0.0508474576271187" calcext:value-type="float">
            <text:p>0.0508474576</text:p>
          </table:table-cell>
          <table:table-cell table:formula="of:=([.E6]-[.E$1])/[.E$3]" office:value-type="float" office:value="0.0416666666666667" calcext:value-type="float">
            <text:p>0.0416666667</text:p>
          </table:table-cell>
          <table:table-cell table:formula="of:=[.F6]" office:value-type="float" office:value="1" calcext:value-type="float">
            <text:p>1</text:p>
          </table:table-cell>
          <table:table-cell/>
          <table:table-cell table:formula="of:=[.H6]*2-1" office:value-type="float" office:value="-0.777777777777778" calcext:value-type="float">
            <text:p>-0.7777777778</text:p>
          </table:table-cell>
          <table:table-cell table:formula="of:=[.I6]*2-1" office:value-type="float" office:value="0" calcext:value-type="float">
            <text:p>0</text:p>
          </table:table-cell>
          <table:table-cell table:formula="of:=[.J6]*2-1" office:value-type="float" office:value="-0.898305084745763" calcext:value-type="float">
            <text:p>-0.8983050847</text:p>
          </table:table-cell>
          <table:table-cell table:formula="of:=[.K6]*2-1" office:value-type="float" office:value="-0.916666666666667" calcext:value-type="float">
            <text:p>-0.9166666667</text:p>
          </table:table-cell>
          <table:table-cell table:formula="of:=[.L6]" office:value-type="float" office:value="1" calcext:value-type="float">
            <text:p>1</text:p>
          </table:table-cell>
          <table:table-cell/>
          <table:table-cell table:formula="of:=RAND()" office:value-type="float" office:value="0.429569989442825" calcext:value-type="float">
            <text:p>0.4295699894</text:p>
          </table:table-cell>
          <table:table-cell office:value-type="float" office:value="0.3888888889" calcext:value-type="float">
            <text:p>0.3888888889</text:p>
          </table:table-cell>
          <table:table-cell office:value-type="float" office:value="0" calcext:value-type="float">
            <text:p>0</text:p>
          </table:table-cell>
          <table:table-cell office:value-type="float" office:value="0.6610169492" calcext:value-type="float">
            <text:p>0.6610169492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7]-[.B$1])/[.B$3]" office:value-type="float" office:value="0.0833333333333333" calcext:value-type="float">
            <text:p>0.0833333333</text:p>
          </table:table-cell>
          <table:table-cell table:formula="of:=([.C7]-[.C$1])/[.C$3]" office:value-type="float" office:value="0.458333333333333" calcext:value-type="float">
            <text:p>0.4583333333</text:p>
          </table:table-cell>
          <table:table-cell table:formula="of:=([.D7]-[.D$1])/[.D$3]" office:value-type="float" office:value="0.0847457627118644" calcext:value-type="float">
            <text:p>0.0847457627</text:p>
          </table:table-cell>
          <table:table-cell table:formula="of:=([.E7]-[.E$1])/[.E$3]" office:value-type="float" office:value="0.0416666666666667" calcext:value-type="float">
            <text:p>0.0416666667</text:p>
          </table:table-cell>
          <table:table-cell table:formula="of:=[.F7]" office:value-type="float" office:value="1" calcext:value-type="float">
            <text:p>1</text:p>
          </table:table-cell>
          <table:table-cell/>
          <table:table-cell table:formula="of:=[.H7]*2-1" office:value-type="float" office:value="-0.833333333333333" calcext:value-type="float">
            <text:p>-0.8333333333</text:p>
          </table:table-cell>
          <table:table-cell table:formula="of:=[.I7]*2-1" office:value-type="float" office:value="-0.0833333333333334" calcext:value-type="float">
            <text:p>-0.0833333333</text:p>
          </table:table-cell>
          <table:table-cell table:formula="of:=[.J7]*2-1" office:value-type="float" office:value="-0.830508474576271" calcext:value-type="float">
            <text:p>-0.8305084746</text:p>
          </table:table-cell>
          <table:table-cell table:formula="of:=[.K7]*2-1" office:value-type="float" office:value="-0.916666666666667" calcext:value-type="float">
            <text:p>-0.9166666667</text:p>
          </table:table-cell>
          <table:table-cell table:formula="of:=[.L7]" office:value-type="float" office:value="1" calcext:value-type="float">
            <text:p>1</text:p>
          </table:table-cell>
          <table:table-cell/>
          <table:table-cell table:formula="of:=RAND()" office:value-type="float" office:value="0.931266661500558" calcext:value-type="float">
            <text:p>0.9312666615</text:p>
          </table:table-cell>
          <table:table-cell office:value-type="float" office:value="-0.2222222222" calcext:value-type="float">
            <text:p>-0.2222222222</text:p>
          </table:table-cell>
          <table:table-cell office:value-type="float" office:value="1" calcext:value-type="float">
            <text:p>1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8]-[.B$1])/[.B$3]" office:value-type="float" office:value="0.194444444444444" calcext:value-type="float">
            <text:p>0.1944444444</text:p>
          </table:table-cell>
          <table:table-cell table:formula="of:=([.C8]-[.C$1])/[.C$3]" office:value-type="float" office:value="0.666666666666667" calcext:value-type="float">
            <text:p>0.6666666667</text:p>
          </table:table-cell>
          <table:table-cell table:formula="of:=([.D8]-[.D$1])/[.D$3]" office:value-type="float" office:value="0.0677966101694915" calcext:value-type="float">
            <text:p>0.0677966102</text:p>
          </table:table-cell>
          <table:table-cell table:formula="of:=([.E8]-[.E$1])/[.E$3]" office:value-type="float" office:value="0.0416666666666667" calcext:value-type="float">
            <text:p>0.0416666667</text:p>
          </table:table-cell>
          <table:table-cell table:formula="of:=[.F8]" office:value-type="float" office:value="1" calcext:value-type="float">
            <text:p>1</text:p>
          </table:table-cell>
          <table:table-cell/>
          <table:table-cell table:formula="of:=[.H8]*2-1" office:value-type="float" office:value="-0.611111111111111" calcext:value-type="float">
            <text:p>-0.6111111111</text:p>
          </table:table-cell>
          <table:table-cell table:formula="of:=[.I8]*2-1" office:value-type="float" office:value="0.333333333333333" calcext:value-type="float">
            <text:p>0.3333333333</text:p>
          </table:table-cell>
          <table:table-cell table:formula="of:=[.J8]*2-1" office:value-type="float" office:value="-0.864406779661017" calcext:value-type="float">
            <text:p>-0.8644067797</text:p>
          </table:table-cell>
          <table:table-cell table:formula="of:=[.K8]*2-1" office:value-type="float" office:value="-0.916666666666667" calcext:value-type="float">
            <text:p>-0.9166666667</text:p>
          </table:table-cell>
          <table:table-cell table:formula="of:=[.L8]" office:value-type="float" office:value="1" calcext:value-type="float">
            <text:p>1</text:p>
          </table:table-cell>
          <table:table-cell/>
          <table:table-cell table:formula="of:=RAND()" office:value-type="float" office:value="0.731090534245595" calcext:value-type="float">
            <text:p>0.7310905342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9]-[.B$1])/[.B$3]" office:value-type="float" office:value="0.305555555555556" calcext:value-type="float">
            <text:p>0.3055555556</text:p>
          </table:table-cell>
          <table:table-cell table:formula="of:=([.C9]-[.C$1])/[.C$3]" office:value-type="float" office:value="0.791666666666667" calcext:value-type="float">
            <text:p>0.7916666667</text:p>
          </table:table-cell>
          <table:table-cell table:formula="of:=([.D9]-[.D$1])/[.D$3]" office:value-type="float" office:value="0.11864406779661" calcext:value-type="float">
            <text:p>0.1186440678</text:p>
          </table:table-cell>
          <table:table-cell table:formula="of:=([.E9]-[.E$1])/[.E$3]" office:value-type="float" office:value="0.125" calcext:value-type="float">
            <text:p>0.125</text:p>
          </table:table-cell>
          <table:table-cell table:formula="of:=[.F9]" office:value-type="float" office:value="1" calcext:value-type="float">
            <text:p>1</text:p>
          </table:table-cell>
          <table:table-cell/>
          <table:table-cell table:formula="of:=[.H9]*2-1" office:value-type="float" office:value="-0.388888888888889" calcext:value-type="float">
            <text:p>-0.3888888889</text:p>
          </table:table-cell>
          <table:table-cell table:formula="of:=[.I9]*2-1" office:value-type="float" office:value="0.583333333333333" calcext:value-type="float">
            <text:p>0.5833333333</text:p>
          </table:table-cell>
          <table:table-cell table:formula="of:=[.J9]*2-1" office:value-type="float" office:value="-0.76271186440678" calcext:value-type="float">
            <text:p>-0.7627118644</text:p>
          </table:table-cell>
          <table:table-cell table:formula="of:=[.K9]*2-1" office:value-type="float" office:value="-0.75" calcext:value-type="float">
            <text:p>-0.75</text:p>
          </table:table-cell>
          <table:table-cell table:formula="of:=[.L9]" office:value-type="float" office:value="1" calcext:value-type="float">
            <text:p>1</text:p>
          </table:table-cell>
          <table:table-cell/>
          <table:table-cell table:formula="of:=RAND()" office:value-type="float" office:value="0.44377135974355" calcext:value-type="float">
            <text:p>0.4437713597</text:p>
          </table:table-cell>
          <table:table-cell office:value-type="float" office:value="-0.1111111111" calcext:value-type="float">
            <text:p>-0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2881355932" calcext:value-type="float">
            <text:p>0.2881355932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0]-[.B$1])/[.B$3]" office:value-type="float" office:value="0.0833333333333333" calcext:value-type="float">
            <text:p>0.0833333333</text:p>
          </table:table-cell>
          <table:table-cell table:formula="of:=([.C10]-[.C$1])/[.C$3]" office:value-type="float" office:value="0.583333333333333" calcext:value-type="float">
            <text:p>0.5833333333</text:p>
          </table:table-cell>
          <table:table-cell table:formula="of:=([.D10]-[.D$1])/[.D$3]" office:value-type="float" office:value="0.0677966101694915" calcext:value-type="float">
            <text:p>0.0677966102</text:p>
          </table:table-cell>
          <table:table-cell table:formula="of:=([.E10]-[.E$1])/[.E$3]" office:value-type="float" office:value="0.0833333333333334" calcext:value-type="float">
            <text:p>0.0833333333</text:p>
          </table:table-cell>
          <table:table-cell table:formula="of:=[.F10]" office:value-type="float" office:value="1" calcext:value-type="float">
            <text:p>1</text:p>
          </table:table-cell>
          <table:table-cell/>
          <table:table-cell table:formula="of:=[.H10]*2-1" office:value-type="float" office:value="-0.833333333333333" calcext:value-type="float">
            <text:p>-0.8333333333</text:p>
          </table:table-cell>
          <table:table-cell table:formula="of:=[.I10]*2-1" office:value-type="float" office:value="0.166666666666667" calcext:value-type="float">
            <text:p>0.1666666667</text:p>
          </table:table-cell>
          <table:table-cell table:formula="of:=[.J10]*2-1" office:value-type="float" office:value="-0.864406779661017" calcext:value-type="float">
            <text:p>-0.8644067797</text:p>
          </table:table-cell>
          <table:table-cell table:formula="of:=[.K10]*2-1" office:value-type="float" office:value="-0.833333333333333" calcext:value-type="float">
            <text:p>-0.8333333333</text:p>
          </table:table-cell>
          <table:table-cell table:formula="of:=[.L10]" office:value-type="float" office:value="1" calcext:value-type="float">
            <text:p>1</text:p>
          </table:table-cell>
          <table:table-cell/>
          <table:table-cell table:formula="of:=RAND()" office:value-type="float" office:value="0.107895893743262" calcext:value-type="float">
            <text:p>0.1078958937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1]-[.B$1])/[.B$3]" office:value-type="float" office:value="0.194444444444444" calcext:value-type="float">
            <text:p>0.1944444444</text:p>
          </table:table-cell>
          <table:table-cell table:formula="of:=([.C11]-[.C$1])/[.C$3]" office:value-type="float" office:value="0.583333333333333" calcext:value-type="float">
            <text:p>0.5833333333</text:p>
          </table:table-cell>
          <table:table-cell table:formula="of:=([.D11]-[.D$1])/[.D$3]" office:value-type="float" office:value="0.0847457627118644" calcext:value-type="float">
            <text:p>0.0847457627</text:p>
          </table:table-cell>
          <table:table-cell table:formula="of:=([.E11]-[.E$1])/[.E$3]" office:value-type="float" office:value="0.0416666666666667" calcext:value-type="float">
            <text:p>0.0416666667</text:p>
          </table:table-cell>
          <table:table-cell table:formula="of:=[.F11]" office:value-type="float" office:value="1" calcext:value-type="float">
            <text:p>1</text:p>
          </table:table-cell>
          <table:table-cell/>
          <table:table-cell table:formula="of:=[.H11]*2-1" office:value-type="float" office:value="-0.611111111111111" calcext:value-type="float">
            <text:p>-0.6111111111</text:p>
          </table:table-cell>
          <table:table-cell table:formula="of:=[.I11]*2-1" office:value-type="float" office:value="0.166666666666667" calcext:value-type="float">
            <text:p>0.1666666667</text:p>
          </table:table-cell>
          <table:table-cell table:formula="of:=[.J11]*2-1" office:value-type="float" office:value="-0.830508474576271" calcext:value-type="float">
            <text:p>-0.8305084746</text:p>
          </table:table-cell>
          <table:table-cell table:formula="of:=[.K11]*2-1" office:value-type="float" office:value="-0.916666666666667" calcext:value-type="float">
            <text:p>-0.9166666667</text:p>
          </table:table-cell>
          <table:table-cell table:formula="of:=[.L11]" office:value-type="float" office:value="1" calcext:value-type="float">
            <text:p>1</text:p>
          </table:table-cell>
          <table:table-cell/>
          <table:table-cell table:formula="of:=RAND()" office:value-type="float" office:value="0.572208244353533" calcext:value-type="float">
            <text:p>0.5722082444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2]-[.B$1])/[.B$3]" office:value-type="float" office:value="0.0277777777777779" calcext:value-type="float">
            <text:p>0.0277777778</text:p>
          </table:table-cell>
          <table:table-cell table:formula="of:=([.C12]-[.C$1])/[.C$3]" office:value-type="float" office:value="0.375" calcext:value-type="float">
            <text:p>0.375</text:p>
          </table:table-cell>
          <table:table-cell table:formula="of:=([.D12]-[.D$1])/[.D$3]" office:value-type="float" office:value="0.0677966101694915" calcext:value-type="float">
            <text:p>0.0677966102</text:p>
          </table:table-cell>
          <table:table-cell table:formula="of:=([.E12]-[.E$1])/[.E$3]" office:value-type="float" office:value="0.0416666666666667" calcext:value-type="float">
            <text:p>0.0416666667</text:p>
          </table:table-cell>
          <table:table-cell table:formula="of:=[.F12]" office:value-type="float" office:value="1" calcext:value-type="float">
            <text:p>1</text:p>
          </table:table-cell>
          <table:table-cell/>
          <table:table-cell table:formula="of:=[.H12]*2-1" office:value-type="float" office:value="-0.944444444444444" calcext:value-type="float">
            <text:p>-0.9444444444</text:p>
          </table:table-cell>
          <table:table-cell table:formula="of:=[.I12]*2-1" office:value-type="float" office:value="-0.25" calcext:value-type="float">
            <text:p>-0.25</text:p>
          </table:table-cell>
          <table:table-cell table:formula="of:=[.J12]*2-1" office:value-type="float" office:value="-0.864406779661017" calcext:value-type="float">
            <text:p>-0.8644067797</text:p>
          </table:table-cell>
          <table:table-cell table:formula="of:=[.K12]*2-1" office:value-type="float" office:value="-0.916666666666667" calcext:value-type="float">
            <text:p>-0.9166666667</text:p>
          </table:table-cell>
          <table:table-cell table:formula="of:=[.L12]" office:value-type="float" office:value="1" calcext:value-type="float">
            <text:p>1</text:p>
          </table:table-cell>
          <table:table-cell/>
          <table:table-cell table:formula="of:=RAND()" office:value-type="float" office:value="0.00975615298375487" calcext:value-type="float">
            <text:p>0.009756153</text:p>
          </table:table-cell>
          <table:table-cell office:value-type="float" office:value="0.3888888889" calcext:value-type="float">
            <text:p>0.3888888889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5254237288" calcext:value-type="float">
            <text:p>0.5254237288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3]-[.B$1])/[.B$3]" office:value-type="float" office:value="0.166666666666667" calcext:value-type="float">
            <text:p>0.1666666667</text:p>
          </table:table-cell>
          <table:table-cell table:formula="of:=([.C13]-[.C$1])/[.C$3]" office:value-type="float" office:value="0.458333333333333" calcext:value-type="float">
            <text:p>0.4583333333</text:p>
          </table:table-cell>
          <table:table-cell table:formula="of:=([.D13]-[.D$1])/[.D$3]" office:value-type="float" office:value="0.0847457627118644" calcext:value-type="float">
            <text:p>0.0847457627</text:p>
          </table:table-cell>
          <table:table-cell table:formula="of:=([.E13]-[.E$1])/[.E$3]" office:value-type="float" office:value="0" calcext:value-type="float">
            <text:p>0</text:p>
          </table:table-cell>
          <table:table-cell table:formula="of:=[.F13]" office:value-type="float" office:value="1" calcext:value-type="float">
            <text:p>1</text:p>
          </table:table-cell>
          <table:table-cell/>
          <table:table-cell table:formula="of:=[.H13]*2-1" office:value-type="float" office:value="-0.666666666666666" calcext:value-type="float">
            <text:p>-0.6666666667</text:p>
          </table:table-cell>
          <table:table-cell table:formula="of:=[.I13]*2-1" office:value-type="float" office:value="-0.0833333333333334" calcext:value-type="float">
            <text:p>-0.0833333333</text:p>
          </table:table-cell>
          <table:table-cell table:formula="of:=[.J13]*2-1" office:value-type="float" office:value="-0.830508474576271" calcext:value-type="float">
            <text:p>-0.8305084746</text:p>
          </table:table-cell>
          <table:table-cell table:formula="of:=[.K13]*2-1" office:value-type="float" office:value="-1" calcext:value-type="float">
            <text:p>-1</text:p>
          </table:table-cell>
          <table:table-cell table:formula="of:=[.L13]" office:value-type="float" office:value="1" calcext:value-type="float">
            <text:p>1</text:p>
          </table:table-cell>
          <table:table-cell/>
          <table:table-cell table:formula="of:=RAND()" office:value-type="float" office:value="0.85291303973645" calcext:value-type="float">
            <text:p>0.8529130397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-0.25" calcext:value-type="float">
            <text:p>-0.25</text:p>
          </table:table-cell>
          <table:table-cell office:value-type="float" office:value="0.5593220339" calcext:value-type="float">
            <text:p>0.5593220339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4]-[.B$1])/[.B$3]" office:value-type="float" office:value="0.305555555555556" calcext:value-type="float">
            <text:p>0.3055555556</text:p>
          </table:table-cell>
          <table:table-cell table:formula="of:=([.C14]-[.C$1])/[.C$3]" office:value-type="float" office:value="0.708333333333333" calcext:value-type="float">
            <text:p>0.7083333333</text:p>
          </table:table-cell>
          <table:table-cell table:formula="of:=([.D14]-[.D$1])/[.D$3]" office:value-type="float" office:value="0.0847457627118644" calcext:value-type="float">
            <text:p>0.0847457627</text:p>
          </table:table-cell>
          <table:table-cell table:formula="of:=([.E14]-[.E$1])/[.E$3]" office:value-type="float" office:value="0.0416666666666667" calcext:value-type="float">
            <text:p>0.0416666667</text:p>
          </table:table-cell>
          <table:table-cell table:formula="of:=[.F14]" office:value-type="float" office:value="1" calcext:value-type="float">
            <text:p>1</text:p>
          </table:table-cell>
          <table:table-cell/>
          <table:table-cell table:formula="of:=[.H14]*2-1" office:value-type="float" office:value="-0.388888888888889" calcext:value-type="float">
            <text:p>-0.3888888889</text:p>
          </table:table-cell>
          <table:table-cell table:formula="of:=[.I14]*2-1" office:value-type="float" office:value="0.416666666666667" calcext:value-type="float">
            <text:p>0.4166666667</text:p>
          </table:table-cell>
          <table:table-cell table:formula="of:=[.J14]*2-1" office:value-type="float" office:value="-0.830508474576271" calcext:value-type="float">
            <text:p>-0.8305084746</text:p>
          </table:table-cell>
          <table:table-cell table:formula="of:=[.K14]*2-1" office:value-type="float" office:value="-0.916666666666667" calcext:value-type="float">
            <text:p>-0.9166666667</text:p>
          </table:table-cell>
          <table:table-cell table:formula="of:=[.L14]" office:value-type="float" office:value="1" calcext:value-type="float">
            <text:p>1</text:p>
          </table:table-cell>
          <table:table-cell/>
          <table:table-cell table:formula="of:=RAND()" office:value-type="float" office:value="0.433369024423882" calcext:value-type="float">
            <text:p>0.4333690244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4166666667" calcext:value-type="float">
            <text:p>-0.4166666667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5]-[.B$1])/[.B$3]" office:value-type="float" office:value="0.138888888888889" calcext:value-type="float">
            <text:p>0.1388888889</text:p>
          </table:table-cell>
          <table:table-cell table:formula="of:=([.C15]-[.C$1])/[.C$3]" office:value-type="float" office:value="0.583333333333333" calcext:value-type="float">
            <text:p>0.5833333333</text:p>
          </table:table-cell>
          <table:table-cell table:formula="of:=([.D15]-[.D$1])/[.D$3]" office:value-type="float" office:value="0.101694915254237" calcext:value-type="float">
            <text:p>0.1016949153</text:p>
          </table:table-cell>
          <table:table-cell table:formula="of:=([.E15]-[.E$1])/[.E$3]" office:value-type="float" office:value="0.0416666666666667" calcext:value-type="float">
            <text:p>0.0416666667</text:p>
          </table:table-cell>
          <table:table-cell table:formula="of:=[.F15]" office:value-type="float" office:value="1" calcext:value-type="float">
            <text:p>1</text:p>
          </table:table-cell>
          <table:table-cell/>
          <table:table-cell table:formula="of:=[.H15]*2-1" office:value-type="float" office:value="-0.722222222222222" calcext:value-type="float">
            <text:p>-0.7222222222</text:p>
          </table:table-cell>
          <table:table-cell table:formula="of:=[.I15]*2-1" office:value-type="float" office:value="0.166666666666667" calcext:value-type="float">
            <text:p>0.1666666667</text:p>
          </table:table-cell>
          <table:table-cell table:formula="of:=[.J15]*2-1" office:value-type="float" office:value="-0.796610169491525" calcext:value-type="float">
            <text:p>-0.7966101695</text:p>
          </table:table-cell>
          <table:table-cell table:formula="of:=[.K15]*2-1" office:value-type="float" office:value="-0.916666666666667" calcext:value-type="float">
            <text:p>-0.9166666667</text:p>
          </table:table-cell>
          <table:table-cell table:formula="of:=[.L15]" office:value-type="float" office:value="1" calcext:value-type="float">
            <text:p>1</text:p>
          </table:table-cell>
          <table:table-cell/>
          <table:table-cell table:formula="of:=RAND()" office:value-type="float" office:value="0.340642232447863" calcext:value-type="float">
            <text:p>0.3406422324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-0.75" calcext:value-type="float">
            <text:p>-0.75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6]-[.B$1])/[.B$3]" office:value-type="float" office:value="0.138888888888889" calcext:value-type="float">
            <text:p>0.1388888889</text:p>
          </table:table-cell>
          <table:table-cell table:formula="of:=([.C16]-[.C$1])/[.C$3]" office:value-type="float" office:value="0.416666666666667" calcext:value-type="float">
            <text:p>0.4166666667</text:p>
          </table:table-cell>
          <table:table-cell table:formula="of:=([.D16]-[.D$1])/[.D$3]" office:value-type="float" office:value="0.0677966101694915" calcext:value-type="float">
            <text:p>0.0677966102</text:p>
          </table:table-cell>
          <table:table-cell table:formula="of:=([.E16]-[.E$1])/[.E$3]" office:value-type="float" office:value="0" calcext:value-type="float">
            <text:p>0</text:p>
          </table:table-cell>
          <table:table-cell table:formula="of:=[.F16]" office:value-type="float" office:value="1" calcext:value-type="float">
            <text:p>1</text:p>
          </table:table-cell>
          <table:table-cell/>
          <table:table-cell table:formula="of:=[.H16]*2-1" office:value-type="float" office:value="-0.722222222222222" calcext:value-type="float">
            <text:p>-0.7222222222</text:p>
          </table:table-cell>
          <table:table-cell table:formula="of:=[.I16]*2-1" office:value-type="float" office:value="-0.166666666666667" calcext:value-type="float">
            <text:p>-0.1666666667</text:p>
          </table:table-cell>
          <table:table-cell table:formula="of:=[.J16]*2-1" office:value-type="float" office:value="-0.864406779661017" calcext:value-type="float">
            <text:p>-0.8644067797</text:p>
          </table:table-cell>
          <table:table-cell table:formula="of:=[.K16]*2-1" office:value-type="float" office:value="-1" calcext:value-type="float">
            <text:p>-1</text:p>
          </table:table-cell>
          <table:table-cell table:formula="of:=[.L16]" office:value-type="float" office:value="1" calcext:value-type="float">
            <text:p>1</text:p>
          </table:table-cell>
          <table:table-cell/>
          <table:table-cell table:formula="of:=RAND()" office:value-type="float" office:value="0.65544528933242" calcext:value-type="float">
            <text:p>0.6554452893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-1" calcext:value-type="float">
            <text:p>-1</text:p>
          </table:table-cell>
          <table:table-cell office:value-type="float" office:value="-0.1525423729" calcext:value-type="float">
            <text:p>-0.1525423729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7]-[.B$1])/[.B$3]" office:value-type="float" office:value="0" calcext:value-type="float">
            <text:p>0</text:p>
          </table:table-cell>
          <table:table-cell table:formula="of:=([.C17]-[.C$1])/[.C$3]" office:value-type="float" office:value="0.416666666666667" calcext:value-type="float">
            <text:p>0.4166666667</text:p>
          </table:table-cell>
          <table:table-cell table:formula="of:=([.D17]-[.D$1])/[.D$3]" office:value-type="float" office:value="0.0169491525423729" calcext:value-type="float">
            <text:p>0.0169491525</text:p>
          </table:table-cell>
          <table:table-cell table:formula="of:=([.E17]-[.E$1])/[.E$3]" office:value-type="float" office:value="0" calcext:value-type="float">
            <text:p>0</text:p>
          </table:table-cell>
          <table:table-cell table:formula="of:=[.F17]" office:value-type="float" office:value="1" calcext:value-type="float">
            <text:p>1</text:p>
          </table:table-cell>
          <table:table-cell/>
          <table:table-cell table:formula="of:=[.H17]*2-1" office:value-type="float" office:value="-1" calcext:value-type="float">
            <text:p>-1</text:p>
          </table:table-cell>
          <table:table-cell table:formula="of:=[.I17]*2-1" office:value-type="float" office:value="-0.166666666666667" calcext:value-type="float">
            <text:p>-0.1666666667</text:p>
          </table:table-cell>
          <table:table-cell table:formula="of:=[.J17]*2-1" office:value-type="float" office:value="-0.966101694915254" calcext:value-type="float">
            <text:p>-0.9661016949</text:p>
          </table:table-cell>
          <table:table-cell table:formula="of:=[.K17]*2-1" office:value-type="float" office:value="-1" calcext:value-type="float">
            <text:p>-1</text:p>
          </table:table-cell>
          <table:table-cell table:formula="of:=[.L17]" office:value-type="float" office:value="1" calcext:value-type="float">
            <text:p>1</text:p>
          </table:table-cell>
          <table:table-cell/>
          <table:table-cell table:formula="of:=RAND()" office:value-type="float" office:value="0.498548328410834" calcext:value-type="float">
            <text:p>0.4985483284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0" calcext:value-type="float">
            <text:p>0</text:p>
          </table:table-cell>
          <table:table-cell office:value-type="float" office:value="0.593220339" calcext:value-type="float">
            <text:p>0.593220339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8]-[.B$1])/[.B$3]" office:value-type="float" office:value="0.416666666666667" calcext:value-type="float">
            <text:p>0.4166666667</text:p>
          </table:table-cell>
          <table:table-cell table:formula="of:=([.C18]-[.C$1])/[.C$3]" office:value-type="float" office:value="0.833333333333333" calcext:value-type="float">
            <text:p>0.8333333333</text:p>
          </table:table-cell>
          <table:table-cell table:formula="of:=([.D18]-[.D$1])/[.D$3]" office:value-type="float" office:value="0.0338983050847458" calcext:value-type="float">
            <text:p>0.0338983051</text:p>
          </table:table-cell>
          <table:table-cell table:formula="of:=([.E18]-[.E$1])/[.E$3]" office:value-type="float" office:value="0.0416666666666667" calcext:value-type="float">
            <text:p>0.0416666667</text:p>
          </table:table-cell>
          <table:table-cell table:formula="of:=[.F18]" office:value-type="float" office:value="1" calcext:value-type="float">
            <text:p>1</text:p>
          </table:table-cell>
          <table:table-cell/>
          <table:table-cell table:formula="of:=[.H18]*2-1" office:value-type="float" office:value="-0.166666666666667" calcext:value-type="float">
            <text:p>-0.1666666667</text:p>
          </table:table-cell>
          <table:table-cell table:formula="of:=[.I18]*2-1" office:value-type="float" office:value="0.666666666666667" calcext:value-type="float">
            <text:p>0.6666666667</text:p>
          </table:table-cell>
          <table:table-cell table:formula="of:=[.J18]*2-1" office:value-type="float" office:value="-0.932203389830508" calcext:value-type="float">
            <text:p>-0.9322033898</text:p>
          </table:table-cell>
          <table:table-cell table:formula="of:=[.K18]*2-1" office:value-type="float" office:value="-0.916666666666667" calcext:value-type="float">
            <text:p>-0.9166666667</text:p>
          </table:table-cell>
          <table:table-cell table:formula="of:=[.L18]" office:value-type="float" office:value="1" calcext:value-type="float">
            <text:p>1</text:p>
          </table:table-cell>
          <table:table-cell/>
          <table:table-cell table:formula="of:=RAND()" office:value-type="float" office:value="0.21560559165664" calcext:value-type="float">
            <text:p>0.21560559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42372881" calcext:value-type="float">
            <text:p>0.2542372881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19]-[.B$1])/[.B$3]" office:value-type="float" office:value="0.388888888888889" calcext:value-type="float">
            <text:p>0.3888888889</text:p>
          </table:table-cell>
          <table:table-cell table:formula="of:=([.C19]-[.C$1])/[.C$3]" office:value-type="float" office:value="1" calcext:value-type="float">
            <text:p>1</text:p>
          </table:table-cell>
          <table:table-cell table:formula="of:=([.D19]-[.D$1])/[.D$3]" office:value-type="float" office:value="0.0847457627118644" calcext:value-type="float">
            <text:p>0.0847457627</text:p>
          </table:table-cell>
          <table:table-cell table:formula="of:=([.E19]-[.E$1])/[.E$3]" office:value-type="float" office:value="0.125" calcext:value-type="float">
            <text:p>0.125</text:p>
          </table:table-cell>
          <table:table-cell table:formula="of:=[.F19]" office:value-type="float" office:value="1" calcext:value-type="float">
            <text:p>1</text:p>
          </table:table-cell>
          <table:table-cell/>
          <table:table-cell table:formula="of:=[.H19]*2-1" office:value-type="float" office:value="-0.222222222222222" calcext:value-type="float">
            <text:p>-0.2222222222</text:p>
          </table:table-cell>
          <table:table-cell table:formula="of:=[.I19]*2-1" office:value-type="float" office:value="1" calcext:value-type="float">
            <text:p>1</text:p>
          </table:table-cell>
          <table:table-cell table:formula="of:=[.J19]*2-1" office:value-type="float" office:value="-0.830508474576271" calcext:value-type="float">
            <text:p>-0.8305084746</text:p>
          </table:table-cell>
          <table:table-cell table:formula="of:=[.K19]*2-1" office:value-type="float" office:value="-0.75" calcext:value-type="float">
            <text:p>-0.75</text:p>
          </table:table-cell>
          <table:table-cell table:formula="of:=[.L19]" office:value-type="float" office:value="1" calcext:value-type="float">
            <text:p>1</text:p>
          </table:table-cell>
          <table:table-cell/>
          <table:table-cell table:formula="of:=RAND()" office:value-type="float" office:value="0.893194681499153" calcext:value-type="float">
            <text:p>0.8931946815</text:p>
          </table:table-cell>
          <table:table-cell office:value-type="float" office:value="-0.5" calcext:value-type="float">
            <text:p>-0.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0]-[.B$1])/[.B$3]" office:value-type="float" office:value="0.305555555555556" calcext:value-type="float">
            <text:p>0.3055555556</text:p>
          </table:table-cell>
          <table:table-cell table:formula="of:=([.C20]-[.C$1])/[.C$3]" office:value-type="float" office:value="0.791666666666667" calcext:value-type="float">
            <text:p>0.7916666667</text:p>
          </table:table-cell>
          <table:table-cell table:formula="of:=([.D20]-[.D$1])/[.D$3]" office:value-type="float" office:value="0.0508474576271187" calcext:value-type="float">
            <text:p>0.0508474576</text:p>
          </table:table-cell>
          <table:table-cell table:formula="of:=([.E20]-[.E$1])/[.E$3]" office:value-type="float" office:value="0.125" calcext:value-type="float">
            <text:p>0.125</text:p>
          </table:table-cell>
          <table:table-cell table:formula="of:=[.F20]" office:value-type="float" office:value="1" calcext:value-type="float">
            <text:p>1</text:p>
          </table:table-cell>
          <table:table-cell/>
          <table:table-cell table:formula="of:=[.H20]*2-1" office:value-type="float" office:value="-0.388888888888889" calcext:value-type="float">
            <text:p>-0.3888888889</text:p>
          </table:table-cell>
          <table:table-cell table:formula="of:=[.I20]*2-1" office:value-type="float" office:value="0.583333333333333" calcext:value-type="float">
            <text:p>0.5833333333</text:p>
          </table:table-cell>
          <table:table-cell table:formula="of:=[.J20]*2-1" office:value-type="float" office:value="-0.898305084745763" calcext:value-type="float">
            <text:p>-0.8983050847</text:p>
          </table:table-cell>
          <table:table-cell table:formula="of:=[.K20]*2-1" office:value-type="float" office:value="-0.75" calcext:value-type="float">
            <text:p>-0.75</text:p>
          </table:table-cell>
          <table:table-cell table:formula="of:=[.L20]" office:value-type="float" office:value="1" calcext:value-type="float">
            <text:p>1</text:p>
          </table:table-cell>
          <table:table-cell/>
          <table:table-cell table:formula="of:=RAND()" office:value-type="float" office:value="0.849635575897992" calcext:value-type="float">
            <text:p>0.8496355759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1]-[.B$1])/[.B$3]" office:value-type="float" office:value="0.222222222222222" calcext:value-type="float">
            <text:p>0.2222222222</text:p>
          </table:table-cell>
          <table:table-cell table:formula="of:=([.C21]-[.C$1])/[.C$3]" office:value-type="float" office:value="0.625" calcext:value-type="float">
            <text:p>0.625</text:p>
          </table:table-cell>
          <table:table-cell table:formula="of:=([.D21]-[.D$1])/[.D$3]" office:value-type="float" office:value="0.0677966101694915" calcext:value-type="float">
            <text:p>0.0677966102</text:p>
          </table:table-cell>
          <table:table-cell table:formula="of:=([.E21]-[.E$1])/[.E$3]" office:value-type="float" office:value="0.0833333333333334" calcext:value-type="float">
            <text:p>0.0833333333</text:p>
          </table:table-cell>
          <table:table-cell table:formula="of:=[.F21]" office:value-type="float" office:value="1" calcext:value-type="float">
            <text:p>1</text:p>
          </table:table-cell>
          <table:table-cell/>
          <table:table-cell table:formula="of:=[.H21]*2-1" office:value-type="float" office:value="-0.555555555555556" calcext:value-type="float">
            <text:p>-0.5555555556</text:p>
          </table:table-cell>
          <table:table-cell table:formula="of:=[.I21]*2-1" office:value-type="float" office:value="0.25" calcext:value-type="float">
            <text:p>0.25</text:p>
          </table:table-cell>
          <table:table-cell table:formula="of:=[.J21]*2-1" office:value-type="float" office:value="-0.864406779661017" calcext:value-type="float">
            <text:p>-0.8644067797</text:p>
          </table:table-cell>
          <table:table-cell table:formula="of:=[.K21]*2-1" office:value-type="float" office:value="-0.833333333333333" calcext:value-type="float">
            <text:p>-0.8333333333</text:p>
          </table:table-cell>
          <table:table-cell table:formula="of:=[.L21]" office:value-type="float" office:value="1" calcext:value-type="float">
            <text:p>1</text:p>
          </table:table-cell>
          <table:table-cell/>
          <table:table-cell table:formula="of:=RAND()" office:value-type="float" office:value="0.752236733213067" calcext:value-type="float">
            <text:p>0.752236733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05084746" calcext:value-type="float">
            <text:p>0.8305084746</text:p>
          </table:table-cell>
          <table:table-cell office:value-type="float" office:value="0.5833333333" calcext:value-type="float">
            <text:p>0.58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2]-[.B$1])/[.B$3]" office:value-type="float" office:value="0.388888888888889" calcext:value-type="float">
            <text:p>0.3888888889</text:p>
          </table:table-cell>
          <table:table-cell table:formula="of:=([.C22]-[.C$1])/[.C$3]" office:value-type="float" office:value="0.75" calcext:value-type="float">
            <text:p>0.75</text:p>
          </table:table-cell>
          <table:table-cell table:formula="of:=([.D22]-[.D$1])/[.D$3]" office:value-type="float" office:value="0.11864406779661" calcext:value-type="float">
            <text:p>0.1186440678</text:p>
          </table:table-cell>
          <table:table-cell table:formula="of:=([.E22]-[.E$1])/[.E$3]" office:value-type="float" office:value="0.0833333333333334" calcext:value-type="float">
            <text:p>0.0833333333</text:p>
          </table:table-cell>
          <table:table-cell table:formula="of:=[.F22]" office:value-type="float" office:value="1" calcext:value-type="float">
            <text:p>1</text:p>
          </table:table-cell>
          <table:table-cell/>
          <table:table-cell table:formula="of:=[.H22]*2-1" office:value-type="float" office:value="-0.222222222222222" calcext:value-type="float">
            <text:p>-0.2222222222</text:p>
          </table:table-cell>
          <table:table-cell table:formula="of:=[.I22]*2-1" office:value-type="float" office:value="0.5" calcext:value-type="float">
            <text:p>0.5</text:p>
          </table:table-cell>
          <table:table-cell table:formula="of:=[.J22]*2-1" office:value-type="float" office:value="-0.76271186440678" calcext:value-type="float">
            <text:p>-0.7627118644</text:p>
          </table:table-cell>
          <table:table-cell table:formula="of:=[.K22]*2-1" office:value-type="float" office:value="-0.833333333333333" calcext:value-type="float">
            <text:p>-0.8333333333</text:p>
          </table:table-cell>
          <table:table-cell table:formula="of:=[.L22]" office:value-type="float" office:value="1" calcext:value-type="float">
            <text:p>1</text:p>
          </table:table-cell>
          <table:table-cell/>
          <table:table-cell table:formula="of:=RAND()" office:value-type="float" office:value="0.749805364292115" calcext:value-type="float">
            <text:p>0.749805364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5" calcext:value-type="float">
            <text:p>-0.5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3]-[.B$1])/[.B$3]" office:value-type="float" office:value="0.222222222222222" calcext:value-type="float">
            <text:p>0.2222222222</text:p>
          </table:table-cell>
          <table:table-cell table:formula="of:=([.C23]-[.C$1])/[.C$3]" office:value-type="float" office:value="0.75" calcext:value-type="float">
            <text:p>0.75</text:p>
          </table:table-cell>
          <table:table-cell table:formula="of:=([.D23]-[.D$1])/[.D$3]" office:value-type="float" office:value="0.0847457627118644" calcext:value-type="float">
            <text:p>0.0847457627</text:p>
          </table:table-cell>
          <table:table-cell table:formula="of:=([.E23]-[.E$1])/[.E$3]" office:value-type="float" office:value="0.0833333333333334" calcext:value-type="float">
            <text:p>0.0833333333</text:p>
          </table:table-cell>
          <table:table-cell table:formula="of:=[.F23]" office:value-type="float" office:value="1" calcext:value-type="float">
            <text:p>1</text:p>
          </table:table-cell>
          <table:table-cell/>
          <table:table-cell table:formula="of:=[.H23]*2-1" office:value-type="float" office:value="-0.555555555555556" calcext:value-type="float">
            <text:p>-0.5555555556</text:p>
          </table:table-cell>
          <table:table-cell table:formula="of:=[.I23]*2-1" office:value-type="float" office:value="0.5" calcext:value-type="float">
            <text:p>0.5</text:p>
          </table:table-cell>
          <table:table-cell table:formula="of:=[.J23]*2-1" office:value-type="float" office:value="-0.830508474576271" calcext:value-type="float">
            <text:p>-0.8305084746</text:p>
          </table:table-cell>
          <table:table-cell table:formula="of:=[.K23]*2-1" office:value-type="float" office:value="-0.833333333333333" calcext:value-type="float">
            <text:p>-0.8333333333</text:p>
          </table:table-cell>
          <table:table-cell table:formula="of:=[.L23]" office:value-type="float" office:value="1" calcext:value-type="float">
            <text:p>1</text:p>
          </table:table-cell>
          <table:table-cell/>
          <table:table-cell table:formula="of:=RAND()" office:value-type="float" office:value="0.436113750794902" calcext:value-type="float">
            <text:p>0.4361137508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42372881" calcext:value-type="float">
            <text:p>0.2542372881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4]-[.B$1])/[.B$3]" office:value-type="float" office:value="0.305555555555556" calcext:value-type="float">
            <text:p>0.3055555556</text:p>
          </table:table-cell>
          <table:table-cell table:formula="of:=([.C24]-[.C$1])/[.C$3]" office:value-type="float" office:value="0.583333333333333" calcext:value-type="float">
            <text:p>0.5833333333</text:p>
          </table:table-cell>
          <table:table-cell table:formula="of:=([.D24]-[.D$1])/[.D$3]" office:value-type="float" office:value="0.11864406779661" calcext:value-type="float">
            <text:p>0.1186440678</text:p>
          </table:table-cell>
          <table:table-cell table:formula="of:=([.E24]-[.E$1])/[.E$3]" office:value-type="float" office:value="0.0416666666666667" calcext:value-type="float">
            <text:p>0.0416666667</text:p>
          </table:table-cell>
          <table:table-cell table:formula="of:=[.F24]" office:value-type="float" office:value="1" calcext:value-type="float">
            <text:p>1</text:p>
          </table:table-cell>
          <table:table-cell/>
          <table:table-cell table:formula="of:=[.H24]*2-1" office:value-type="float" office:value="-0.388888888888889" calcext:value-type="float">
            <text:p>-0.3888888889</text:p>
          </table:table-cell>
          <table:table-cell table:formula="of:=[.I24]*2-1" office:value-type="float" office:value="0.166666666666667" calcext:value-type="float">
            <text:p>0.1666666667</text:p>
          </table:table-cell>
          <table:table-cell table:formula="of:=[.J24]*2-1" office:value-type="float" office:value="-0.76271186440678" calcext:value-type="float">
            <text:p>-0.7627118644</text:p>
          </table:table-cell>
          <table:table-cell table:formula="of:=[.K24]*2-1" office:value-type="float" office:value="-0.916666666666667" calcext:value-type="float">
            <text:p>-0.9166666667</text:p>
          </table:table-cell>
          <table:table-cell table:formula="of:=[.L24]" office:value-type="float" office:value="1" calcext:value-type="float">
            <text:p>1</text:p>
          </table:table-cell>
          <table:table-cell/>
          <table:table-cell table:formula="of:=RAND()" office:value-type="float" office:value="0.187407714081928" calcext:value-type="float">
            <text:p>0.1874077141</text:p>
          </table:table-cell>
          <table:table-cell office:value-type="float" office:value="-0.3888888889" calcext:value-type="float">
            <text:p>-0.3888888889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7627118644" calcext:value-type="float">
            <text:p>-0.7627118644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5]-[.B$1])/[.B$3]" office:value-type="float" office:value="0.222222222222222" calcext:value-type="float">
            <text:p>0.2222222222</text:p>
          </table:table-cell>
          <table:table-cell table:formula="of:=([.C25]-[.C$1])/[.C$3]" office:value-type="float" office:value="0.708333333333333" calcext:value-type="float">
            <text:p>0.7083333333</text:p>
          </table:table-cell>
          <table:table-cell table:formula="of:=([.D25]-[.D$1])/[.D$3]" office:value-type="float" office:value="0.0847457627118644" calcext:value-type="float">
            <text:p>0.0847457627</text:p>
          </table:table-cell>
          <table:table-cell table:formula="of:=([.E25]-[.E$1])/[.E$3]" office:value-type="float" office:value="0.125" calcext:value-type="float">
            <text:p>0.125</text:p>
          </table:table-cell>
          <table:table-cell table:formula="of:=[.F25]" office:value-type="float" office:value="1" calcext:value-type="float">
            <text:p>1</text:p>
          </table:table-cell>
          <table:table-cell/>
          <table:table-cell table:formula="of:=[.H25]*2-1" office:value-type="float" office:value="-0.555555555555556" calcext:value-type="float">
            <text:p>-0.5555555556</text:p>
          </table:table-cell>
          <table:table-cell table:formula="of:=[.I25]*2-1" office:value-type="float" office:value="0.416666666666667" calcext:value-type="float">
            <text:p>0.4166666667</text:p>
          </table:table-cell>
          <table:table-cell table:formula="of:=[.J25]*2-1" office:value-type="float" office:value="-0.830508474576271" calcext:value-type="float">
            <text:p>-0.8305084746</text:p>
          </table:table-cell>
          <table:table-cell table:formula="of:=[.K25]*2-1" office:value-type="float" office:value="-0.75" calcext:value-type="float">
            <text:p>-0.75</text:p>
          </table:table-cell>
          <table:table-cell table:formula="of:=[.L25]" office:value-type="float" office:value="1" calcext:value-type="float">
            <text:p>1</text:p>
          </table:table-cell>
          <table:table-cell/>
          <table:table-cell table:formula="of:=RAND()" office:value-type="float" office:value="0.84319747867994" calcext:value-type="float">
            <text:p>0.8431974787</text:p>
          </table:table-cell>
          <table:table-cell office:value-type="float" office:value="-0.7222222222" calcext:value-type="float">
            <text:p>-0.7222222222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6]-[.B$1])/[.B$3]" office:value-type="float" office:value="0.0833333333333333" calcext:value-type="float">
            <text:p>0.0833333333</text:p>
          </table:table-cell>
          <table:table-cell table:formula="of:=([.C26]-[.C$1])/[.C$3]" office:value-type="float" office:value="0.666666666666667" calcext:value-type="float">
            <text:p>0.6666666667</text:p>
          </table:table-cell>
          <table:table-cell table:formula="of:=([.D26]-[.D$1])/[.D$3]" office:value-type="float" office:value="0" calcext:value-type="float">
            <text:p>0</text:p>
          </table:table-cell>
          <table:table-cell table:formula="of:=([.E26]-[.E$1])/[.E$3]" office:value-type="float" office:value="0.0416666666666667" calcext:value-type="float">
            <text:p>0.0416666667</text:p>
          </table:table-cell>
          <table:table-cell table:formula="of:=[.F26]" office:value-type="float" office:value="1" calcext:value-type="float">
            <text:p>1</text:p>
          </table:table-cell>
          <table:table-cell/>
          <table:table-cell table:formula="of:=[.H26]*2-1" office:value-type="float" office:value="-0.833333333333333" calcext:value-type="float">
            <text:p>-0.8333333333</text:p>
          </table:table-cell>
          <table:table-cell table:formula="of:=[.I26]*2-1" office:value-type="float" office:value="0.333333333333333" calcext:value-type="float">
            <text:p>0.3333333333</text:p>
          </table:table-cell>
          <table:table-cell table:formula="of:=[.J26]*2-1" office:value-type="float" office:value="-1" calcext:value-type="float">
            <text:p>-1</text:p>
          </table:table-cell>
          <table:table-cell table:formula="of:=[.K26]*2-1" office:value-type="float" office:value="-0.916666666666667" calcext:value-type="float">
            <text:p>-0.9166666667</text:p>
          </table:table-cell>
          <table:table-cell table:formula="of:=[.L26]" office:value-type="float" office:value="1" calcext:value-type="float">
            <text:p>1</text:p>
          </table:table-cell>
          <table:table-cell/>
          <table:table-cell table:formula="of:=RAND()" office:value-type="float" office:value="0.105725499568507" calcext:value-type="float">
            <text:p>0.1057254996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0.25" calcext:value-type="float">
            <text:p>0.25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7]-[.B$1])/[.B$3]" office:value-type="float" office:value="0.222222222222222" calcext:value-type="float">
            <text:p>0.2222222222</text:p>
          </table:table-cell>
          <table:table-cell table:formula="of:=([.C27]-[.C$1])/[.C$3]" office:value-type="float" office:value="0.541666666666667" calcext:value-type="float">
            <text:p>0.5416666667</text:p>
          </table:table-cell>
          <table:table-cell table:formula="of:=([.D27]-[.D$1])/[.D$3]" office:value-type="float" office:value="0.11864406779661" calcext:value-type="float">
            <text:p>0.1186440678</text:p>
          </table:table-cell>
          <table:table-cell table:formula="of:=([.E27]-[.E$1])/[.E$3]" office:value-type="float" office:value="0.166666666666667" calcext:value-type="float">
            <text:p>0.1666666667</text:p>
          </table:table-cell>
          <table:table-cell table:formula="of:=[.F27]" office:value-type="float" office:value="1" calcext:value-type="float">
            <text:p>1</text:p>
          </table:table-cell>
          <table:table-cell/>
          <table:table-cell table:formula="of:=[.H27]*2-1" office:value-type="float" office:value="-0.555555555555556" calcext:value-type="float">
            <text:p>-0.5555555556</text:p>
          </table:table-cell>
          <table:table-cell table:formula="of:=[.I27]*2-1" office:value-type="float" office:value="0.083333333333333" calcext:value-type="float">
            <text:p>0.0833333333</text:p>
          </table:table-cell>
          <table:table-cell table:formula="of:=[.J27]*2-1" office:value-type="float" office:value="-0.76271186440678" calcext:value-type="float">
            <text:p>-0.7627118644</text:p>
          </table:table-cell>
          <table:table-cell table:formula="of:=[.K27]*2-1" office:value-type="float" office:value="-0.666666666666667" calcext:value-type="float">
            <text:p>-0.6666666667</text:p>
          </table:table-cell>
          <table:table-cell table:formula="of:=[.L27]" office:value-type="float" office:value="1" calcext:value-type="float">
            <text:p>1</text:p>
          </table:table-cell>
          <table:table-cell/>
          <table:table-cell table:formula="of:=RAND()" office:value-type="float" office:value="0.835490751778707" calcext:value-type="float">
            <text:p>0.8354907518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8]-[.B$1])/[.B$3]" office:value-type="float" office:value="0.138888888888889" calcext:value-type="float">
            <text:p>0.1388888889</text:p>
          </table:table-cell>
          <table:table-cell table:formula="of:=([.C28]-[.C$1])/[.C$3]" office:value-type="float" office:value="0.583333333333333" calcext:value-type="float">
            <text:p>0.5833333333</text:p>
          </table:table-cell>
          <table:table-cell table:formula="of:=([.D28]-[.D$1])/[.D$3]" office:value-type="float" office:value="0.152542372881356" calcext:value-type="float">
            <text:p>0.1525423729</text:p>
          </table:table-cell>
          <table:table-cell table:formula="of:=([.E28]-[.E$1])/[.E$3]" office:value-type="float" office:value="0.0416666666666667" calcext:value-type="float">
            <text:p>0.0416666667</text:p>
          </table:table-cell>
          <table:table-cell table:formula="of:=[.F28]" office:value-type="float" office:value="1" calcext:value-type="float">
            <text:p>1</text:p>
          </table:table-cell>
          <table:table-cell/>
          <table:table-cell table:formula="of:=[.H28]*2-1" office:value-type="float" office:value="-0.722222222222222" calcext:value-type="float">
            <text:p>-0.7222222222</text:p>
          </table:table-cell>
          <table:table-cell table:formula="of:=[.I28]*2-1" office:value-type="float" office:value="0.166666666666667" calcext:value-type="float">
            <text:p>0.1666666667</text:p>
          </table:table-cell>
          <table:table-cell table:formula="of:=[.J28]*2-1" office:value-type="float" office:value="-0.694915254237288" calcext:value-type="float">
            <text:p>-0.6949152542</text:p>
          </table:table-cell>
          <table:table-cell table:formula="of:=[.K28]*2-1" office:value-type="float" office:value="-0.916666666666667" calcext:value-type="float">
            <text:p>-0.9166666667</text:p>
          </table:table-cell>
          <table:table-cell table:formula="of:=[.L28]" office:value-type="float" office:value="1" calcext:value-type="float">
            <text:p>1</text:p>
          </table:table-cell>
          <table:table-cell/>
          <table:table-cell table:formula="of:=RAND()" office:value-type="float" office:value="0.523798507405445" calcext:value-type="float">
            <text:p>0.5237985074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-0.7627118644" calcext:value-type="float">
            <text:p>-0.7627118644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29]-[.B$1])/[.B$3]" office:value-type="float" office:value="0.194444444444444" calcext:value-type="float">
            <text:p>0.1944444444</text:p>
          </table:table-cell>
          <table:table-cell table:formula="of:=([.C29]-[.C$1])/[.C$3]" office:value-type="float" office:value="0.416666666666667" calcext:value-type="float">
            <text:p>0.4166666667</text:p>
          </table:table-cell>
          <table:table-cell table:formula="of:=([.D29]-[.D$1])/[.D$3]" office:value-type="float" office:value="0.101694915254237" calcext:value-type="float">
            <text:p>0.1016949153</text:p>
          </table:table-cell>
          <table:table-cell table:formula="of:=([.E29]-[.E$1])/[.E$3]" office:value-type="float" office:value="0.0416666666666667" calcext:value-type="float">
            <text:p>0.0416666667</text:p>
          </table:table-cell>
          <table:table-cell table:formula="of:=[.F29]" office:value-type="float" office:value="1" calcext:value-type="float">
            <text:p>1</text:p>
          </table:table-cell>
          <table:table-cell/>
          <table:table-cell table:formula="of:=[.H29]*2-1" office:value-type="float" office:value="-0.611111111111111" calcext:value-type="float">
            <text:p>-0.6111111111</text:p>
          </table:table-cell>
          <table:table-cell table:formula="of:=[.I29]*2-1" office:value-type="float" office:value="-0.166666666666667" calcext:value-type="float">
            <text:p>-0.1666666667</text:p>
          </table:table-cell>
          <table:table-cell table:formula="of:=[.J29]*2-1" office:value-type="float" office:value="-0.796610169491525" calcext:value-type="float">
            <text:p>-0.7966101695</text:p>
          </table:table-cell>
          <table:table-cell table:formula="of:=[.K29]*2-1" office:value-type="float" office:value="-0.916666666666667" calcext:value-type="float">
            <text:p>-0.9166666667</text:p>
          </table:table-cell>
          <table:table-cell table:formula="of:=[.L29]" office:value-type="float" office:value="1" calcext:value-type="float">
            <text:p>1</text:p>
          </table:table-cell>
          <table:table-cell/>
          <table:table-cell table:formula="of:=RAND()" office:value-type="float" office:value="0.299520813627169" calcext:value-type="float">
            <text:p>0.2995208136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593220339" calcext:value-type="float">
            <text:p>0.5593220339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0]-[.B$1])/[.B$3]" office:value-type="float" office:value="0.194444444444444" calcext:value-type="float">
            <text:p>0.1944444444</text:p>
          </table:table-cell>
          <table:table-cell table:formula="of:=([.C30]-[.C$1])/[.C$3]" office:value-type="float" office:value="0.583333333333333" calcext:value-type="float">
            <text:p>0.5833333333</text:p>
          </table:table-cell>
          <table:table-cell table:formula="of:=([.D30]-[.D$1])/[.D$3]" office:value-type="float" office:value="0.101694915254237" calcext:value-type="float">
            <text:p>0.1016949153</text:p>
          </table:table-cell>
          <table:table-cell table:formula="of:=([.E30]-[.E$1])/[.E$3]" office:value-type="float" office:value="0.125" calcext:value-type="float">
            <text:p>0.125</text:p>
          </table:table-cell>
          <table:table-cell table:formula="of:=[.F30]" office:value-type="float" office:value="1" calcext:value-type="float">
            <text:p>1</text:p>
          </table:table-cell>
          <table:table-cell/>
          <table:table-cell table:formula="of:=[.H30]*2-1" office:value-type="float" office:value="-0.611111111111111" calcext:value-type="float">
            <text:p>-0.6111111111</text:p>
          </table:table-cell>
          <table:table-cell table:formula="of:=[.I30]*2-1" office:value-type="float" office:value="0.166666666666667" calcext:value-type="float">
            <text:p>0.1666666667</text:p>
          </table:table-cell>
          <table:table-cell table:formula="of:=[.J30]*2-1" office:value-type="float" office:value="-0.796610169491525" calcext:value-type="float">
            <text:p>-0.7966101695</text:p>
          </table:table-cell>
          <table:table-cell table:formula="of:=[.K30]*2-1" office:value-type="float" office:value="-0.75" calcext:value-type="float">
            <text:p>-0.75</text:p>
          </table:table-cell>
          <table:table-cell table:formula="of:=[.L30]" office:value-type="float" office:value="1" calcext:value-type="float">
            <text:p>1</text:p>
          </table:table-cell>
          <table:table-cell/>
          <table:table-cell table:formula="of:=RAND()" office:value-type="float" office:value="0.342459173174575" calcext:value-type="float">
            <text:p>0.3424591732</text:p>
          </table:table-cell>
          <table:table-cell office:value-type="float" office:value="-0.0555555556" calcext:value-type="float">
            <text:p>-0.055555555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1]-[.B$1])/[.B$3]" office:value-type="float" office:value="0.25" calcext:value-type="float">
            <text:p>0.25</text:p>
          </table:table-cell>
          <table:table-cell table:formula="of:=([.C31]-[.C$1])/[.C$3]" office:value-type="float" office:value="0.625" calcext:value-type="float">
            <text:p>0.625</text:p>
          </table:table-cell>
          <table:table-cell table:formula="of:=([.D31]-[.D$1])/[.D$3]" office:value-type="float" office:value="0.0847457627118644" calcext:value-type="float">
            <text:p>0.0847457627</text:p>
          </table:table-cell>
          <table:table-cell table:formula="of:=([.E31]-[.E$1])/[.E$3]" office:value-type="float" office:value="0.0416666666666667" calcext:value-type="float">
            <text:p>0.0416666667</text:p>
          </table:table-cell>
          <table:table-cell table:formula="of:=[.F31]" office:value-type="float" office:value="1" calcext:value-type="float">
            <text:p>1</text:p>
          </table:table-cell>
          <table:table-cell/>
          <table:table-cell table:formula="of:=[.H31]*2-1" office:value-type="float" office:value="-0.5" calcext:value-type="float">
            <text:p>-0.5</text:p>
          </table:table-cell>
          <table:table-cell table:formula="of:=[.I31]*2-1" office:value-type="float" office:value="0.25" calcext:value-type="float">
            <text:p>0.25</text:p>
          </table:table-cell>
          <table:table-cell table:formula="of:=[.J31]*2-1" office:value-type="float" office:value="-0.830508474576271" calcext:value-type="float">
            <text:p>-0.8305084746</text:p>
          </table:table-cell>
          <table:table-cell table:formula="of:=[.K31]*2-1" office:value-type="float" office:value="-0.916666666666667" calcext:value-type="float">
            <text:p>-0.9166666667</text:p>
          </table:table-cell>
          <table:table-cell table:formula="of:=[.L31]" office:value-type="float" office:value="1" calcext:value-type="float">
            <text:p>1</text:p>
          </table:table-cell>
          <table:table-cell/>
          <table:table-cell table:formula="of:=RAND()" office:value-type="float" office:value="0.325432690558955" calcext:value-type="float">
            <text:p>0.3254326906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0" calcext:value-type="float">
            <text:p>0</text:p>
          </table:table-cell>
          <table:table-cell office:value-type="float" office:value="-0.9322033898" calcext:value-type="float">
            <text:p>-0.9322033898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2]-[.B$1])/[.B$3]" office:value-type="float" office:value="0.25" calcext:value-type="float">
            <text:p>0.25</text:p>
          </table:table-cell>
          <table:table-cell table:formula="of:=([.C32]-[.C$1])/[.C$3]" office:value-type="float" office:value="0.583333333333333" calcext:value-type="float">
            <text:p>0.5833333333</text:p>
          </table:table-cell>
          <table:table-cell table:formula="of:=([.D32]-[.D$1])/[.D$3]" office:value-type="float" office:value="0.0677966101694915" calcext:value-type="float">
            <text:p>0.0677966102</text:p>
          </table:table-cell>
          <table:table-cell table:formula="of:=([.E32]-[.E$1])/[.E$3]" office:value-type="float" office:value="0.0416666666666667" calcext:value-type="float">
            <text:p>0.0416666667</text:p>
          </table:table-cell>
          <table:table-cell table:formula="of:=[.F32]" office:value-type="float" office:value="1" calcext:value-type="float">
            <text:p>1</text:p>
          </table:table-cell>
          <table:table-cell/>
          <table:table-cell table:formula="of:=[.H32]*2-1" office:value-type="float" office:value="-0.5" calcext:value-type="float">
            <text:p>-0.5</text:p>
          </table:table-cell>
          <table:table-cell table:formula="of:=[.I32]*2-1" office:value-type="float" office:value="0.166666666666667" calcext:value-type="float">
            <text:p>0.1666666667</text:p>
          </table:table-cell>
          <table:table-cell table:formula="of:=[.J32]*2-1" office:value-type="float" office:value="-0.864406779661017" calcext:value-type="float">
            <text:p>-0.8644067797</text:p>
          </table:table-cell>
          <table:table-cell table:formula="of:=[.K32]*2-1" office:value-type="float" office:value="-0.916666666666667" calcext:value-type="float">
            <text:p>-0.9166666667</text:p>
          </table:table-cell>
          <table:table-cell table:formula="of:=[.L32]" office:value-type="float" office:value="1" calcext:value-type="float">
            <text:p>1</text:p>
          </table:table-cell>
          <table:table-cell/>
          <table:table-cell table:formula="of:=RAND()" office:value-type="float" office:value="0.520450479350984" calcext:value-type="float">
            <text:p>0.5204504794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-0.25" calcext:value-type="float">
            <text:p>-0.25</text:p>
          </table:table-cell>
          <table:table-cell office:value-type="float" office:value="0.2203389831" calcext:value-type="float">
            <text:p>0.22033898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3]-[.B$1])/[.B$3]" office:value-type="float" office:value="0.111111111111111" calcext:value-type="float">
            <text:p>0.1111111111</text:p>
          </table:table-cell>
          <table:table-cell table:formula="of:=([.C33]-[.C$1])/[.C$3]" office:value-type="float" office:value="0.5" calcext:value-type="float">
            <text:p>0.5</text:p>
          </table:table-cell>
          <table:table-cell table:formula="of:=([.D33]-[.D$1])/[.D$3]" office:value-type="float" office:value="0.101694915254237" calcext:value-type="float">
            <text:p>0.1016949153</text:p>
          </table:table-cell>
          <table:table-cell table:formula="of:=([.E33]-[.E$1])/[.E$3]" office:value-type="float" office:value="0.0416666666666667" calcext:value-type="float">
            <text:p>0.0416666667</text:p>
          </table:table-cell>
          <table:table-cell table:formula="of:=[.F33]" office:value-type="float" office:value="1" calcext:value-type="float">
            <text:p>1</text:p>
          </table:table-cell>
          <table:table-cell/>
          <table:table-cell table:formula="of:=[.H33]*2-1" office:value-type="float" office:value="-0.777777777777778" calcext:value-type="float">
            <text:p>-0.7777777778</text:p>
          </table:table-cell>
          <table:table-cell table:formula="of:=[.I33]*2-1" office:value-type="float" office:value="0" calcext:value-type="float">
            <text:p>0</text:p>
          </table:table-cell>
          <table:table-cell table:formula="of:=[.J33]*2-1" office:value-type="float" office:value="-0.796610169491525" calcext:value-type="float">
            <text:p>-0.7966101695</text:p>
          </table:table-cell>
          <table:table-cell table:formula="of:=[.K33]*2-1" office:value-type="float" office:value="-0.916666666666667" calcext:value-type="float">
            <text:p>-0.9166666667</text:p>
          </table:table-cell>
          <table:table-cell table:formula="of:=[.L33]" office:value-type="float" office:value="1" calcext:value-type="float">
            <text:p>1</text:p>
          </table:table-cell>
          <table:table-cell/>
          <table:table-cell table:formula="of:=RAND()" office:value-type="float" office:value="0.731863762717694" calcext:value-type="float">
            <text:p>0.7318637627</text:p>
          </table:table-cell>
          <table:table-cell office:value-type="float" office:value="-1" calcext:value-type="float">
            <text:p>-1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9661016949" calcext:value-type="float">
            <text:p>-0.96610169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4]-[.B$1])/[.B$3]" office:value-type="float" office:value="0.138888888888889" calcext:value-type="float">
            <text:p>0.1388888889</text:p>
          </table:table-cell>
          <table:table-cell table:formula="of:=([.C34]-[.C$1])/[.C$3]" office:value-type="float" office:value="0.458333333333333" calcext:value-type="float">
            <text:p>0.4583333333</text:p>
          </table:table-cell>
          <table:table-cell table:formula="of:=([.D34]-[.D$1])/[.D$3]" office:value-type="float" office:value="0.101694915254237" calcext:value-type="float">
            <text:p>0.1016949153</text:p>
          </table:table-cell>
          <table:table-cell table:formula="of:=([.E34]-[.E$1])/[.E$3]" office:value-type="float" office:value="0.0416666666666667" calcext:value-type="float">
            <text:p>0.0416666667</text:p>
          </table:table-cell>
          <table:table-cell table:formula="of:=[.F34]" office:value-type="float" office:value="1" calcext:value-type="float">
            <text:p>1</text:p>
          </table:table-cell>
          <table:table-cell/>
          <table:table-cell table:formula="of:=[.H34]*2-1" office:value-type="float" office:value="-0.722222222222222" calcext:value-type="float">
            <text:p>-0.7222222222</text:p>
          </table:table-cell>
          <table:table-cell table:formula="of:=[.I34]*2-1" office:value-type="float" office:value="-0.0833333333333334" calcext:value-type="float">
            <text:p>-0.0833333333</text:p>
          </table:table-cell>
          <table:table-cell table:formula="of:=[.J34]*2-1" office:value-type="float" office:value="-0.796610169491525" calcext:value-type="float">
            <text:p>-0.7966101695</text:p>
          </table:table-cell>
          <table:table-cell table:formula="of:=[.K34]*2-1" office:value-type="float" office:value="-0.916666666666667" calcext:value-type="float">
            <text:p>-0.9166666667</text:p>
          </table:table-cell>
          <table:table-cell table:formula="of:=[.L34]" office:value-type="float" office:value="1" calcext:value-type="float">
            <text:p>1</text:p>
          </table:table-cell>
          <table:table-cell/>
          <table:table-cell table:formula="of:=RAND()" office:value-type="float" office:value="0.554013364948332" calcext:value-type="float">
            <text:p>0.5540133649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5]-[.B$1])/[.B$3]" office:value-type="float" office:value="0.305555555555556" calcext:value-type="float">
            <text:p>0.3055555556</text:p>
          </table:table-cell>
          <table:table-cell table:formula="of:=([.C35]-[.C$1])/[.C$3]" office:value-type="float" office:value="0.583333333333333" calcext:value-type="float">
            <text:p>0.5833333333</text:p>
          </table:table-cell>
          <table:table-cell table:formula="of:=([.D35]-[.D$1])/[.D$3]" office:value-type="float" office:value="0.0847457627118644" calcext:value-type="float">
            <text:p>0.0847457627</text:p>
          </table:table-cell>
          <table:table-cell table:formula="of:=([.E35]-[.E$1])/[.E$3]" office:value-type="float" office:value="0.125" calcext:value-type="float">
            <text:p>0.125</text:p>
          </table:table-cell>
          <table:table-cell table:formula="of:=[.F35]" office:value-type="float" office:value="1" calcext:value-type="float">
            <text:p>1</text:p>
          </table:table-cell>
          <table:table-cell/>
          <table:table-cell table:formula="of:=[.H35]*2-1" office:value-type="float" office:value="-0.388888888888889" calcext:value-type="float">
            <text:p>-0.3888888889</text:p>
          </table:table-cell>
          <table:table-cell table:formula="of:=[.I35]*2-1" office:value-type="float" office:value="0.166666666666667" calcext:value-type="float">
            <text:p>0.1666666667</text:p>
          </table:table-cell>
          <table:table-cell table:formula="of:=[.J35]*2-1" office:value-type="float" office:value="-0.830508474576271" calcext:value-type="float">
            <text:p>-0.8305084746</text:p>
          </table:table-cell>
          <table:table-cell table:formula="of:=[.K35]*2-1" office:value-type="float" office:value="-0.75" calcext:value-type="float">
            <text:p>-0.75</text:p>
          </table:table-cell>
          <table:table-cell table:formula="of:=[.L35]" office:value-type="float" office:value="1" calcext:value-type="float">
            <text:p>1</text:p>
          </table:table-cell>
          <table:table-cell/>
          <table:table-cell table:formula="of:=RAND()" office:value-type="float" office:value="0.886388986837119" calcext:value-type="float">
            <text:p>0.8863889868</text:p>
          </table:table-cell>
          <table:table-cell office:value-type="float" office:value="-0.3888888889" calcext:value-type="float">
            <text:p>-0.3888888889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6]-[.B$1])/[.B$3]" office:value-type="float" office:value="0.25" calcext:value-type="float">
            <text:p>0.25</text:p>
          </table:table-cell>
          <table:table-cell table:formula="of:=([.C36]-[.C$1])/[.C$3]" office:value-type="float" office:value="0.875" calcext:value-type="float">
            <text:p>0.875</text:p>
          </table:table-cell>
          <table:table-cell table:formula="of:=([.D36]-[.D$1])/[.D$3]" office:value-type="float" office:value="0.0847457627118644" calcext:value-type="float">
            <text:p>0.0847457627</text:p>
          </table:table-cell>
          <table:table-cell table:formula="of:=([.E36]-[.E$1])/[.E$3]" office:value-type="float" office:value="0" calcext:value-type="float">
            <text:p>0</text:p>
          </table:table-cell>
          <table:table-cell table:formula="of:=[.F36]" office:value-type="float" office:value="1" calcext:value-type="float">
            <text:p>1</text:p>
          </table:table-cell>
          <table:table-cell/>
          <table:table-cell table:formula="of:=[.H36]*2-1" office:value-type="float" office:value="-0.5" calcext:value-type="float">
            <text:p>-0.5</text:p>
          </table:table-cell>
          <table:table-cell table:formula="of:=[.I36]*2-1" office:value-type="float" office:value="0.75" calcext:value-type="float">
            <text:p>0.75</text:p>
          </table:table-cell>
          <table:table-cell table:formula="of:=[.J36]*2-1" office:value-type="float" office:value="-0.830508474576271" calcext:value-type="float">
            <text:p>-0.8305084746</text:p>
          </table:table-cell>
          <table:table-cell table:formula="of:=[.K36]*2-1" office:value-type="float" office:value="-1" calcext:value-type="float">
            <text:p>-1</text:p>
          </table:table-cell>
          <table:table-cell table:formula="of:=[.L36]" office:value-type="float" office:value="1" calcext:value-type="float">
            <text:p>1</text:p>
          </table:table-cell>
          <table:table-cell/>
          <table:table-cell table:formula="of:=RAND()" office:value-type="float" office:value="0.0260038776323199" calcext:value-type="float">
            <text:p>0.0260038776</text:p>
          </table:table-cell>
          <table:table-cell office:value-type="float" office:value="-0.2222222222" calcext:value-type="float">
            <text:p>-0.2222222222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0847457627" calcext:value-type="float">
            <text:p>0.0847457627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7]-[.B$1])/[.B$3]" office:value-type="float" office:value="0.333333333333333" calcext:value-type="float">
            <text:p>0.3333333333</text:p>
          </table:table-cell>
          <table:table-cell table:formula="of:=([.C37]-[.C$1])/[.C$3]" office:value-type="float" office:value="0.916666666666667" calcext:value-type="float">
            <text:p>0.9166666667</text:p>
          </table:table-cell>
          <table:table-cell table:formula="of:=([.D37]-[.D$1])/[.D$3]" office:value-type="float" office:value="0.0677966101694915" calcext:value-type="float">
            <text:p>0.0677966102</text:p>
          </table:table-cell>
          <table:table-cell table:formula="of:=([.E37]-[.E$1])/[.E$3]" office:value-type="float" office:value="0.0416666666666667" calcext:value-type="float">
            <text:p>0.0416666667</text:p>
          </table:table-cell>
          <table:table-cell table:formula="of:=[.F37]" office:value-type="float" office:value="1" calcext:value-type="float">
            <text:p>1</text:p>
          </table:table-cell>
          <table:table-cell/>
          <table:table-cell table:formula="of:=[.H37]*2-1" office:value-type="float" office:value="-0.333333333333333" calcext:value-type="float">
            <text:p>-0.3333333333</text:p>
          </table:table-cell>
          <table:table-cell table:formula="of:=[.I37]*2-1" office:value-type="float" office:value="0.833333333333333" calcext:value-type="float">
            <text:p>0.8333333333</text:p>
          </table:table-cell>
          <table:table-cell table:formula="of:=[.J37]*2-1" office:value-type="float" office:value="-0.864406779661017" calcext:value-type="float">
            <text:p>-0.8644067797</text:p>
          </table:table-cell>
          <table:table-cell table:formula="of:=[.K37]*2-1" office:value-type="float" office:value="-0.916666666666667" calcext:value-type="float">
            <text:p>-0.9166666667</text:p>
          </table:table-cell>
          <table:table-cell table:formula="of:=[.L37]" office:value-type="float" office:value="1" calcext:value-type="float">
            <text:p>1</text:p>
          </table:table-cell>
          <table:table-cell/>
          <table:table-cell table:formula="of:=RAND()" office:value-type="float" office:value="0.450954647967592" calcext:value-type="float">
            <text:p>0.450954648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3559322034" calcext:value-type="float">
            <text:p>0.355932203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8]-[.B$1])/[.B$3]" office:value-type="float" office:value="0.166666666666667" calcext:value-type="float">
            <text:p>0.1666666667</text:p>
          </table:table-cell>
          <table:table-cell table:formula="of:=([.C38]-[.C$1])/[.C$3]" office:value-type="float" office:value="0.458333333333333" calcext:value-type="float">
            <text:p>0.4583333333</text:p>
          </table:table-cell>
          <table:table-cell table:formula="of:=([.D38]-[.D$1])/[.D$3]" office:value-type="float" office:value="0.0847457627118644" calcext:value-type="float">
            <text:p>0.0847457627</text:p>
          </table:table-cell>
          <table:table-cell table:formula="of:=([.E38]-[.E$1])/[.E$3]" office:value-type="float" office:value="0.0416666666666667" calcext:value-type="float">
            <text:p>0.0416666667</text:p>
          </table:table-cell>
          <table:table-cell table:formula="of:=[.F38]" office:value-type="float" office:value="1" calcext:value-type="float">
            <text:p>1</text:p>
          </table:table-cell>
          <table:table-cell/>
          <table:table-cell table:formula="of:=[.H38]*2-1" office:value-type="float" office:value="-0.666666666666666" calcext:value-type="float">
            <text:p>-0.6666666667</text:p>
          </table:table-cell>
          <table:table-cell table:formula="of:=[.I38]*2-1" office:value-type="float" office:value="-0.0833333333333334" calcext:value-type="float">
            <text:p>-0.0833333333</text:p>
          </table:table-cell>
          <table:table-cell table:formula="of:=[.J38]*2-1" office:value-type="float" office:value="-0.830508474576271" calcext:value-type="float">
            <text:p>-0.8305084746</text:p>
          </table:table-cell>
          <table:table-cell table:formula="of:=[.K38]*2-1" office:value-type="float" office:value="-0.916666666666667" calcext:value-type="float">
            <text:p>-0.9166666667</text:p>
          </table:table-cell>
          <table:table-cell table:formula="of:=[.L38]" office:value-type="float" office:value="1" calcext:value-type="float">
            <text:p>1</text:p>
          </table:table-cell>
          <table:table-cell/>
          <table:table-cell table:formula="of:=RAND()" office:value-type="float" office:value="0.771037983475253" calcext:value-type="float">
            <text:p>0.7710379835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7966101695" calcext:value-type="float">
            <text:p>-0.7966101695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39]-[.B$1])/[.B$3]" office:value-type="float" office:value="0.194444444444444" calcext:value-type="float">
            <text:p>0.1944444444</text:p>
          </table:table-cell>
          <table:table-cell table:formula="of:=([.C39]-[.C$1])/[.C$3]" office:value-type="float" office:value="0.5" calcext:value-type="float">
            <text:p>0.5</text:p>
          </table:table-cell>
          <table:table-cell table:formula="of:=([.D39]-[.D$1])/[.D$3]" office:value-type="float" office:value="0.0338983050847458" calcext:value-type="float">
            <text:p>0.0338983051</text:p>
          </table:table-cell>
          <table:table-cell table:formula="of:=([.E39]-[.E$1])/[.E$3]" office:value-type="float" office:value="0.0416666666666667" calcext:value-type="float">
            <text:p>0.0416666667</text:p>
          </table:table-cell>
          <table:table-cell table:formula="of:=[.F39]" office:value-type="float" office:value="1" calcext:value-type="float">
            <text:p>1</text:p>
          </table:table-cell>
          <table:table-cell/>
          <table:table-cell table:formula="of:=[.H39]*2-1" office:value-type="float" office:value="-0.611111111111111" calcext:value-type="float">
            <text:p>-0.6111111111</text:p>
          </table:table-cell>
          <table:table-cell table:formula="of:=[.I39]*2-1" office:value-type="float" office:value="0" calcext:value-type="float">
            <text:p>0</text:p>
          </table:table-cell>
          <table:table-cell table:formula="of:=[.J39]*2-1" office:value-type="float" office:value="-0.932203389830508" calcext:value-type="float">
            <text:p>-0.9322033898</text:p>
          </table:table-cell>
          <table:table-cell table:formula="of:=[.K39]*2-1" office:value-type="float" office:value="-0.916666666666667" calcext:value-type="float">
            <text:p>-0.9166666667</text:p>
          </table:table-cell>
          <table:table-cell table:formula="of:=[.L39]" office:value-type="float" office:value="1" calcext:value-type="float">
            <text:p>1</text:p>
          </table:table-cell>
          <table:table-cell/>
          <table:table-cell table:formula="of:=RAND()" office:value-type="float" office:value="0.586939368862659" calcext:value-type="float">
            <text:p>0.5869393689</text:p>
          </table:table-cell>
          <table:table-cell office:value-type="float" office:value="-0.0555555556" calcext:value-type="float">
            <text:p>-0.0555555556</text:p>
          </table:table-cell>
          <table:table-cell office:value-type="float" office:value="-0.4166666667" calcext:value-type="float">
            <text:p>-0.4166666667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0]-[.B$1])/[.B$3]" office:value-type="float" office:value="0.333333333333333" calcext:value-type="float">
            <text:p>0.3333333333</text:p>
          </table:table-cell>
          <table:table-cell table:formula="of:=([.C40]-[.C$1])/[.C$3]" office:value-type="float" office:value="0.625" calcext:value-type="float">
            <text:p>0.625</text:p>
          </table:table-cell>
          <table:table-cell table:formula="of:=([.D40]-[.D$1])/[.D$3]" office:value-type="float" office:value="0.0508474576271187" calcext:value-type="float">
            <text:p>0.0508474576</text:p>
          </table:table-cell>
          <table:table-cell table:formula="of:=([.E40]-[.E$1])/[.E$3]" office:value-type="float" office:value="0.0416666666666667" calcext:value-type="float">
            <text:p>0.0416666667</text:p>
          </table:table-cell>
          <table:table-cell table:formula="of:=[.F40]" office:value-type="float" office:value="1" calcext:value-type="float">
            <text:p>1</text:p>
          </table:table-cell>
          <table:table-cell/>
          <table:table-cell table:formula="of:=[.H40]*2-1" office:value-type="float" office:value="-0.333333333333333" calcext:value-type="float">
            <text:p>-0.3333333333</text:p>
          </table:table-cell>
          <table:table-cell table:formula="of:=[.I40]*2-1" office:value-type="float" office:value="0.25" calcext:value-type="float">
            <text:p>0.25</text:p>
          </table:table-cell>
          <table:table-cell table:formula="of:=[.J40]*2-1" office:value-type="float" office:value="-0.898305084745763" calcext:value-type="float">
            <text:p>-0.8983050847</text:p>
          </table:table-cell>
          <table:table-cell table:formula="of:=[.K40]*2-1" office:value-type="float" office:value="-0.916666666666667" calcext:value-type="float">
            <text:p>-0.9166666667</text:p>
          </table:table-cell>
          <table:table-cell table:formula="of:=[.L40]" office:value-type="float" office:value="1" calcext:value-type="float">
            <text:p>1</text:p>
          </table:table-cell>
          <table:table-cell/>
          <table:table-cell table:formula="of:=RAND()" office:value-type="float" office:value="0.714944982668385" calcext:value-type="float">
            <text:p>0.7149449827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5593220339" calcext:value-type="float">
            <text:p>0.5593220339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1]-[.B$1])/[.B$3]" office:value-type="float" office:value="0.166666666666667" calcext:value-type="float">
            <text:p>0.1666666667</text:p>
          </table:table-cell>
          <table:table-cell table:formula="of:=([.C41]-[.C$1])/[.C$3]" office:value-type="float" office:value="0.666666666666667" calcext:value-type="float">
            <text:p>0.6666666667</text:p>
          </table:table-cell>
          <table:table-cell table:formula="of:=([.D41]-[.D$1])/[.D$3]" office:value-type="float" office:value="0.0677966101694915" calcext:value-type="float">
            <text:p>0.0677966102</text:p>
          </table:table-cell>
          <table:table-cell table:formula="of:=([.E41]-[.E$1])/[.E$3]" office:value-type="float" office:value="0" calcext:value-type="float">
            <text:p>0</text:p>
          </table:table-cell>
          <table:table-cell table:formula="of:=[.F41]" office:value-type="float" office:value="1" calcext:value-type="float">
            <text:p>1</text:p>
          </table:table-cell>
          <table:table-cell/>
          <table:table-cell table:formula="of:=[.H41]*2-1" office:value-type="float" office:value="-0.666666666666666" calcext:value-type="float">
            <text:p>-0.6666666667</text:p>
          </table:table-cell>
          <table:table-cell table:formula="of:=[.I41]*2-1" office:value-type="float" office:value="0.333333333333333" calcext:value-type="float">
            <text:p>0.3333333333</text:p>
          </table:table-cell>
          <table:table-cell table:formula="of:=[.J41]*2-1" office:value-type="float" office:value="-0.864406779661017" calcext:value-type="float">
            <text:p>-0.8644067797</text:p>
          </table:table-cell>
          <table:table-cell table:formula="of:=[.K41]*2-1" office:value-type="float" office:value="-1" calcext:value-type="float">
            <text:p>-1</text:p>
          </table:table-cell>
          <table:table-cell table:formula="of:=[.L41]" office:value-type="float" office:value="1" calcext:value-type="float">
            <text:p>1</text:p>
          </table:table-cell>
          <table:table-cell/>
          <table:table-cell table:formula="of:=RAND()" office:value-type="float" office:value="0.448326407466084" calcext:value-type="float">
            <text:p>0.4483264075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0.25" calcext:value-type="float">
            <text:p>0.25</text:p>
          </table:table-cell>
          <table:table-cell office:value-type="float" office:value="-0.8983050847" calcext:value-type="float">
            <text:p>-0.8983050847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2]-[.B$1])/[.B$3]" office:value-type="float" office:value="0.0277777777777779" calcext:value-type="float">
            <text:p>0.0277777778</text:p>
          </table:table-cell>
          <table:table-cell table:formula="of:=([.C42]-[.C$1])/[.C$3]" office:value-type="float" office:value="0.416666666666667" calcext:value-type="float">
            <text:p>0.4166666667</text:p>
          </table:table-cell>
          <table:table-cell table:formula="of:=([.D42]-[.D$1])/[.D$3]" office:value-type="float" office:value="0.0508474576271187" calcext:value-type="float">
            <text:p>0.0508474576</text:p>
          </table:table-cell>
          <table:table-cell table:formula="of:=([.E42]-[.E$1])/[.E$3]" office:value-type="float" office:value="0.0416666666666667" calcext:value-type="float">
            <text:p>0.0416666667</text:p>
          </table:table-cell>
          <table:table-cell table:formula="of:=[.F42]" office:value-type="float" office:value="1" calcext:value-type="float">
            <text:p>1</text:p>
          </table:table-cell>
          <table:table-cell/>
          <table:table-cell table:formula="of:=[.H42]*2-1" office:value-type="float" office:value="-0.944444444444444" calcext:value-type="float">
            <text:p>-0.9444444444</text:p>
          </table:table-cell>
          <table:table-cell table:formula="of:=[.I42]*2-1" office:value-type="float" office:value="-0.166666666666667" calcext:value-type="float">
            <text:p>-0.1666666667</text:p>
          </table:table-cell>
          <table:table-cell table:formula="of:=[.J42]*2-1" office:value-type="float" office:value="-0.898305084745763" calcext:value-type="float">
            <text:p>-0.8983050847</text:p>
          </table:table-cell>
          <table:table-cell table:formula="of:=[.K42]*2-1" office:value-type="float" office:value="-0.916666666666667" calcext:value-type="float">
            <text:p>-0.9166666667</text:p>
          </table:table-cell>
          <table:table-cell table:formula="of:=[.L42]" office:value-type="float" office:value="1" calcext:value-type="float">
            <text:p>1</text:p>
          </table:table-cell>
          <table:table-cell/>
          <table:table-cell table:formula="of:=RAND()" office:value-type="float" office:value="0.172838550759479" calcext:value-type="float">
            <text:p>0.1728385508</text:p>
          </table:table-cell>
          <table:table-cell office:value-type="float" office:value="-0.2222222222" calcext:value-type="float">
            <text:p>-0.2222222222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47457627" calcext:value-type="float">
            <text:p>0.0847457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3]-[.B$1])/[.B$3]" office:value-type="float" office:value="0.222222222222222" calcext:value-type="float">
            <text:p>0.2222222222</text:p>
          </table:table-cell>
          <table:table-cell table:formula="of:=([.C43]-[.C$1])/[.C$3]" office:value-type="float" office:value="0.583333333333333" calcext:value-type="float">
            <text:p>0.5833333333</text:p>
          </table:table-cell>
          <table:table-cell table:formula="of:=([.D43]-[.D$1])/[.D$3]" office:value-type="float" office:value="0.0847457627118644" calcext:value-type="float">
            <text:p>0.0847457627</text:p>
          </table:table-cell>
          <table:table-cell table:formula="of:=([.E43]-[.E$1])/[.E$3]" office:value-type="float" office:value="0.0416666666666667" calcext:value-type="float">
            <text:p>0.0416666667</text:p>
          </table:table-cell>
          <table:table-cell table:formula="of:=[.F43]" office:value-type="float" office:value="1" calcext:value-type="float">
            <text:p>1</text:p>
          </table:table-cell>
          <table:table-cell/>
          <table:table-cell table:formula="of:=[.H43]*2-1" office:value-type="float" office:value="-0.555555555555556" calcext:value-type="float">
            <text:p>-0.5555555556</text:p>
          </table:table-cell>
          <table:table-cell table:formula="of:=[.I43]*2-1" office:value-type="float" office:value="0.166666666666667" calcext:value-type="float">
            <text:p>0.1666666667</text:p>
          </table:table-cell>
          <table:table-cell table:formula="of:=[.J43]*2-1" office:value-type="float" office:value="-0.830508474576271" calcext:value-type="float">
            <text:p>-0.8305084746</text:p>
          </table:table-cell>
          <table:table-cell table:formula="of:=[.K43]*2-1" office:value-type="float" office:value="-0.916666666666667" calcext:value-type="float">
            <text:p>-0.9166666667</text:p>
          </table:table-cell>
          <table:table-cell table:formula="of:=[.L43]" office:value-type="float" office:value="1" calcext:value-type="float">
            <text:p>1</text:p>
          </table:table-cell>
          <table:table-cell/>
          <table:table-cell table:formula="of:=RAND()" office:value-type="float" office:value="0.270251275971532" calcext:value-type="float">
            <text:p>0.270251276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0.593220339" calcext:value-type="float">
            <text:p>0.593220339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4]-[.B$1])/[.B$3]" office:value-type="float" office:value="0.194444444444444" calcext:value-type="float">
            <text:p>0.1944444444</text:p>
          </table:table-cell>
          <table:table-cell table:formula="of:=([.C44]-[.C$1])/[.C$3]" office:value-type="float" office:value="0.625" calcext:value-type="float">
            <text:p>0.625</text:p>
          </table:table-cell>
          <table:table-cell table:formula="of:=([.D44]-[.D$1])/[.D$3]" office:value-type="float" office:value="0.0508474576271187" calcext:value-type="float">
            <text:p>0.0508474576</text:p>
          </table:table-cell>
          <table:table-cell table:formula="of:=([.E44]-[.E$1])/[.E$3]" office:value-type="float" office:value="0.0833333333333334" calcext:value-type="float">
            <text:p>0.0833333333</text:p>
          </table:table-cell>
          <table:table-cell table:formula="of:=[.F44]" office:value-type="float" office:value="1" calcext:value-type="float">
            <text:p>1</text:p>
          </table:table-cell>
          <table:table-cell/>
          <table:table-cell table:formula="of:=[.H44]*2-1" office:value-type="float" office:value="-0.611111111111111" calcext:value-type="float">
            <text:p>-0.6111111111</text:p>
          </table:table-cell>
          <table:table-cell table:formula="of:=[.I44]*2-1" office:value-type="float" office:value="0.25" calcext:value-type="float">
            <text:p>0.25</text:p>
          </table:table-cell>
          <table:table-cell table:formula="of:=[.J44]*2-1" office:value-type="float" office:value="-0.898305084745763" calcext:value-type="float">
            <text:p>-0.8983050847</text:p>
          </table:table-cell>
          <table:table-cell table:formula="of:=[.K44]*2-1" office:value-type="float" office:value="-0.833333333333333" calcext:value-type="float">
            <text:p>-0.8333333333</text:p>
          </table:table-cell>
          <table:table-cell table:formula="of:=[.L44]" office:value-type="float" office:value="1" calcext:value-type="float">
            <text:p>1</text:p>
          </table:table-cell>
          <table:table-cell/>
          <table:table-cell table:formula="of:=RAND()" office:value-type="float" office:value="0.441613080445677" calcext:value-type="float">
            <text:p>0.4416130804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5]-[.B$1])/[.B$3]" office:value-type="float" office:value="0.0555555555555556" calcext:value-type="float">
            <text:p>0.0555555556</text:p>
          </table:table-cell>
          <table:table-cell table:formula="of:=([.C45]-[.C$1])/[.C$3]" office:value-type="float" office:value="0.125" calcext:value-type="float">
            <text:p>0.125</text:p>
          </table:table-cell>
          <table:table-cell table:formula="of:=([.D45]-[.D$1])/[.D$3]" office:value-type="float" office:value="0.0508474576271187" calcext:value-type="float">
            <text:p>0.0508474576</text:p>
          </table:table-cell>
          <table:table-cell table:formula="of:=([.E45]-[.E$1])/[.E$3]" office:value-type="float" office:value="0.0833333333333334" calcext:value-type="float">
            <text:p>0.0833333333</text:p>
          </table:table-cell>
          <table:table-cell table:formula="of:=[.F45]" office:value-type="float" office:value="1" calcext:value-type="float">
            <text:p>1</text:p>
          </table:table-cell>
          <table:table-cell/>
          <table:table-cell table:formula="of:=[.H45]*2-1" office:value-type="float" office:value="-0.888888888888889" calcext:value-type="float">
            <text:p>-0.8888888889</text:p>
          </table:table-cell>
          <table:table-cell table:formula="of:=[.I45]*2-1" office:value-type="float" office:value="-0.75" calcext:value-type="float">
            <text:p>-0.75</text:p>
          </table:table-cell>
          <table:table-cell table:formula="of:=[.J45]*2-1" office:value-type="float" office:value="-0.898305084745763" calcext:value-type="float">
            <text:p>-0.8983050847</text:p>
          </table:table-cell>
          <table:table-cell table:formula="of:=[.K45]*2-1" office:value-type="float" office:value="-0.833333333333333" calcext:value-type="float">
            <text:p>-0.8333333333</text:p>
          </table:table-cell>
          <table:table-cell table:formula="of:=[.L45]" office:value-type="float" office:value="1" calcext:value-type="float">
            <text:p>1</text:p>
          </table:table-cell>
          <table:table-cell/>
          <table:table-cell table:formula="of:=RAND()" office:value-type="float" office:value="0.0789266910869628" calcext:value-type="float">
            <text:p>0.0789266911</text:p>
          </table:table-cell>
          <table:table-cell office:value-type="float" office:value="-0.1111111111" calcext:value-type="float">
            <text:p>-0.1111111111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6]-[.B$1])/[.B$3]" office:value-type="float" office:value="0.0277777777777779" calcext:value-type="float">
            <text:p>0.0277777778</text:p>
          </table:table-cell>
          <table:table-cell table:formula="of:=([.C46]-[.C$1])/[.C$3]" office:value-type="float" office:value="0.5" calcext:value-type="float">
            <text:p>0.5</text:p>
          </table:table-cell>
          <table:table-cell table:formula="of:=([.D46]-[.D$1])/[.D$3]" office:value-type="float" office:value="0.0508474576271187" calcext:value-type="float">
            <text:p>0.0508474576</text:p>
          </table:table-cell>
          <table:table-cell table:formula="of:=([.E46]-[.E$1])/[.E$3]" office:value-type="float" office:value="0.0416666666666667" calcext:value-type="float">
            <text:p>0.0416666667</text:p>
          </table:table-cell>
          <table:table-cell table:formula="of:=[.F46]" office:value-type="float" office:value="1" calcext:value-type="float">
            <text:p>1</text:p>
          </table:table-cell>
          <table:table-cell/>
          <table:table-cell table:formula="of:=[.H46]*2-1" office:value-type="float" office:value="-0.944444444444444" calcext:value-type="float">
            <text:p>-0.9444444444</text:p>
          </table:table-cell>
          <table:table-cell table:formula="of:=[.I46]*2-1" office:value-type="float" office:value="0" calcext:value-type="float">
            <text:p>0</text:p>
          </table:table-cell>
          <table:table-cell table:formula="of:=[.J46]*2-1" office:value-type="float" office:value="-0.898305084745763" calcext:value-type="float">
            <text:p>-0.8983050847</text:p>
          </table:table-cell>
          <table:table-cell table:formula="of:=[.K46]*2-1" office:value-type="float" office:value="-0.916666666666667" calcext:value-type="float">
            <text:p>-0.9166666667</text:p>
          </table:table-cell>
          <table:table-cell table:formula="of:=[.L46]" office:value-type="float" office:value="1" calcext:value-type="float">
            <text:p>1</text:p>
          </table:table-cell>
          <table:table-cell/>
          <table:table-cell table:formula="of:=RAND()" office:value-type="float" office:value="0.179623179836199" calcext:value-type="float">
            <text:p>0.1796231798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0.5593220339" calcext:value-type="float">
            <text:p>0.559322033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7]-[.B$1])/[.B$3]" office:value-type="float" office:value="0.194444444444444" calcext:value-type="float">
            <text:p>0.1944444444</text:p>
          </table:table-cell>
          <table:table-cell table:formula="of:=([.C47]-[.C$1])/[.C$3]" office:value-type="float" office:value="0.625" calcext:value-type="float">
            <text:p>0.625</text:p>
          </table:table-cell>
          <table:table-cell table:formula="of:=([.D47]-[.D$1])/[.D$3]" office:value-type="float" office:value="0.101694915254237" calcext:value-type="float">
            <text:p>0.1016949153</text:p>
          </table:table-cell>
          <table:table-cell table:formula="of:=([.E47]-[.E$1])/[.E$3]" office:value-type="float" office:value="0.208333333333333" calcext:value-type="float">
            <text:p>0.2083333333</text:p>
          </table:table-cell>
          <table:table-cell table:formula="of:=[.F47]" office:value-type="float" office:value="1" calcext:value-type="float">
            <text:p>1</text:p>
          </table:table-cell>
          <table:table-cell/>
          <table:table-cell table:formula="of:=[.H47]*2-1" office:value-type="float" office:value="-0.611111111111111" calcext:value-type="float">
            <text:p>-0.6111111111</text:p>
          </table:table-cell>
          <table:table-cell table:formula="of:=[.I47]*2-1" office:value-type="float" office:value="0.25" calcext:value-type="float">
            <text:p>0.25</text:p>
          </table:table-cell>
          <table:table-cell table:formula="of:=[.J47]*2-1" office:value-type="float" office:value="-0.796610169491525" calcext:value-type="float">
            <text:p>-0.7966101695</text:p>
          </table:table-cell>
          <table:table-cell table:formula="of:=[.K47]*2-1" office:value-type="float" office:value="-0.583333333333333" calcext:value-type="float">
            <text:p>-0.5833333333</text:p>
          </table:table-cell>
          <table:table-cell table:formula="of:=[.L47]" office:value-type="float" office:value="1" calcext:value-type="float">
            <text:p>1</text:p>
          </table:table-cell>
          <table:table-cell/>
          <table:table-cell table:formula="of:=RAND()" office:value-type="float" office:value="0.700322672491893" calcext:value-type="float">
            <text:p>0.7003226725</text:p>
          </table:table-cell>
          <table:table-cell office:value-type="float" office:value="0.0555555556" calcext:value-type="float">
            <text:p>0.0555555556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8]-[.B$1])/[.B$3]" office:value-type="float" office:value="0.222222222222222" calcext:value-type="float">
            <text:p>0.2222222222</text:p>
          </table:table-cell>
          <table:table-cell table:formula="of:=([.C48]-[.C$1])/[.C$3]" office:value-type="float" office:value="0.75" calcext:value-type="float">
            <text:p>0.75</text:p>
          </table:table-cell>
          <table:table-cell table:formula="of:=([.D48]-[.D$1])/[.D$3]" office:value-type="float" office:value="0.152542372881356" calcext:value-type="float">
            <text:p>0.1525423729</text:p>
          </table:table-cell>
          <table:table-cell table:formula="of:=([.E48]-[.E$1])/[.E$3]" office:value-type="float" office:value="0.125" calcext:value-type="float">
            <text:p>0.125</text:p>
          </table:table-cell>
          <table:table-cell table:formula="of:=[.F48]" office:value-type="float" office:value="1" calcext:value-type="float">
            <text:p>1</text:p>
          </table:table-cell>
          <table:table-cell/>
          <table:table-cell table:formula="of:=[.H48]*2-1" office:value-type="float" office:value="-0.555555555555556" calcext:value-type="float">
            <text:p>-0.5555555556</text:p>
          </table:table-cell>
          <table:table-cell table:formula="of:=[.I48]*2-1" office:value-type="float" office:value="0.5" calcext:value-type="float">
            <text:p>0.5</text:p>
          </table:table-cell>
          <table:table-cell table:formula="of:=[.J48]*2-1" office:value-type="float" office:value="-0.694915254237288" calcext:value-type="float">
            <text:p>-0.6949152542</text:p>
          </table:table-cell>
          <table:table-cell table:formula="of:=[.K48]*2-1" office:value-type="float" office:value="-0.75" calcext:value-type="float">
            <text:p>-0.75</text:p>
          </table:table-cell>
          <table:table-cell table:formula="of:=[.L48]" office:value-type="float" office:value="1" calcext:value-type="float">
            <text:p>1</text:p>
          </table:table-cell>
          <table:table-cell/>
          <table:table-cell table:formula="of:=RAND()" office:value-type="float" office:value="0.355645534349605" calcext:value-type="float">
            <text:p>0.3556455343</text:p>
          </table:table-cell>
          <table:table-cell office:value-type="float" office:value="-0.0555555556" calcext:value-type="float">
            <text:p>-0.0555555556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0.3559322034" calcext:value-type="float">
            <text:p>0.3559322034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49]-[.B$1])/[.B$3]" office:value-type="float" office:value="0.138888888888889" calcext:value-type="float">
            <text:p>0.1388888889</text:p>
          </table:table-cell>
          <table:table-cell table:formula="of:=([.C49]-[.C$1])/[.C$3]" office:value-type="float" office:value="0.416666666666667" calcext:value-type="float">
            <text:p>0.4166666667</text:p>
          </table:table-cell>
          <table:table-cell table:formula="of:=([.D49]-[.D$1])/[.D$3]" office:value-type="float" office:value="0.0677966101694915" calcext:value-type="float">
            <text:p>0.0677966102</text:p>
          </table:table-cell>
          <table:table-cell table:formula="of:=([.E49]-[.E$1])/[.E$3]" office:value-type="float" office:value="0.0833333333333334" calcext:value-type="float">
            <text:p>0.0833333333</text:p>
          </table:table-cell>
          <table:table-cell table:formula="of:=[.F49]" office:value-type="float" office:value="1" calcext:value-type="float">
            <text:p>1</text:p>
          </table:table-cell>
          <table:table-cell/>
          <table:table-cell table:formula="of:=[.H49]*2-1" office:value-type="float" office:value="-0.722222222222222" calcext:value-type="float">
            <text:p>-0.7222222222</text:p>
          </table:table-cell>
          <table:table-cell table:formula="of:=[.I49]*2-1" office:value-type="float" office:value="-0.166666666666667" calcext:value-type="float">
            <text:p>-0.1666666667</text:p>
          </table:table-cell>
          <table:table-cell table:formula="of:=[.J49]*2-1" office:value-type="float" office:value="-0.864406779661017" calcext:value-type="float">
            <text:p>-0.8644067797</text:p>
          </table:table-cell>
          <table:table-cell table:formula="of:=[.K49]*2-1" office:value-type="float" office:value="-0.833333333333333" calcext:value-type="float">
            <text:p>-0.8333333333</text:p>
          </table:table-cell>
          <table:table-cell table:formula="of:=[.L49]" office:value-type="float" office:value="1" calcext:value-type="float">
            <text:p>1</text:p>
          </table:table-cell>
          <table:table-cell/>
          <table:table-cell table:formula="of:=RAND()" office:value-type="float" office:value="0.154081228887662" calcext:value-type="float">
            <text:p>0.1540812289</text:p>
          </table:table-cell>
          <table:table-cell office:value-type="float" office:value="0.7222222222" calcext:value-type="float">
            <text:p>0.7222222222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7288135593" calcext:value-type="float">
            <text:p>0.728813559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0]-[.B$1])/[.B$3]" office:value-type="float" office:value="0.222222222222222" calcext:value-type="float">
            <text:p>0.2222222222</text:p>
          </table:table-cell>
          <table:table-cell table:formula="of:=([.C50]-[.C$1])/[.C$3]" office:value-type="float" office:value="0.75" calcext:value-type="float">
            <text:p>0.75</text:p>
          </table:table-cell>
          <table:table-cell table:formula="of:=([.D50]-[.D$1])/[.D$3]" office:value-type="float" office:value="0.101694915254237" calcext:value-type="float">
            <text:p>0.1016949153</text:p>
          </table:table-cell>
          <table:table-cell table:formula="of:=([.E50]-[.E$1])/[.E$3]" office:value-type="float" office:value="0.0416666666666667" calcext:value-type="float">
            <text:p>0.0416666667</text:p>
          </table:table-cell>
          <table:table-cell table:formula="of:=[.F50]" office:value-type="float" office:value="1" calcext:value-type="float">
            <text:p>1</text:p>
          </table:table-cell>
          <table:table-cell/>
          <table:table-cell table:formula="of:=[.H50]*2-1" office:value-type="float" office:value="-0.555555555555556" calcext:value-type="float">
            <text:p>-0.5555555556</text:p>
          </table:table-cell>
          <table:table-cell table:formula="of:=[.I50]*2-1" office:value-type="float" office:value="0.5" calcext:value-type="float">
            <text:p>0.5</text:p>
          </table:table-cell>
          <table:table-cell table:formula="of:=[.J50]*2-1" office:value-type="float" office:value="-0.796610169491525" calcext:value-type="float">
            <text:p>-0.7966101695</text:p>
          </table:table-cell>
          <table:table-cell table:formula="of:=[.K50]*2-1" office:value-type="float" office:value="-0.916666666666667" calcext:value-type="float">
            <text:p>-0.9166666667</text:p>
          </table:table-cell>
          <table:table-cell table:formula="of:=[.L50]" office:value-type="float" office:value="1" calcext:value-type="float">
            <text:p>1</text:p>
          </table:table-cell>
          <table:table-cell/>
          <table:table-cell table:formula="of:=RAND()" office:value-type="float" office:value="0.996569067472592" calcext:value-type="float">
            <text:p>0.9965690675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2203389831" calcext:value-type="float">
            <text:p>0.2203389831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1]-[.B$1])/[.B$3]" office:value-type="float" office:value="0.0833333333333333" calcext:value-type="float">
            <text:p>0.0833333333</text:p>
          </table:table-cell>
          <table:table-cell table:formula="of:=([.C51]-[.C$1])/[.C$3]" office:value-type="float" office:value="0.5" calcext:value-type="float">
            <text:p>0.5</text:p>
          </table:table-cell>
          <table:table-cell table:formula="of:=([.D51]-[.D$1])/[.D$3]" office:value-type="float" office:value="0.0677966101694915" calcext:value-type="float">
            <text:p>0.0677966102</text:p>
          </table:table-cell>
          <table:table-cell table:formula="of:=([.E51]-[.E$1])/[.E$3]" office:value-type="float" office:value="0.0416666666666667" calcext:value-type="float">
            <text:p>0.0416666667</text:p>
          </table:table-cell>
          <table:table-cell table:formula="of:=[.F51]" office:value-type="float" office:value="1" calcext:value-type="float">
            <text:p>1</text:p>
          </table:table-cell>
          <table:table-cell/>
          <table:table-cell table:formula="of:=[.H51]*2-1" office:value-type="float" office:value="-0.833333333333333" calcext:value-type="float">
            <text:p>-0.8333333333</text:p>
          </table:table-cell>
          <table:table-cell table:formula="of:=[.I51]*2-1" office:value-type="float" office:value="0" calcext:value-type="float">
            <text:p>0</text:p>
          </table:table-cell>
          <table:table-cell table:formula="of:=[.J51]*2-1" office:value-type="float" office:value="-0.864406779661017" calcext:value-type="float">
            <text:p>-0.8644067797</text:p>
          </table:table-cell>
          <table:table-cell table:formula="of:=[.K51]*2-1" office:value-type="float" office:value="-0.916666666666667" calcext:value-type="float">
            <text:p>-0.9166666667</text:p>
          </table:table-cell>
          <table:table-cell table:formula="of:=[.L51]" office:value-type="float" office:value="1" calcext:value-type="float">
            <text:p>1</text:p>
          </table:table-cell>
          <table:table-cell/>
          <table:table-cell table:formula="of:=RAND()" office:value-type="float" office:value="0.216814871411771" calcext:value-type="float">
            <text:p>0.2168148714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4166666667" calcext:value-type="float">
            <text:p>-0.4166666667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2]-[.B$1])/[.B$3]" office:value-type="float" office:value="0.277777777777778" calcext:value-type="float">
            <text:p>0.2777777778</text:p>
          </table:table-cell>
          <table:table-cell table:formula="of:=([.C52]-[.C$1])/[.C$3]" office:value-type="float" office:value="0.708333333333333" calcext:value-type="float">
            <text:p>0.7083333333</text:p>
          </table:table-cell>
          <table:table-cell table:formula="of:=([.D52]-[.D$1])/[.D$3]" office:value-type="float" office:value="0.0847457627118644" calcext:value-type="float">
            <text:p>0.0847457627</text:p>
          </table:table-cell>
          <table:table-cell table:formula="of:=([.E52]-[.E$1])/[.E$3]" office:value-type="float" office:value="0.0416666666666667" calcext:value-type="float">
            <text:p>0.0416666667</text:p>
          </table:table-cell>
          <table:table-cell table:formula="of:=[.F52]" office:value-type="float" office:value="1" calcext:value-type="float">
            <text:p>1</text:p>
          </table:table-cell>
          <table:table-cell/>
          <table:table-cell table:formula="of:=[.H52]*2-1" office:value-type="float" office:value="-0.444444444444444" calcext:value-type="float">
            <text:p>-0.4444444444</text:p>
          </table:table-cell>
          <table:table-cell table:formula="of:=[.I52]*2-1" office:value-type="float" office:value="0.416666666666667" calcext:value-type="float">
            <text:p>0.4166666667</text:p>
          </table:table-cell>
          <table:table-cell table:formula="of:=[.J52]*2-1" office:value-type="float" office:value="-0.830508474576271" calcext:value-type="float">
            <text:p>-0.8305084746</text:p>
          </table:table-cell>
          <table:table-cell table:formula="of:=[.K52]*2-1" office:value-type="float" office:value="-0.916666666666667" calcext:value-type="float">
            <text:p>-0.9166666667</text:p>
          </table:table-cell>
          <table:table-cell table:formula="of:=[.L52]" office:value-type="float" office:value="1" calcext:value-type="float">
            <text:p>1</text:p>
          </table:table-cell>
          <table:table-cell/>
          <table:table-cell table:formula="of:=RAND()" office:value-type="float" office:value="0.316117628477514" calcext:value-type="float">
            <text:p>0.3161176285</text:p>
          </table:table-cell>
          <table:table-cell office:value-type="float" office:value="-0.2222222222" calcext:value-type="float">
            <text:p>-0.2222222222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0508474576" calcext:value-type="float">
            <text:p>0.05084745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B53]-[.B$1])/[.B$3]" office:value-type="float" office:value="0.194444444444444" calcext:value-type="float">
            <text:p>0.1944444444</text:p>
          </table:table-cell>
          <table:table-cell table:formula="of:=([.C53]-[.C$1])/[.C$3]" office:value-type="float" office:value="0.541666666666667" calcext:value-type="float">
            <text:p>0.5416666667</text:p>
          </table:table-cell>
          <table:table-cell table:formula="of:=([.D53]-[.D$1])/[.D$3]" office:value-type="float" office:value="0.0677966101694915" calcext:value-type="float">
            <text:p>0.0677966102</text:p>
          </table:table-cell>
          <table:table-cell table:formula="of:=([.E53]-[.E$1])/[.E$3]" office:value-type="float" office:value="0.0416666666666667" calcext:value-type="float">
            <text:p>0.0416666667</text:p>
          </table:table-cell>
          <table:table-cell table:formula="of:=[.F53]" office:value-type="float" office:value="1" calcext:value-type="float">
            <text:p>1</text:p>
          </table:table-cell>
          <table:table-cell/>
          <table:table-cell table:formula="of:=[.H53]*2-1" office:value-type="float" office:value="-0.611111111111111" calcext:value-type="float">
            <text:p>-0.6111111111</text:p>
          </table:table-cell>
          <table:table-cell table:formula="of:=[.I53]*2-1" office:value-type="float" office:value="0.083333333333333" calcext:value-type="float">
            <text:p>0.0833333333</text:p>
          </table:table-cell>
          <table:table-cell table:formula="of:=[.J53]*2-1" office:value-type="float" office:value="-0.864406779661017" calcext:value-type="float">
            <text:p>-0.8644067797</text:p>
          </table:table-cell>
          <table:table-cell table:formula="of:=[.K53]*2-1" office:value-type="float" office:value="-0.916666666666667" calcext:value-type="float">
            <text:p>-0.9166666667</text:p>
          </table:table-cell>
          <table:table-cell table:formula="of:=[.L53]" office:value-type="float" office:value="1" calcext:value-type="float">
            <text:p>1</text:p>
          </table:table-cell>
          <table:table-cell/>
          <table:table-cell table:formula="of:=RAND()" office:value-type="float" office:value="0.251855773618445" calcext:value-type="float">
            <text:p>0.2518557736</text:p>
          </table:table-cell>
          <table:table-cell office:value-type="float" office:value="0.3888888889" calcext:value-type="float">
            <text:p>0.3888888889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2881355932" calcext:value-type="float">
            <text:p>0.2881355932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4]-[.B$1])/[.B$3]" office:value-type="float" office:value="0.75" calcext:value-type="float">
            <text:p>0.75</text:p>
          </table:table-cell>
          <table:table-cell table:formula="of:=([.C54]-[.C$1])/[.C$3]" office:value-type="float" office:value="0.5" calcext:value-type="float">
            <text:p>0.5</text:p>
          </table:table-cell>
          <table:table-cell table:formula="of:=([.D54]-[.D$1])/[.D$3]" office:value-type="float" office:value="0.627118644067797" calcext:value-type="float">
            <text:p>0.6271186441</text:p>
          </table:table-cell>
          <table:table-cell table:formula="of:=([.E54]-[.E$1])/[.E$3]" office:value-type="float" office:value="0.541666666666667" calcext:value-type="float">
            <text:p>0.5416666667</text:p>
          </table:table-cell>
          <table:table-cell table:formula="of:=[.F54]" office:value-type="float" office:value="2" calcext:value-type="float">
            <text:p>2</text:p>
          </table:table-cell>
          <table:table-cell/>
          <table:table-cell table:formula="of:=[.H54]*2-1" office:value-type="float" office:value="0.5" calcext:value-type="float">
            <text:p>0.5</text:p>
          </table:table-cell>
          <table:table-cell table:formula="of:=[.I54]*2-1" office:value-type="float" office:value="0" calcext:value-type="float">
            <text:p>0</text:p>
          </table:table-cell>
          <table:table-cell table:formula="of:=[.J54]*2-1" office:value-type="float" office:value="0.254237288135593" calcext:value-type="float">
            <text:p>0.2542372881</text:p>
          </table:table-cell>
          <table:table-cell table:formula="of:=[.K54]*2-1" office:value-type="float" office:value="0.0833333333333333" calcext:value-type="float">
            <text:p>0.0833333333</text:p>
          </table:table-cell>
          <table:table-cell table:formula="of:=[.L54]" office:value-type="float" office:value="2" calcext:value-type="float">
            <text:p>2</text:p>
          </table:table-cell>
          <table:table-cell/>
          <table:table-cell table:formula="of:=RAND()" office:value-type="float" office:value="0.0159257769118994" calcext:value-type="float">
            <text:p>0.0159257769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4237288136" calcext:value-type="float">
            <text:p>0.4237288136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5]-[.B$1])/[.B$3]" office:value-type="float" office:value="0.583333333333333" calcext:value-type="float">
            <text:p>0.5833333333</text:p>
          </table:table-cell>
          <table:table-cell table:formula="of:=([.C55]-[.C$1])/[.C$3]" office:value-type="float" office:value="0.5" calcext:value-type="float">
            <text:p>0.5</text:p>
          </table:table-cell>
          <table:table-cell table:formula="of:=([.D55]-[.D$1])/[.D$3]" office:value-type="float" office:value="0.593220338983051" calcext:value-type="float">
            <text:p>0.593220339</text:p>
          </table:table-cell>
          <table:table-cell table:formula="of:=([.E55]-[.E$1])/[.E$3]" office:value-type="float" office:value="0.583333333333333" calcext:value-type="float">
            <text:p>0.5833333333</text:p>
          </table:table-cell>
          <table:table-cell table:formula="of:=[.F55]" office:value-type="float" office:value="2" calcext:value-type="float">
            <text:p>2</text:p>
          </table:table-cell>
          <table:table-cell/>
          <table:table-cell table:formula="of:=[.H55]*2-1" office:value-type="float" office:value="0.166666666666667" calcext:value-type="float">
            <text:p>0.1666666667</text:p>
          </table:table-cell>
          <table:table-cell table:formula="of:=[.I55]*2-1" office:value-type="float" office:value="0" calcext:value-type="float">
            <text:p>0</text:p>
          </table:table-cell>
          <table:table-cell table:formula="of:=[.J55]*2-1" office:value-type="float" office:value="0.186440677966102" calcext:value-type="float">
            <text:p>0.186440678</text:p>
          </table:table-cell>
          <table:table-cell table:formula="of:=[.K55]*2-1" office:value-type="float" office:value="0.166666666666667" calcext:value-type="float">
            <text:p>0.1666666667</text:p>
          </table:table-cell>
          <table:table-cell table:formula="of:=[.L55]" office:value-type="float" office:value="2" calcext:value-type="float">
            <text:p>2</text:p>
          </table:table-cell>
          <table:table-cell/>
          <table:table-cell table:formula="of:=RAND()" office:value-type="float" office:value="0.123405654216185" calcext:value-type="float">
            <text:p>0.1234056542</text:p>
          </table:table-cell>
          <table:table-cell office:value-type="float" office:value="-0.7222222222" calcext:value-type="float">
            <text:p>-0.7222222222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7966101695" calcext:value-type="float">
            <text:p>-0.7966101695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6]-[.B$1])/[.B$3]" office:value-type="float" office:value="0.722222222222222" calcext:value-type="float">
            <text:p>0.7222222222</text:p>
          </table:table-cell>
          <table:table-cell table:formula="of:=([.C56]-[.C$1])/[.C$3]" office:value-type="float" office:value="0.458333333333333" calcext:value-type="float">
            <text:p>0.4583333333</text:p>
          </table:table-cell>
          <table:table-cell table:formula="of:=([.D56]-[.D$1])/[.D$3]" office:value-type="float" office:value="0.661016949152542" calcext:value-type="float">
            <text:p>0.6610169492</text:p>
          </table:table-cell>
          <table:table-cell table:formula="of:=([.E56]-[.E$1])/[.E$3]" office:value-type="float" office:value="0.583333333333333" calcext:value-type="float">
            <text:p>0.5833333333</text:p>
          </table:table-cell>
          <table:table-cell table:formula="of:=[.F56]" office:value-type="float" office:value="2" calcext:value-type="float">
            <text:p>2</text:p>
          </table:table-cell>
          <table:table-cell/>
          <table:table-cell table:formula="of:=[.H56]*2-1" office:value-type="float" office:value="0.444444444444444" calcext:value-type="float">
            <text:p>0.4444444444</text:p>
          </table:table-cell>
          <table:table-cell table:formula="of:=[.I56]*2-1" office:value-type="float" office:value="-0.0833333333333334" calcext:value-type="float">
            <text:p>-0.0833333333</text:p>
          </table:table-cell>
          <table:table-cell table:formula="of:=[.J56]*2-1" office:value-type="float" office:value="0.322033898305085" calcext:value-type="float">
            <text:p>0.3220338983</text:p>
          </table:table-cell>
          <table:table-cell table:formula="of:=[.K56]*2-1" office:value-type="float" office:value="0.166666666666667" calcext:value-type="float">
            <text:p>0.1666666667</text:p>
          </table:table-cell>
          <table:table-cell table:formula="of:=[.L56]" office:value-type="float" office:value="2" calcext:value-type="float">
            <text:p>2</text:p>
          </table:table-cell>
          <table:table-cell/>
          <table:table-cell table:formula="of:=RAND()" office:value-type="float" office:value="0.0204338617622852" calcext:value-type="float">
            <text:p>0.0204338618</text:p>
          </table:table-cell>
          <table:table-cell office:value-type="float" office:value="-0.6111111111" calcext:value-type="float">
            <text:p>-0.6111111111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7]-[.B$1])/[.B$3]" office:value-type="float" office:value="0.333333333333333" calcext:value-type="float">
            <text:p>0.3333333333</text:p>
          </table:table-cell>
          <table:table-cell table:formula="of:=([.C57]-[.C$1])/[.C$3]" office:value-type="float" office:value="0.125" calcext:value-type="float">
            <text:p>0.125</text:p>
          </table:table-cell>
          <table:table-cell table:formula="of:=([.D57]-[.D$1])/[.D$3]" office:value-type="float" office:value="0.508474576271186" calcext:value-type="float">
            <text:p>0.5084745763</text:p>
          </table:table-cell>
          <table:table-cell table:formula="of:=([.E57]-[.E$1])/[.E$3]" office:value-type="float" office:value="0.5" calcext:value-type="float">
            <text:p>0.5</text:p>
          </table:table-cell>
          <table:table-cell table:formula="of:=[.F57]" office:value-type="float" office:value="2" calcext:value-type="float">
            <text:p>2</text:p>
          </table:table-cell>
          <table:table-cell/>
          <table:table-cell table:formula="of:=[.H57]*2-1" office:value-type="float" office:value="-0.333333333333333" calcext:value-type="float">
            <text:p>-0.3333333333</text:p>
          </table:table-cell>
          <table:table-cell table:formula="of:=[.I57]*2-1" office:value-type="float" office:value="-0.75" calcext:value-type="float">
            <text:p>-0.75</text:p>
          </table:table-cell>
          <table:table-cell table:formula="of:=[.J57]*2-1" office:value-type="float" office:value="0.0169491525423728" calcext:value-type="float">
            <text:p>0.0169491525</text:p>
          </table:table-cell>
          <table:table-cell table:formula="of:=[.K57]*2-1" office:value-type="float" office:value="0" calcext:value-type="float">
            <text:p>0</text:p>
          </table:table-cell>
          <table:table-cell table:formula="of:=[.L57]" office:value-type="float" office:value="2" calcext:value-type="float">
            <text:p>2</text:p>
          </table:table-cell>
          <table:table-cell/>
          <table:table-cell table:formula="of:=RAND()" office:value-type="float" office:value="0.87005036463961" calcext:value-type="float">
            <text:p>0.870050364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8]-[.B$1])/[.B$3]" office:value-type="float" office:value="0.611111111111111" calcext:value-type="float">
            <text:p>0.6111111111</text:p>
          </table:table-cell>
          <table:table-cell table:formula="of:=([.C58]-[.C$1])/[.C$3]" office:value-type="float" office:value="0.333333333333333" calcext:value-type="float">
            <text:p>0.3333333333</text:p>
          </table:table-cell>
          <table:table-cell table:formula="of:=([.D58]-[.D$1])/[.D$3]" office:value-type="float" office:value="0.610169491525424" calcext:value-type="float">
            <text:p>0.6101694915</text:p>
          </table:table-cell>
          <table:table-cell table:formula="of:=([.E58]-[.E$1])/[.E$3]" office:value-type="float" office:value="0.583333333333333" calcext:value-type="float">
            <text:p>0.5833333333</text:p>
          </table:table-cell>
          <table:table-cell table:formula="of:=[.F58]" office:value-type="float" office:value="2" calcext:value-type="float">
            <text:p>2</text:p>
          </table:table-cell>
          <table:table-cell/>
          <table:table-cell table:formula="of:=[.H58]*2-1" office:value-type="float" office:value="0.222222222222222" calcext:value-type="float">
            <text:p>0.2222222222</text:p>
          </table:table-cell>
          <table:table-cell table:formula="of:=[.I58]*2-1" office:value-type="float" office:value="-0.333333333333334" calcext:value-type="float">
            <text:p>-0.3333333333</text:p>
          </table:table-cell>
          <table:table-cell table:formula="of:=[.J58]*2-1" office:value-type="float" office:value="0.220338983050847" calcext:value-type="float">
            <text:p>0.2203389831</text:p>
          </table:table-cell>
          <table:table-cell table:formula="of:=[.K58]*2-1" office:value-type="float" office:value="0.166666666666667" calcext:value-type="float">
            <text:p>0.1666666667</text:p>
          </table:table-cell>
          <table:table-cell table:formula="of:=[.L58]" office:value-type="float" office:value="2" calcext:value-type="float">
            <text:p>2</text:p>
          </table:table-cell>
          <table:table-cell/>
          <table:table-cell table:formula="of:=RAND()" office:value-type="float" office:value="0.42235387256369" calcext:value-type="float">
            <text:p>0.4223538726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-0.5833333333" calcext:value-type="float">
            <text:p>-0.5833333333</text:p>
          </table:table-cell>
          <table:table-cell office:value-type="float" office:value="-0.3220338983" calcext:value-type="float">
            <text:p>-0.322033898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59]-[.B$1])/[.B$3]" office:value-type="float" office:value="0.388888888888889" calcext:value-type="float">
            <text:p>0.3888888889</text:p>
          </table:table-cell>
          <table:table-cell table:formula="of:=([.C59]-[.C$1])/[.C$3]" office:value-type="float" office:value="0.333333333333333" calcext:value-type="float">
            <text:p>0.3333333333</text:p>
          </table:table-cell>
          <table:table-cell table:formula="of:=([.D59]-[.D$1])/[.D$3]" office:value-type="float" office:value="0.593220338983051" calcext:value-type="float">
            <text:p>0.593220339</text:p>
          </table:table-cell>
          <table:table-cell table:formula="of:=([.E59]-[.E$1])/[.E$3]" office:value-type="float" office:value="0.5" calcext:value-type="float">
            <text:p>0.5</text:p>
          </table:table-cell>
          <table:table-cell table:formula="of:=[.F59]" office:value-type="float" office:value="2" calcext:value-type="float">
            <text:p>2</text:p>
          </table:table-cell>
          <table:table-cell/>
          <table:table-cell table:formula="of:=[.H59]*2-1" office:value-type="float" office:value="-0.222222222222222" calcext:value-type="float">
            <text:p>-0.2222222222</text:p>
          </table:table-cell>
          <table:table-cell table:formula="of:=[.I59]*2-1" office:value-type="float" office:value="-0.333333333333334" calcext:value-type="float">
            <text:p>-0.3333333333</text:p>
          </table:table-cell>
          <table:table-cell table:formula="of:=[.J59]*2-1" office:value-type="float" office:value="0.186440677966102" calcext:value-type="float">
            <text:p>0.186440678</text:p>
          </table:table-cell>
          <table:table-cell table:formula="of:=[.K59]*2-1" office:value-type="float" office:value="0" calcext:value-type="float">
            <text:p>0</text:p>
          </table:table-cell>
          <table:table-cell table:formula="of:=[.L59]" office:value-type="float" office:value="2" calcext:value-type="float">
            <text:p>2</text:p>
          </table:table-cell>
          <table:table-cell/>
          <table:table-cell table:formula="of:=RAND()" office:value-type="float" office:value="0.772412075195462" calcext:value-type="float">
            <text:p>0.7724120752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-0.0508474576" calcext:value-type="float">
            <text:p>-0.0508474576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0]-[.B$1])/[.B$3]" office:value-type="float" office:value="0.555555555555555" calcext:value-type="float">
            <text:p>0.5555555556</text:p>
          </table:table-cell>
          <table:table-cell table:formula="of:=([.C60]-[.C$1])/[.C$3]" office:value-type="float" office:value="0.541666666666667" calcext:value-type="float">
            <text:p>0.5416666667</text:p>
          </table:table-cell>
          <table:table-cell table:formula="of:=([.D60]-[.D$1])/[.D$3]" office:value-type="float" office:value="0.627118644067797" calcext:value-type="float">
            <text:p>0.6271186441</text:p>
          </table:table-cell>
          <table:table-cell table:formula="of:=([.E60]-[.E$1])/[.E$3]" office:value-type="float" office:value="0.625" calcext:value-type="float">
            <text:p>0.625</text:p>
          </table:table-cell>
          <table:table-cell table:formula="of:=[.F60]" office:value-type="float" office:value="2" calcext:value-type="float">
            <text:p>2</text:p>
          </table:table-cell>
          <table:table-cell/>
          <table:table-cell table:formula="of:=[.H60]*2-1" office:value-type="float" office:value="0.111111111111111" calcext:value-type="float">
            <text:p>0.1111111111</text:p>
          </table:table-cell>
          <table:table-cell table:formula="of:=[.I60]*2-1" office:value-type="float" office:value="0.083333333333333" calcext:value-type="float">
            <text:p>0.0833333333</text:p>
          </table:table-cell>
          <table:table-cell table:formula="of:=[.J60]*2-1" office:value-type="float" office:value="0.254237288135593" calcext:value-type="float">
            <text:p>0.2542372881</text:p>
          </table:table-cell>
          <table:table-cell table:formula="of:=[.K60]*2-1" office:value-type="float" office:value="0.25" calcext:value-type="float">
            <text:p>0.25</text:p>
          </table:table-cell>
          <table:table-cell table:formula="of:=[.L60]" office:value-type="float" office:value="2" calcext:value-type="float">
            <text:p>2</text:p>
          </table:table-cell>
          <table:table-cell/>
          <table:table-cell table:formula="of:=RAND()" office:value-type="float" office:value="0.743860024260357" calcext:value-type="float">
            <text:p>0.7438600243</text:p>
          </table:table-cell>
          <table:table-cell table:number-columns-repeated="2" office:value-type="float" office:value="-0.6666666667" calcext:value-type="float">
            <text:p>-0.6666666667</text:p>
          </table:table-cell>
          <table:table-cell office:value-type="float" office:value="-0.2203389831" calcext:value-type="float">
            <text:p>-0.2203389831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1]-[.B$1])/[.B$3]" office:value-type="float" office:value="0.166666666666667" calcext:value-type="float">
            <text:p>0.1666666667</text:p>
          </table:table-cell>
          <table:table-cell table:formula="of:=([.C61]-[.C$1])/[.C$3]" office:value-type="float" office:value="0.166666666666667" calcext:value-type="float">
            <text:p>0.1666666667</text:p>
          </table:table-cell>
          <table:table-cell table:formula="of:=([.D61]-[.D$1])/[.D$3]" office:value-type="float" office:value="0.389830508474576" calcext:value-type="float">
            <text:p>0.3898305085</text:p>
          </table:table-cell>
          <table:table-cell table:formula="of:=([.E61]-[.E$1])/[.E$3]" office:value-type="float" office:value="0.375" calcext:value-type="float">
            <text:p>0.375</text:p>
          </table:table-cell>
          <table:table-cell table:formula="of:=[.F61]" office:value-type="float" office:value="2" calcext:value-type="float">
            <text:p>2</text:p>
          </table:table-cell>
          <table:table-cell/>
          <table:table-cell table:formula="of:=[.H61]*2-1" office:value-type="float" office:value="-0.666666666666666" calcext:value-type="float">
            <text:p>-0.6666666667</text:p>
          </table:table-cell>
          <table:table-cell table:formula="of:=[.I61]*2-1" office:value-type="float" office:value="-0.666666666666667" calcext:value-type="float">
            <text:p>-0.6666666667</text:p>
          </table:table-cell>
          <table:table-cell table:formula="of:=[.J61]*2-1" office:value-type="float" office:value="-0.220338983050848" calcext:value-type="float">
            <text:p>-0.2203389831</text:p>
          </table:table-cell>
          <table:table-cell table:formula="of:=[.K61]*2-1" office:value-type="float" office:value="-0.25" calcext:value-type="float">
            <text:p>-0.25</text:p>
          </table:table-cell>
          <table:table-cell table:formula="of:=[.L61]" office:value-type="float" office:value="2" calcext:value-type="float">
            <text:p>2</text:p>
          </table:table-cell>
          <table:table-cell/>
          <table:table-cell table:formula="of:=RAND()" office:value-type="float" office:value="0.853022542316467" calcext:value-type="float">
            <text:p>0.8530225423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5833333333" calcext:value-type="float">
            <text:p>0.58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2]-[.B$1])/[.B$3]" office:value-type="float" office:value="0.638888888888889" calcext:value-type="float">
            <text:p>0.6388888889</text:p>
          </table:table-cell>
          <table:table-cell table:formula="of:=([.C62]-[.C$1])/[.C$3]" office:value-type="float" office:value="0.375" calcext:value-type="float">
            <text:p>0.375</text:p>
          </table:table-cell>
          <table:table-cell table:formula="of:=([.D62]-[.D$1])/[.D$3]" office:value-type="float" office:value="0.610169491525424" calcext:value-type="float">
            <text:p>0.6101694915</text:p>
          </table:table-cell>
          <table:table-cell table:formula="of:=([.E62]-[.E$1])/[.E$3]" office:value-type="float" office:value="0.5" calcext:value-type="float">
            <text:p>0.5</text:p>
          </table:table-cell>
          <table:table-cell table:formula="of:=[.F62]" office:value-type="float" office:value="2" calcext:value-type="float">
            <text:p>2</text:p>
          </table:table-cell>
          <table:table-cell/>
          <table:table-cell table:formula="of:=[.H62]*2-1" office:value-type="float" office:value="0.277777777777777" calcext:value-type="float">
            <text:p>0.2777777778</text:p>
          </table:table-cell>
          <table:table-cell table:formula="of:=[.I62]*2-1" office:value-type="float" office:value="-0.25" calcext:value-type="float">
            <text:p>-0.25</text:p>
          </table:table-cell>
          <table:table-cell table:formula="of:=[.J62]*2-1" office:value-type="float" office:value="0.220338983050847" calcext:value-type="float">
            <text:p>0.2203389831</text:p>
          </table:table-cell>
          <table:table-cell table:formula="of:=[.K62]*2-1" office:value-type="float" office:value="0" calcext:value-type="float">
            <text:p>0</text:p>
          </table:table-cell>
          <table:table-cell table:formula="of:=[.L62]" office:value-type="float" office:value="2" calcext:value-type="float">
            <text:p>2</text:p>
          </table:table-cell>
          <table:table-cell/>
          <table:table-cell table:formula="of:=RAND()" office:value-type="float" office:value="0.317913685226813" calcext:value-type="float">
            <text:p>0.3179136852</text:p>
          </table:table-cell>
          <table:table-cell office:value-type="float" office:value="0.2777777778" calcext:value-type="float">
            <text:p>0.2777777778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1525423729" calcext:value-type="float">
            <text:p>0.1525423729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3]-[.B$1])/[.B$3]" office:value-type="float" office:value="0.25" calcext:value-type="float">
            <text:p>0.25</text:p>
          </table:table-cell>
          <table:table-cell table:formula="of:=([.C63]-[.C$1])/[.C$3]" office:value-type="float" office:value="0.291666666666667" calcext:value-type="float">
            <text:p>0.2916666667</text:p>
          </table:table-cell>
          <table:table-cell table:formula="of:=([.D63]-[.D$1])/[.D$3]" office:value-type="float" office:value="0.491525423728814" calcext:value-type="float">
            <text:p>0.4915254237</text:p>
          </table:table-cell>
          <table:table-cell table:formula="of:=([.E63]-[.E$1])/[.E$3]" office:value-type="float" office:value="0.541666666666667" calcext:value-type="float">
            <text:p>0.5416666667</text:p>
          </table:table-cell>
          <table:table-cell table:formula="of:=[.F63]" office:value-type="float" office:value="2" calcext:value-type="float">
            <text:p>2</text:p>
          </table:table-cell>
          <table:table-cell/>
          <table:table-cell table:formula="of:=[.H63]*2-1" office:value-type="float" office:value="-0.5" calcext:value-type="float">
            <text:p>-0.5</text:p>
          </table:table-cell>
          <table:table-cell table:formula="of:=[.I63]*2-1" office:value-type="float" office:value="-0.416666666666667" calcext:value-type="float">
            <text:p>-0.4166666667</text:p>
          </table:table-cell>
          <table:table-cell table:formula="of:=[.J63]*2-1" office:value-type="float" office:value="-0.0169491525423729" calcext:value-type="float">
            <text:p>-0.0169491525</text:p>
          </table:table-cell>
          <table:table-cell table:formula="of:=[.K63]*2-1" office:value-type="float" office:value="0.0833333333333333" calcext:value-type="float">
            <text:p>0.0833333333</text:p>
          </table:table-cell>
          <table:table-cell table:formula="of:=[.L63]" office:value-type="float" office:value="2" calcext:value-type="float">
            <text:p>2</text:p>
          </table:table-cell>
          <table:table-cell/>
          <table:table-cell table:formula="of:=RAND()" office:value-type="float" office:value="0.575378013309091" calcext:value-type="float">
            <text:p>0.575378013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4166666667" calcext:value-type="float">
            <text:p>-0.4166666667</text:p>
          </table:table-cell>
          <table:table-cell office:value-type="float" office:value="-0.0169491525" calcext:value-type="float">
            <text:p>-0.0169491525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4]-[.B$1])/[.B$3]" office:value-type="float" office:value="0.194444444444444" calcext:value-type="float">
            <text:p>0.1944444444</text:p>
          </table:table-cell>
          <table:table-cell table:formula="of:=([.C64]-[.C$1])/[.C$3]" office:value-type="float" office:value="0" calcext:value-type="float">
            <text:p>0</text:p>
          </table:table-cell>
          <table:table-cell table:formula="of:=([.D64]-[.D$1])/[.D$3]" office:value-type="float" office:value="0.423728813559322" calcext:value-type="float">
            <text:p>0.4237288136</text:p>
          </table:table-cell>
          <table:table-cell table:formula="of:=([.E64]-[.E$1])/[.E$3]" office:value-type="float" office:value="0.375" calcext:value-type="float">
            <text:p>0.375</text:p>
          </table:table-cell>
          <table:table-cell table:formula="of:=[.F64]" office:value-type="float" office:value="2" calcext:value-type="float">
            <text:p>2</text:p>
          </table:table-cell>
          <table:table-cell/>
          <table:table-cell table:formula="of:=[.H64]*2-1" office:value-type="float" office:value="-0.611111111111111" calcext:value-type="float">
            <text:p>-0.6111111111</text:p>
          </table:table-cell>
          <table:table-cell table:formula="of:=[.I64]*2-1" office:value-type="float" office:value="-1" calcext:value-type="float">
            <text:p>-1</text:p>
          </table:table-cell>
          <table:table-cell table:formula="of:=[.J64]*2-1" office:value-type="float" office:value="-0.152542372881356" calcext:value-type="float">
            <text:p>-0.1525423729</text:p>
          </table:table-cell>
          <table:table-cell table:formula="of:=[.K64]*2-1" office:value-type="float" office:value="-0.25" calcext:value-type="float">
            <text:p>-0.25</text:p>
          </table:table-cell>
          <table:table-cell table:formula="of:=[.L64]" office:value-type="float" office:value="2" calcext:value-type="float">
            <text:p>2</text:p>
          </table:table-cell>
          <table:table-cell/>
          <table:table-cell table:formula="of:=RAND()" office:value-type="float" office:value="0.291594960959628" calcext:value-type="float">
            <text:p>0.291594961</text:p>
          </table:table-cell>
          <table:table-cell office:value-type="float" office:value="0.0555555556" calcext:value-type="float">
            <text:p>0.0555555556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.4915254237" calcext:value-type="float">
            <text:p>0.4915254237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5]-[.B$1])/[.B$3]" office:value-type="float" office:value="0.444444444444444" calcext:value-type="float">
            <text:p>0.4444444444</text:p>
          </table:table-cell>
          <table:table-cell table:formula="of:=([.C65]-[.C$1])/[.C$3]" office:value-type="float" office:value="0.416666666666667" calcext:value-type="float">
            <text:p>0.4166666667</text:p>
          </table:table-cell>
          <table:table-cell table:formula="of:=([.D65]-[.D$1])/[.D$3]" office:value-type="float" office:value="0.542372881355932" calcext:value-type="float">
            <text:p>0.5423728814</text:p>
          </table:table-cell>
          <table:table-cell table:formula="of:=([.E65]-[.E$1])/[.E$3]" office:value-type="float" office:value="0.583333333333333" calcext:value-type="float">
            <text:p>0.5833333333</text:p>
          </table:table-cell>
          <table:table-cell table:formula="of:=[.F65]" office:value-type="float" office:value="2" calcext:value-type="float">
            <text:p>2</text:p>
          </table:table-cell>
          <table:table-cell/>
          <table:table-cell table:formula="of:=[.H65]*2-1" office:value-type="float" office:value="-0.111111111111111" calcext:value-type="float">
            <text:p>-0.1111111111</text:p>
          </table:table-cell>
          <table:table-cell table:formula="of:=[.I65]*2-1" office:value-type="float" office:value="-0.166666666666667" calcext:value-type="float">
            <text:p>-0.1666666667</text:p>
          </table:table-cell>
          <table:table-cell table:formula="of:=[.J65]*2-1" office:value-type="float" office:value="0.0847457627118644" calcext:value-type="float">
            <text:p>0.0847457627</text:p>
          </table:table-cell>
          <table:table-cell table:formula="of:=[.K65]*2-1" office:value-type="float" office:value="0.166666666666667" calcext:value-type="float">
            <text:p>0.1666666667</text:p>
          </table:table-cell>
          <table:table-cell table:formula="of:=[.L65]" office:value-type="float" office:value="2" calcext:value-type="float">
            <text:p>2</text:p>
          </table:table-cell>
          <table:table-cell/>
          <table:table-cell table:formula="of:=RAND()" office:value-type="float" office:value="0.484995079925284" calcext:value-type="float">
            <text:p>0.4849950799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-0.75" calcext:value-type="float">
            <text:p>-0.75</text:p>
          </table:table-cell>
          <table:table-cell office:value-type="float" office:value="0.1525423729" calcext:value-type="float">
            <text:p>0.1525423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6]-[.B$1])/[.B$3]" office:value-type="float" office:value="0.472222222222222" calcext:value-type="float">
            <text:p>0.4722222222</text:p>
          </table:table-cell>
          <table:table-cell table:formula="of:=([.C66]-[.C$1])/[.C$3]" office:value-type="float" office:value="0.0833333333333334" calcext:value-type="float">
            <text:p>0.0833333333</text:p>
          </table:table-cell>
          <table:table-cell table:formula="of:=([.D66]-[.D$1])/[.D$3]" office:value-type="float" office:value="0.508474576271186" calcext:value-type="float">
            <text:p>0.5084745763</text:p>
          </table:table-cell>
          <table:table-cell table:formula="of:=([.E66]-[.E$1])/[.E$3]" office:value-type="float" office:value="0.375" calcext:value-type="float">
            <text:p>0.375</text:p>
          </table:table-cell>
          <table:table-cell table:formula="of:=[.F66]" office:value-type="float" office:value="2" calcext:value-type="float">
            <text:p>2</text:p>
          </table:table-cell>
          <table:table-cell/>
          <table:table-cell table:formula="of:=[.H66]*2-1" office:value-type="float" office:value="-0.0555555555555556" calcext:value-type="float">
            <text:p>-0.0555555556</text:p>
          </table:table-cell>
          <table:table-cell table:formula="of:=[.I66]*2-1" office:value-type="float" office:value="-0.833333333333333" calcext:value-type="float">
            <text:p>-0.8333333333</text:p>
          </table:table-cell>
          <table:table-cell table:formula="of:=[.J66]*2-1" office:value-type="float" office:value="0.0169491525423728" calcext:value-type="float">
            <text:p>0.0169491525</text:p>
          </table:table-cell>
          <table:table-cell table:formula="of:=[.K66]*2-1" office:value-type="float" office:value="-0.25" calcext:value-type="float">
            <text:p>-0.25</text:p>
          </table:table-cell>
          <table:table-cell table:formula="of:=[.L66]" office:value-type="float" office:value="2" calcext:value-type="float">
            <text:p>2</text:p>
          </table:table-cell>
          <table:table-cell/>
          <table:table-cell table:formula="of:=RAND()" office:value-type="float" office:value="0.734527965309098" calcext:value-type="float">
            <text:p>0.7345279653</text:p>
          </table:table-cell>
          <table:table-cell office:value-type="float" office:value="-0.2777777778" calcext:value-type="float">
            <text:p>-0.2777777778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3220338983" calcext:value-type="float">
            <text:p>0.3220338983</text:p>
          </table:table-cell>
          <table:table-cell office:value-type="float" office:value="0.5833333333" calcext:value-type="float">
            <text:p>0.58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7]-[.B$1])/[.B$3]" office:value-type="float" office:value="0.5" calcext:value-type="float">
            <text:p>0.5</text:p>
          </table:table-cell>
          <table:table-cell table:formula="of:=([.C67]-[.C$1])/[.C$3]" office:value-type="float" office:value="0.375" calcext:value-type="float">
            <text:p>0.375</text:p>
          </table:table-cell>
          <table:table-cell table:formula="of:=([.D67]-[.D$1])/[.D$3]" office:value-type="float" office:value="0.627118644067797" calcext:value-type="float">
            <text:p>0.6271186441</text:p>
          </table:table-cell>
          <table:table-cell table:formula="of:=([.E67]-[.E$1])/[.E$3]" office:value-type="float" office:value="0.541666666666667" calcext:value-type="float">
            <text:p>0.5416666667</text:p>
          </table:table-cell>
          <table:table-cell table:formula="of:=[.F67]" office:value-type="float" office:value="2" calcext:value-type="float">
            <text:p>2</text:p>
          </table:table-cell>
          <table:table-cell/>
          <table:table-cell table:formula="of:=[.H67]*2-1" office:value-type="float" office:value="0" calcext:value-type="float">
            <text:p>0</text:p>
          </table:table-cell>
          <table:table-cell table:formula="of:=[.I67]*2-1" office:value-type="float" office:value="-0.25" calcext:value-type="float">
            <text:p>-0.25</text:p>
          </table:table-cell>
          <table:table-cell table:formula="of:=[.J67]*2-1" office:value-type="float" office:value="0.254237288135593" calcext:value-type="float">
            <text:p>0.2542372881</text:p>
          </table:table-cell>
          <table:table-cell table:formula="of:=[.K67]*2-1" office:value-type="float" office:value="0.0833333333333333" calcext:value-type="float">
            <text:p>0.0833333333</text:p>
          </table:table-cell>
          <table:table-cell table:formula="of:=[.L67]" office:value-type="float" office:value="2" calcext:value-type="float">
            <text:p>2</text:p>
          </table:table-cell>
          <table:table-cell/>
          <table:table-cell table:formula="of:=RAND()" office:value-type="float" office:value="0.931309520965442" calcext:value-type="float">
            <text:p>0.931309521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-0.5833333333" calcext:value-type="float">
            <text:p>-0.5833333333</text:p>
          </table:table-cell>
          <table:table-cell office:value-type="float" office:value="0.3220338983" calcext:value-type="float">
            <text:p>0.3220338983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8]-[.B$1])/[.B$3]" office:value-type="float" office:value="0.361111111111111" calcext:value-type="float">
            <text:p>0.3611111111</text:p>
          </table:table-cell>
          <table:table-cell table:formula="of:=([.C68]-[.C$1])/[.C$3]" office:value-type="float" office:value="0.375" calcext:value-type="float">
            <text:p>0.375</text:p>
          </table:table-cell>
          <table:table-cell table:formula="of:=([.D68]-[.D$1])/[.D$3]" office:value-type="float" office:value="0.440677966101695" calcext:value-type="float">
            <text:p>0.4406779661</text:p>
          </table:table-cell>
          <table:table-cell table:formula="of:=([.E68]-[.E$1])/[.E$3]" office:value-type="float" office:value="0.5" calcext:value-type="float">
            <text:p>0.5</text:p>
          </table:table-cell>
          <table:table-cell table:formula="of:=[.F68]" office:value-type="float" office:value="2" calcext:value-type="float">
            <text:p>2</text:p>
          </table:table-cell>
          <table:table-cell/>
          <table:table-cell table:formula="of:=[.H68]*2-1" office:value-type="float" office:value="-0.277777777777778" calcext:value-type="float">
            <text:p>-0.2777777778</text:p>
          </table:table-cell>
          <table:table-cell table:formula="of:=[.I68]*2-1" office:value-type="float" office:value="-0.25" calcext:value-type="float">
            <text:p>-0.25</text:p>
          </table:table-cell>
          <table:table-cell table:formula="of:=[.J68]*2-1" office:value-type="float" office:value="-0.11864406779661" calcext:value-type="float">
            <text:p>-0.1186440678</text:p>
          </table:table-cell>
          <table:table-cell table:formula="of:=[.K68]*2-1" office:value-type="float" office:value="0" calcext:value-type="float">
            <text:p>0</text:p>
          </table:table-cell>
          <table:table-cell table:formula="of:=[.L68]" office:value-type="float" office:value="2" calcext:value-type="float">
            <text:p>2</text:p>
          </table:table-cell>
          <table:table-cell/>
          <table:table-cell table:formula="of:=RAND()" office:value-type="float" office:value="0.518675722181797" calcext:value-type="float">
            <text:p>0.5186757222</text:p>
          </table:table-cell>
          <table:table-cell office:value-type="float" office:value="-0.0555555556" calcext:value-type="float">
            <text:p>-0.055555555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69]-[.B$1])/[.B$3]" office:value-type="float" office:value="0.666666666666667" calcext:value-type="float">
            <text:p>0.6666666667</text:p>
          </table:table-cell>
          <table:table-cell table:formula="of:=([.C69]-[.C$1])/[.C$3]" office:value-type="float" office:value="0.458333333333333" calcext:value-type="float">
            <text:p>0.4583333333</text:p>
          </table:table-cell>
          <table:table-cell table:formula="of:=([.D69]-[.D$1])/[.D$3]" office:value-type="float" office:value="0.576271186440678" calcext:value-type="float">
            <text:p>0.5762711864</text:p>
          </table:table-cell>
          <table:table-cell table:formula="of:=([.E69]-[.E$1])/[.E$3]" office:value-type="float" office:value="0.541666666666667" calcext:value-type="float">
            <text:p>0.5416666667</text:p>
          </table:table-cell>
          <table:table-cell table:formula="of:=[.F69]" office:value-type="float" office:value="2" calcext:value-type="float">
            <text:p>2</text:p>
          </table:table-cell>
          <table:table-cell/>
          <table:table-cell table:formula="of:=[.H69]*2-1" office:value-type="float" office:value="0.333333333333333" calcext:value-type="float">
            <text:p>0.3333333333</text:p>
          </table:table-cell>
          <table:table-cell table:formula="of:=[.I69]*2-1" office:value-type="float" office:value="-0.0833333333333334" calcext:value-type="float">
            <text:p>-0.0833333333</text:p>
          </table:table-cell>
          <table:table-cell table:formula="of:=[.J69]*2-1" office:value-type="float" office:value="0.152542372881356" calcext:value-type="float">
            <text:p>0.1525423729</text:p>
          </table:table-cell>
          <table:table-cell table:formula="of:=[.K69]*2-1" office:value-type="float" office:value="0.0833333333333333" calcext:value-type="float">
            <text:p>0.0833333333</text:p>
          </table:table-cell>
          <table:table-cell table:formula="of:=[.L69]" office:value-type="float" office:value="2" calcext:value-type="float">
            <text:p>2</text:p>
          </table:table-cell>
          <table:table-cell/>
          <table:table-cell table:formula="of:=RAND()" office:value-type="float" office:value="0.733276772545651" calcext:value-type="float">
            <text:p>0.7332767725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8983050847" calcext:value-type="float">
            <text:p>0.8983050847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0]-[.B$1])/[.B$3]" office:value-type="float" office:value="0.361111111111111" calcext:value-type="float">
            <text:p>0.3611111111</text:p>
          </table:table-cell>
          <table:table-cell table:formula="of:=([.C70]-[.C$1])/[.C$3]" office:value-type="float" office:value="0.416666666666667" calcext:value-type="float">
            <text:p>0.4166666667</text:p>
          </table:table-cell>
          <table:table-cell table:formula="of:=([.D70]-[.D$1])/[.D$3]" office:value-type="float" office:value="0.593220338983051" calcext:value-type="float">
            <text:p>0.593220339</text:p>
          </table:table-cell>
          <table:table-cell table:formula="of:=([.E70]-[.E$1])/[.E$3]" office:value-type="float" office:value="0.583333333333333" calcext:value-type="float">
            <text:p>0.5833333333</text:p>
          </table:table-cell>
          <table:table-cell table:formula="of:=[.F70]" office:value-type="float" office:value="2" calcext:value-type="float">
            <text:p>2</text:p>
          </table:table-cell>
          <table:table-cell/>
          <table:table-cell table:formula="of:=[.H70]*2-1" office:value-type="float" office:value="-0.277777777777778" calcext:value-type="float">
            <text:p>-0.2777777778</text:p>
          </table:table-cell>
          <table:table-cell table:formula="of:=[.I70]*2-1" office:value-type="float" office:value="-0.166666666666667" calcext:value-type="float">
            <text:p>-0.1666666667</text:p>
          </table:table-cell>
          <table:table-cell table:formula="of:=[.J70]*2-1" office:value-type="float" office:value="0.186440677966102" calcext:value-type="float">
            <text:p>0.186440678</text:p>
          </table:table-cell>
          <table:table-cell table:formula="of:=[.K70]*2-1" office:value-type="float" office:value="0.166666666666667" calcext:value-type="float">
            <text:p>0.1666666667</text:p>
          </table:table-cell>
          <table:table-cell table:formula="of:=[.L70]" office:value-type="float" office:value="2" calcext:value-type="float">
            <text:p>2</text:p>
          </table:table-cell>
          <table:table-cell/>
          <table:table-cell table:formula="of:=RAND()" office:value-type="float" office:value="0.945890881353989" calcext:value-type="float">
            <text:p>0.9458908814</text:p>
          </table:table-cell>
          <table:table-cell office:value-type="float" office:value="-0.9444444444" calcext:value-type="float">
            <text:p>-0.9444444444</text:p>
          </table:table-cell>
          <table:table-cell office:value-type="float" office:value="0" calcext:value-type="float">
            <text:p>0</text:p>
          </table:table-cell>
          <table:table-cell office:value-type="float" office:value="-0.8983050847" calcext:value-type="float">
            <text:p>-0.898305084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1]-[.B$1])/[.B$3]" office:value-type="float" office:value="0.416666666666667" calcext:value-type="float">
            <text:p>0.4166666667</text:p>
          </table:table-cell>
          <table:table-cell table:formula="of:=([.C71]-[.C$1])/[.C$3]" office:value-type="float" office:value="0.291666666666667" calcext:value-type="float">
            <text:p>0.2916666667</text:p>
          </table:table-cell>
          <table:table-cell table:formula="of:=([.D71]-[.D$1])/[.D$3]" office:value-type="float" office:value="0.525423728813559" calcext:value-type="float">
            <text:p>0.5254237288</text:p>
          </table:table-cell>
          <table:table-cell table:formula="of:=([.E71]-[.E$1])/[.E$3]" office:value-type="float" office:value="0.375" calcext:value-type="float">
            <text:p>0.375</text:p>
          </table:table-cell>
          <table:table-cell table:formula="of:=[.F71]" office:value-type="float" office:value="2" calcext:value-type="float">
            <text:p>2</text:p>
          </table:table-cell>
          <table:table-cell/>
          <table:table-cell table:formula="of:=[.H71]*2-1" office:value-type="float" office:value="-0.166666666666667" calcext:value-type="float">
            <text:p>-0.1666666667</text:p>
          </table:table-cell>
          <table:table-cell table:formula="of:=[.I71]*2-1" office:value-type="float" office:value="-0.416666666666667" calcext:value-type="float">
            <text:p>-0.4166666667</text:p>
          </table:table-cell>
          <table:table-cell table:formula="of:=[.J71]*2-1" office:value-type="float" office:value="0.0508474576271185" calcext:value-type="float">
            <text:p>0.0508474576</text:p>
          </table:table-cell>
          <table:table-cell table:formula="of:=[.K71]*2-1" office:value-type="float" office:value="-0.25" calcext:value-type="float">
            <text:p>-0.25</text:p>
          </table:table-cell>
          <table:table-cell table:formula="of:=[.L71]" office:value-type="float" office:value="2" calcext:value-type="float">
            <text:p>2</text:p>
          </table:table-cell>
          <table:table-cell/>
          <table:table-cell table:formula="of:=RAND()" office:value-type="float" office:value="0.425978018669412" calcext:value-type="float">
            <text:p>0.4259780187</text:p>
          </table:table-cell>
          <table:table-cell office:value-type="float" office:value="-0.2777777778" calcext:value-type="float">
            <text:p>-0.2777777778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2]-[.B$1])/[.B$3]" office:value-type="float" office:value="0.527777777777778" calcext:value-type="float">
            <text:p>0.5277777778</text:p>
          </table:table-cell>
          <table:table-cell table:formula="of:=([.C72]-[.C$1])/[.C$3]" office:value-type="float" office:value="0.0833333333333334" calcext:value-type="float">
            <text:p>0.0833333333</text:p>
          </table:table-cell>
          <table:table-cell table:formula="of:=([.D72]-[.D$1])/[.D$3]" office:value-type="float" office:value="0.593220338983051" calcext:value-type="float">
            <text:p>0.593220339</text:p>
          </table:table-cell>
          <table:table-cell table:formula="of:=([.E72]-[.E$1])/[.E$3]" office:value-type="float" office:value="0.583333333333333" calcext:value-type="float">
            <text:p>0.5833333333</text:p>
          </table:table-cell>
          <table:table-cell table:formula="of:=[.F72]" office:value-type="float" office:value="2" calcext:value-type="float">
            <text:p>2</text:p>
          </table:table-cell>
          <table:table-cell/>
          <table:table-cell table:formula="of:=[.H72]*2-1" office:value-type="float" office:value="0.0555555555555556" calcext:value-type="float">
            <text:p>0.0555555556</text:p>
          </table:table-cell>
          <table:table-cell table:formula="of:=[.I72]*2-1" office:value-type="float" office:value="-0.833333333333333" calcext:value-type="float">
            <text:p>-0.8333333333</text:p>
          </table:table-cell>
          <table:table-cell table:formula="of:=[.J72]*2-1" office:value-type="float" office:value="0.186440677966102" calcext:value-type="float">
            <text:p>0.186440678</text:p>
          </table:table-cell>
          <table:table-cell table:formula="of:=[.K72]*2-1" office:value-type="float" office:value="0.166666666666667" calcext:value-type="float">
            <text:p>0.1666666667</text:p>
          </table:table-cell>
          <table:table-cell table:formula="of:=[.L72]" office:value-type="float" office:value="2" calcext:value-type="float">
            <text:p>2</text:p>
          </table:table-cell>
          <table:table-cell/>
          <table:table-cell table:formula="of:=RAND()" office:value-type="float" office:value="0.389437785604969" calcext:value-type="float">
            <text:p>0.3894377856</text:p>
          </table:table-cell>
          <table:table-cell office:value-type="float" office:value="0.0555555556" calcext:value-type="float">
            <text:p>0.0555555556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2881355932" calcext:value-type="float">
            <text:p>0.2881355932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3]-[.B$1])/[.B$3]" office:value-type="float" office:value="0.361111111111111" calcext:value-type="float">
            <text:p>0.3611111111</text:p>
          </table:table-cell>
          <table:table-cell table:formula="of:=([.C73]-[.C$1])/[.C$3]" office:value-type="float" office:value="0.208333333333333" calcext:value-type="float">
            <text:p>0.2083333333</text:p>
          </table:table-cell>
          <table:table-cell table:formula="of:=([.D73]-[.D$1])/[.D$3]" office:value-type="float" office:value="0.491525423728814" calcext:value-type="float">
            <text:p>0.4915254237</text:p>
          </table:table-cell>
          <table:table-cell table:formula="of:=([.E73]-[.E$1])/[.E$3]" office:value-type="float" office:value="0.416666666666667" calcext:value-type="float">
            <text:p>0.4166666667</text:p>
          </table:table-cell>
          <table:table-cell table:formula="of:=[.F73]" office:value-type="float" office:value="2" calcext:value-type="float">
            <text:p>2</text:p>
          </table:table-cell>
          <table:table-cell/>
          <table:table-cell table:formula="of:=[.H73]*2-1" office:value-type="float" office:value="-0.277777777777778" calcext:value-type="float">
            <text:p>-0.2777777778</text:p>
          </table:table-cell>
          <table:table-cell table:formula="of:=[.I73]*2-1" office:value-type="float" office:value="-0.583333333333333" calcext:value-type="float">
            <text:p>-0.5833333333</text:p>
          </table:table-cell>
          <table:table-cell table:formula="of:=[.J73]*2-1" office:value-type="float" office:value="-0.0169491525423729" calcext:value-type="float">
            <text:p>-0.0169491525</text:p>
          </table:table-cell>
          <table:table-cell table:formula="of:=[.K73]*2-1" office:value-type="float" office:value="-0.166666666666667" calcext:value-type="float">
            <text:p>-0.1666666667</text:p>
          </table:table-cell>
          <table:table-cell table:formula="of:=[.L73]" office:value-type="float" office:value="2" calcext:value-type="float">
            <text:p>2</text:p>
          </table:table-cell>
          <table:table-cell/>
          <table:table-cell table:formula="of:=RAND()" office:value-type="float" office:value="0.634307896485552" calcext:value-type="float">
            <text:p>0.6343078965</text:p>
          </table:table-cell>
          <table:table-cell office:value-type="float" office:value="-0.0555555556" calcext:value-type="float">
            <text:p>-0.0555555556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2881355932" calcext:value-type="float">
            <text:p>0.2881355932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4]-[.B$1])/[.B$3]" office:value-type="float" office:value="0.444444444444444" calcext:value-type="float">
            <text:p>0.4444444444</text:p>
          </table:table-cell>
          <table:table-cell table:formula="of:=([.C74]-[.C$1])/[.C$3]" office:value-type="float" office:value="0.5" calcext:value-type="float">
            <text:p>0.5</text:p>
          </table:table-cell>
          <table:table-cell table:formula="of:=([.D74]-[.D$1])/[.D$3]" office:value-type="float" office:value="0.644067796610169" calcext:value-type="float">
            <text:p>0.6440677966</text:p>
          </table:table-cell>
          <table:table-cell table:formula="of:=([.E74]-[.E$1])/[.E$3]" office:value-type="float" office:value="0.708333333333333" calcext:value-type="float">
            <text:p>0.7083333333</text:p>
          </table:table-cell>
          <table:table-cell table:formula="of:=[.F74]" office:value-type="float" office:value="2" calcext:value-type="float">
            <text:p>2</text:p>
          </table:table-cell>
          <table:table-cell/>
          <table:table-cell table:formula="of:=[.H74]*2-1" office:value-type="float" office:value="-0.111111111111111" calcext:value-type="float">
            <text:p>-0.1111111111</text:p>
          </table:table-cell>
          <table:table-cell table:formula="of:=[.I74]*2-1" office:value-type="float" office:value="0" calcext:value-type="float">
            <text:p>0</text:p>
          </table:table-cell>
          <table:table-cell table:formula="of:=[.J74]*2-1" office:value-type="float" office:value="0.288135593220339" calcext:value-type="float">
            <text:p>0.2881355932</text:p>
          </table:table-cell>
          <table:table-cell table:formula="of:=[.K74]*2-1" office:value-type="float" office:value="0.416666666666667" calcext:value-type="float">
            <text:p>0.4166666667</text:p>
          </table:table-cell>
          <table:table-cell table:formula="of:=[.L74]" office:value-type="float" office:value="2" calcext:value-type="float">
            <text:p>2</text:p>
          </table:table-cell>
          <table:table-cell/>
          <table:table-cell table:formula="of:=RAND()" office:value-type="float" office:value="0.132854850962758" calcext:value-type="float">
            <text:p>0.132854851</text:p>
          </table:table-cell>
          <table:table-cell office:value-type="float" office:value="-0.7222222222" calcext:value-type="float">
            <text:p>-0.7222222222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-0.7966101695" calcext:value-type="float">
            <text:p>-0.7966101695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5]-[.B$1])/[.B$3]" office:value-type="float" office:value="0.5" calcext:value-type="float">
            <text:p>0.5</text:p>
          </table:table-cell>
          <table:table-cell table:formula="of:=([.C75]-[.C$1])/[.C$3]" office:value-type="float" office:value="0.333333333333333" calcext:value-type="float">
            <text:p>0.3333333333</text:p>
          </table:table-cell>
          <table:table-cell table:formula="of:=([.D75]-[.D$1])/[.D$3]" office:value-type="float" office:value="0.508474576271186" calcext:value-type="float">
            <text:p>0.5084745763</text:p>
          </table:table-cell>
          <table:table-cell table:formula="of:=([.E75]-[.E$1])/[.E$3]" office:value-type="float" office:value="0.5" calcext:value-type="float">
            <text:p>0.5</text:p>
          </table:table-cell>
          <table:table-cell table:formula="of:=[.F75]" office:value-type="float" office:value="2" calcext:value-type="float">
            <text:p>2</text:p>
          </table:table-cell>
          <table:table-cell/>
          <table:table-cell table:formula="of:=[.H75]*2-1" office:value-type="float" office:value="0" calcext:value-type="float">
            <text:p>0</text:p>
          </table:table-cell>
          <table:table-cell table:formula="of:=[.I75]*2-1" office:value-type="float" office:value="-0.333333333333334" calcext:value-type="float">
            <text:p>-0.3333333333</text:p>
          </table:table-cell>
          <table:table-cell table:formula="of:=[.J75]*2-1" office:value-type="float" office:value="0.0169491525423728" calcext:value-type="float">
            <text:p>0.0169491525</text:p>
          </table:table-cell>
          <table:table-cell table:formula="of:=[.K75]*2-1" office:value-type="float" office:value="0" calcext:value-type="float">
            <text:p>0</text:p>
          </table:table-cell>
          <table:table-cell table:formula="of:=[.L75]" office:value-type="float" office:value="2" calcext:value-type="float">
            <text:p>2</text:p>
          </table:table-cell>
          <table:table-cell/>
          <table:table-cell table:formula="of:=RAND()" office:value-type="float" office:value="0.652131972601637" calcext:value-type="float">
            <text:p>0.6521319726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6]-[.B$1])/[.B$3]" office:value-type="float" office:value="0.555555555555555" calcext:value-type="float">
            <text:p>0.5555555556</text:p>
          </table:table-cell>
          <table:table-cell table:formula="of:=([.C76]-[.C$1])/[.C$3]" office:value-type="float" office:value="0.208333333333333" calcext:value-type="float">
            <text:p>0.2083333333</text:p>
          </table:table-cell>
          <table:table-cell table:formula="of:=([.D76]-[.D$1])/[.D$3]" office:value-type="float" office:value="0.661016949152542" calcext:value-type="float">
            <text:p>0.6610169492</text:p>
          </table:table-cell>
          <table:table-cell table:formula="of:=([.E76]-[.E$1])/[.E$3]" office:value-type="float" office:value="0.583333333333333" calcext:value-type="float">
            <text:p>0.5833333333</text:p>
          </table:table-cell>
          <table:table-cell table:formula="of:=[.F76]" office:value-type="float" office:value="2" calcext:value-type="float">
            <text:p>2</text:p>
          </table:table-cell>
          <table:table-cell/>
          <table:table-cell table:formula="of:=[.H76]*2-1" office:value-type="float" office:value="0.111111111111111" calcext:value-type="float">
            <text:p>0.1111111111</text:p>
          </table:table-cell>
          <table:table-cell table:formula="of:=[.I76]*2-1" office:value-type="float" office:value="-0.583333333333333" calcext:value-type="float">
            <text:p>-0.5833333333</text:p>
          </table:table-cell>
          <table:table-cell table:formula="of:=[.J76]*2-1" office:value-type="float" office:value="0.322033898305085" calcext:value-type="float">
            <text:p>0.3220338983</text:p>
          </table:table-cell>
          <table:table-cell table:formula="of:=[.K76]*2-1" office:value-type="float" office:value="0.166666666666667" calcext:value-type="float">
            <text:p>0.1666666667</text:p>
          </table:table-cell>
          <table:table-cell table:formula="of:=[.L76]" office:value-type="float" office:value="2" calcext:value-type="float">
            <text:p>2</text:p>
          </table:table-cell>
          <table:table-cell/>
          <table:table-cell table:formula="of:=RAND()" office:value-type="float" office:value="0.142237724503502" calcext:value-type="float">
            <text:p>0.1422377245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0.2542372881" calcext:value-type="float">
            <text:p>0.254237288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7]-[.B$1])/[.B$3]" office:value-type="float" office:value="0.5" calcext:value-type="float">
            <text:p>0.5</text:p>
          </table:table-cell>
          <table:table-cell table:formula="of:=([.C77]-[.C$1])/[.C$3]" office:value-type="float" office:value="0.333333333333333" calcext:value-type="float">
            <text:p>0.3333333333</text:p>
          </table:table-cell>
          <table:table-cell table:formula="of:=([.D77]-[.D$1])/[.D$3]" office:value-type="float" office:value="0.627118644067797" calcext:value-type="float">
            <text:p>0.6271186441</text:p>
          </table:table-cell>
          <table:table-cell table:formula="of:=([.E77]-[.E$1])/[.E$3]" office:value-type="float" office:value="0.458333333333333" calcext:value-type="float">
            <text:p>0.4583333333</text:p>
          </table:table-cell>
          <table:table-cell table:formula="of:=[.F77]" office:value-type="float" office:value="2" calcext:value-type="float">
            <text:p>2</text:p>
          </table:table-cell>
          <table:table-cell/>
          <table:table-cell table:formula="of:=[.H77]*2-1" office:value-type="float" office:value="0" calcext:value-type="float">
            <text:p>0</text:p>
          </table:table-cell>
          <table:table-cell table:formula="of:=[.I77]*2-1" office:value-type="float" office:value="-0.333333333333334" calcext:value-type="float">
            <text:p>-0.3333333333</text:p>
          </table:table-cell>
          <table:table-cell table:formula="of:=[.J77]*2-1" office:value-type="float" office:value="0.254237288135593" calcext:value-type="float">
            <text:p>0.2542372881</text:p>
          </table:table-cell>
          <table:table-cell table:formula="of:=[.K77]*2-1" office:value-type="float" office:value="-0.0833333333333334" calcext:value-type="float">
            <text:p>-0.0833333333</text:p>
          </table:table-cell>
          <table:table-cell table:formula="of:=[.L77]" office:value-type="float" office:value="2" calcext:value-type="float">
            <text:p>2</text:p>
          </table:table-cell>
          <table:table-cell/>
          <table:table-cell table:formula="of:=RAND()" office:value-type="float" office:value="0.693539088359103" calcext:value-type="float">
            <text:p>0.6935390884</text:p>
          </table:table-cell>
          <table:table-cell office:value-type="float" office:value="0.0555555556" calcext:value-type="float">
            <text:p>0.055555555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186440678" calcext:value-type="float">
            <text:p>0.11864406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8]-[.B$1])/[.B$3]" office:value-type="float" office:value="0.583333333333333" calcext:value-type="float">
            <text:p>0.5833333333</text:p>
          </table:table-cell>
          <table:table-cell table:formula="of:=([.C78]-[.C$1])/[.C$3]" office:value-type="float" office:value="0.375" calcext:value-type="float">
            <text:p>0.375</text:p>
          </table:table-cell>
          <table:table-cell table:formula="of:=([.D78]-[.D$1])/[.D$3]" office:value-type="float" office:value="0.559322033898305" calcext:value-type="float">
            <text:p>0.5593220339</text:p>
          </table:table-cell>
          <table:table-cell table:formula="of:=([.E78]-[.E$1])/[.E$3]" office:value-type="float" office:value="0.5" calcext:value-type="float">
            <text:p>0.5</text:p>
          </table:table-cell>
          <table:table-cell table:formula="of:=[.F78]" office:value-type="float" office:value="2" calcext:value-type="float">
            <text:p>2</text:p>
          </table:table-cell>
          <table:table-cell/>
          <table:table-cell table:formula="of:=[.H78]*2-1" office:value-type="float" office:value="0.166666666666667" calcext:value-type="float">
            <text:p>0.1666666667</text:p>
          </table:table-cell>
          <table:table-cell table:formula="of:=[.I78]*2-1" office:value-type="float" office:value="-0.25" calcext:value-type="float">
            <text:p>-0.25</text:p>
          </table:table-cell>
          <table:table-cell table:formula="of:=[.J78]*2-1" office:value-type="float" office:value="0.11864406779661" calcext:value-type="float">
            <text:p>0.1186440678</text:p>
          </table:table-cell>
          <table:table-cell table:formula="of:=[.K78]*2-1" office:value-type="float" office:value="0" calcext:value-type="float">
            <text:p>0</text:p>
          </table:table-cell>
          <table:table-cell table:formula="of:=[.L78]" office:value-type="float" office:value="2" calcext:value-type="float">
            <text:p>2</text:p>
          </table:table-cell>
          <table:table-cell/>
          <table:table-cell table:formula="of:=RAND()" office:value-type="float" office:value="0.130772061413154" calcext:value-type="float">
            <text:p>0.1307720614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-0.5833333333" calcext:value-type="float">
            <text:p>-0.5833333333</text:p>
          </table:table-cell>
          <table:table-cell office:value-type="float" office:value="0.186440678" calcext:value-type="float">
            <text:p>0.186440678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79]-[.B$1])/[.B$3]" office:value-type="float" office:value="0.638888888888889" calcext:value-type="float">
            <text:p>0.6388888889</text:p>
          </table:table-cell>
          <table:table-cell table:formula="of:=([.C79]-[.C$1])/[.C$3]" office:value-type="float" office:value="0.416666666666667" calcext:value-type="float">
            <text:p>0.4166666667</text:p>
          </table:table-cell>
          <table:table-cell table:formula="of:=([.D79]-[.D$1])/[.D$3]" office:value-type="float" office:value="0.576271186440678" calcext:value-type="float">
            <text:p>0.5762711864</text:p>
          </table:table-cell>
          <table:table-cell table:formula="of:=([.E79]-[.E$1])/[.E$3]" office:value-type="float" office:value="0.541666666666667" calcext:value-type="float">
            <text:p>0.5416666667</text:p>
          </table:table-cell>
          <table:table-cell table:formula="of:=[.F79]" office:value-type="float" office:value="2" calcext:value-type="float">
            <text:p>2</text:p>
          </table:table-cell>
          <table:table-cell/>
          <table:table-cell table:formula="of:=[.H79]*2-1" office:value-type="float" office:value="0.277777777777777" calcext:value-type="float">
            <text:p>0.2777777778</text:p>
          </table:table-cell>
          <table:table-cell table:formula="of:=[.I79]*2-1" office:value-type="float" office:value="-0.166666666666667" calcext:value-type="float">
            <text:p>-0.1666666667</text:p>
          </table:table-cell>
          <table:table-cell table:formula="of:=[.J79]*2-1" office:value-type="float" office:value="0.152542372881356" calcext:value-type="float">
            <text:p>0.1525423729</text:p>
          </table:table-cell>
          <table:table-cell table:formula="of:=[.K79]*2-1" office:value-type="float" office:value="0.0833333333333333" calcext:value-type="float">
            <text:p>0.0833333333</text:p>
          </table:table-cell>
          <table:table-cell table:formula="of:=[.L79]" office:value-type="float" office:value="2" calcext:value-type="float">
            <text:p>2</text:p>
          </table:table-cell>
          <table:table-cell/>
          <table:table-cell table:formula="of:=RAND()" office:value-type="float" office:value="0.624932018341497" calcext:value-type="float">
            <text:p>0.6249320183</text:p>
          </table:table-cell>
          <table:table-cell office:value-type="float" office:value="0.8888888889" calcext:value-type="float">
            <text:p>0.888888888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0]-[.B$1])/[.B$3]" office:value-type="float" office:value="0.694444444444444" calcext:value-type="float">
            <text:p>0.6944444444</text:p>
          </table:table-cell>
          <table:table-cell table:formula="of:=([.C80]-[.C$1])/[.C$3]" office:value-type="float" office:value="0.333333333333333" calcext:value-type="float">
            <text:p>0.3333333333</text:p>
          </table:table-cell>
          <table:table-cell table:formula="of:=([.D80]-[.D$1])/[.D$3]" office:value-type="float" office:value="0.644067796610169" calcext:value-type="float">
            <text:p>0.6440677966</text:p>
          </table:table-cell>
          <table:table-cell table:formula="of:=([.E80]-[.E$1])/[.E$3]" office:value-type="float" office:value="0.541666666666667" calcext:value-type="float">
            <text:p>0.5416666667</text:p>
          </table:table-cell>
          <table:table-cell table:formula="of:=[.F80]" office:value-type="float" office:value="2" calcext:value-type="float">
            <text:p>2</text:p>
          </table:table-cell>
          <table:table-cell/>
          <table:table-cell table:formula="of:=[.H80]*2-1" office:value-type="float" office:value="0.388888888888889" calcext:value-type="float">
            <text:p>0.3888888889</text:p>
          </table:table-cell>
          <table:table-cell table:formula="of:=[.I80]*2-1" office:value-type="float" office:value="-0.333333333333334" calcext:value-type="float">
            <text:p>-0.3333333333</text:p>
          </table:table-cell>
          <table:table-cell table:formula="of:=[.J80]*2-1" office:value-type="float" office:value="0.288135593220339" calcext:value-type="float">
            <text:p>0.2881355932</text:p>
          </table:table-cell>
          <table:table-cell table:formula="of:=[.K80]*2-1" office:value-type="float" office:value="0.0833333333333333" calcext:value-type="float">
            <text:p>0.0833333333</text:p>
          </table:table-cell>
          <table:table-cell table:formula="of:=[.L80]" office:value-type="float" office:value="2" calcext:value-type="float">
            <text:p>2</text:p>
          </table:table-cell>
          <table:table-cell/>
          <table:table-cell table:formula="of:=RAND()" office:value-type="float" office:value="0.195494032232091" calcext:value-type="float">
            <text:p>0.1954940322</text:p>
          </table:table-cell>
          <table:table-cell office:value-type="float" office:value="0" calcext:value-type="float">
            <text:p>0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2542372881" calcext:value-type="float">
            <text:p>0.2542372881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1]-[.B$1])/[.B$3]" office:value-type="float" office:value="0.666666666666667" calcext:value-type="float">
            <text:p>0.6666666667</text:p>
          </table:table-cell>
          <table:table-cell table:formula="of:=([.C81]-[.C$1])/[.C$3]" office:value-type="float" office:value="0.416666666666667" calcext:value-type="float">
            <text:p>0.4166666667</text:p>
          </table:table-cell>
          <table:table-cell table:formula="of:=([.D81]-[.D$1])/[.D$3]" office:value-type="float" office:value="0.677966101694915" calcext:value-type="float">
            <text:p>0.6779661017</text:p>
          </table:table-cell>
          <table:table-cell table:formula="of:=([.E81]-[.E$1])/[.E$3]" office:value-type="float" office:value="0.666666666666667" calcext:value-type="float">
            <text:p>0.6666666667</text:p>
          </table:table-cell>
          <table:table-cell table:formula="of:=[.F81]" office:value-type="float" office:value="2" calcext:value-type="float">
            <text:p>2</text:p>
          </table:table-cell>
          <table:table-cell/>
          <table:table-cell table:formula="of:=[.H81]*2-1" office:value-type="float" office:value="0.333333333333333" calcext:value-type="float">
            <text:p>0.3333333333</text:p>
          </table:table-cell>
          <table:table-cell table:formula="of:=[.I81]*2-1" office:value-type="float" office:value="-0.166666666666667" calcext:value-type="float">
            <text:p>-0.1666666667</text:p>
          </table:table-cell>
          <table:table-cell table:formula="of:=[.J81]*2-1" office:value-type="float" office:value="0.35593220338983" calcext:value-type="float">
            <text:p>0.3559322034</text:p>
          </table:table-cell>
          <table:table-cell table:formula="of:=[.K81]*2-1" office:value-type="float" office:value="0.333333333333333" calcext:value-type="float">
            <text:p>0.3333333333</text:p>
          </table:table-cell>
          <table:table-cell table:formula="of:=[.L81]" office:value-type="float" office:value="2" calcext:value-type="float">
            <text:p>2</text:p>
          </table:table-cell>
          <table:table-cell/>
          <table:table-cell table:formula="of:=RAND()" office:value-type="float" office:value="0.454452309757471" calcext:value-type="float">
            <text:p>0.4544523098</text:p>
          </table:table-cell>
          <table:table-cell office:value-type="float" office:value="-0.9444444444" calcext:value-type="float">
            <text:p>-0.9444444444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-0.8983050847" calcext:value-type="float">
            <text:p>-0.898305084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2]-[.B$1])/[.B$3]" office:value-type="float" office:value="0.472222222222222" calcext:value-type="float">
            <text:p>0.4722222222</text:p>
          </table:table-cell>
          <table:table-cell table:formula="of:=([.C82]-[.C$1])/[.C$3]" office:value-type="float" office:value="0.375" calcext:value-type="float">
            <text:p>0.375</text:p>
          </table:table-cell>
          <table:table-cell table:formula="of:=([.D82]-[.D$1])/[.D$3]" office:value-type="float" office:value="0.593220338983051" calcext:value-type="float">
            <text:p>0.593220339</text:p>
          </table:table-cell>
          <table:table-cell table:formula="of:=([.E82]-[.E$1])/[.E$3]" office:value-type="float" office:value="0.583333333333333" calcext:value-type="float">
            <text:p>0.5833333333</text:p>
          </table:table-cell>
          <table:table-cell table:formula="of:=[.F82]" office:value-type="float" office:value="2" calcext:value-type="float">
            <text:p>2</text:p>
          </table:table-cell>
          <table:table-cell/>
          <table:table-cell table:formula="of:=[.H82]*2-1" office:value-type="float" office:value="-0.0555555555555556" calcext:value-type="float">
            <text:p>-0.0555555556</text:p>
          </table:table-cell>
          <table:table-cell table:formula="of:=[.I82]*2-1" office:value-type="float" office:value="-0.25" calcext:value-type="float">
            <text:p>-0.25</text:p>
          </table:table-cell>
          <table:table-cell table:formula="of:=[.J82]*2-1" office:value-type="float" office:value="0.186440677966102" calcext:value-type="float">
            <text:p>0.186440678</text:p>
          </table:table-cell>
          <table:table-cell table:formula="of:=[.K82]*2-1" office:value-type="float" office:value="0.166666666666667" calcext:value-type="float">
            <text:p>0.1666666667</text:p>
          </table:table-cell>
          <table:table-cell table:formula="of:=[.L82]" office:value-type="float" office:value="2" calcext:value-type="float">
            <text:p>2</text:p>
          </table:table-cell>
          <table:table-cell/>
          <table:table-cell table:formula="of:=RAND()" office:value-type="float" office:value="0.596471496857703" calcext:value-type="float">
            <text:p>0.5964714969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0.5" calcext:value-type="float">
            <text:p>0.5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3]-[.B$1])/[.B$3]" office:value-type="float" office:value="0.388888888888889" calcext:value-type="float">
            <text:p>0.3888888889</text:p>
          </table:table-cell>
          <table:table-cell table:formula="of:=([.C83]-[.C$1])/[.C$3]" office:value-type="float" office:value="0.25" calcext:value-type="float">
            <text:p>0.25</text:p>
          </table:table-cell>
          <table:table-cell table:formula="of:=([.D83]-[.D$1])/[.D$3]" office:value-type="float" office:value="0.423728813559322" calcext:value-type="float">
            <text:p>0.4237288136</text:p>
          </table:table-cell>
          <table:table-cell table:formula="of:=([.E83]-[.E$1])/[.E$3]" office:value-type="float" office:value="0.375" calcext:value-type="float">
            <text:p>0.375</text:p>
          </table:table-cell>
          <table:table-cell table:formula="of:=[.F83]" office:value-type="float" office:value="2" calcext:value-type="float">
            <text:p>2</text:p>
          </table:table-cell>
          <table:table-cell/>
          <table:table-cell table:formula="of:=[.H83]*2-1" office:value-type="float" office:value="-0.222222222222222" calcext:value-type="float">
            <text:p>-0.2222222222</text:p>
          </table:table-cell>
          <table:table-cell table:formula="of:=[.I83]*2-1" office:value-type="float" office:value="-0.5" calcext:value-type="float">
            <text:p>-0.5</text:p>
          </table:table-cell>
          <table:table-cell table:formula="of:=[.J83]*2-1" office:value-type="float" office:value="-0.152542372881356" calcext:value-type="float">
            <text:p>-0.1525423729</text:p>
          </table:table-cell>
          <table:table-cell table:formula="of:=[.K83]*2-1" office:value-type="float" office:value="-0.25" calcext:value-type="float">
            <text:p>-0.25</text:p>
          </table:table-cell>
          <table:table-cell table:formula="of:=[.L83]" office:value-type="float" office:value="2" calcext:value-type="float">
            <text:p>2</text:p>
          </table:table-cell>
          <table:table-cell/>
          <table:table-cell table:formula="of:=RAND()" office:value-type="float" office:value="0.932631668169051" calcext:value-type="float">
            <text:p>0.9326316682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-0.5833333333" calcext:value-type="float">
            <text:p>-0.5833333333</text:p>
          </table:table-cell>
          <table:table-cell office:value-type="float" office:value="0.6271186441" calcext:value-type="float">
            <text:p>0.6271186441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4]-[.B$1])/[.B$3]" office:value-type="float" office:value="0.333333333333333" calcext:value-type="float">
            <text:p>0.3333333333</text:p>
          </table:table-cell>
          <table:table-cell table:formula="of:=([.C84]-[.C$1])/[.C$3]" office:value-type="float" office:value="0.166666666666667" calcext:value-type="float">
            <text:p>0.1666666667</text:p>
          </table:table-cell>
          <table:table-cell table:formula="of:=([.D84]-[.D$1])/[.D$3]" office:value-type="float" office:value="0.474576271186441" calcext:value-type="float">
            <text:p>0.4745762712</text:p>
          </table:table-cell>
          <table:table-cell table:formula="of:=([.E84]-[.E$1])/[.E$3]" office:value-type="float" office:value="0.416666666666667" calcext:value-type="float">
            <text:p>0.4166666667</text:p>
          </table:table-cell>
          <table:table-cell table:formula="of:=[.F84]" office:value-type="float" office:value="2" calcext:value-type="float">
            <text:p>2</text:p>
          </table:table-cell>
          <table:table-cell/>
          <table:table-cell table:formula="of:=[.H84]*2-1" office:value-type="float" office:value="-0.333333333333333" calcext:value-type="float">
            <text:p>-0.3333333333</text:p>
          </table:table-cell>
          <table:table-cell table:formula="of:=[.I84]*2-1" office:value-type="float" office:value="-0.666666666666667" calcext:value-type="float">
            <text:p>-0.6666666667</text:p>
          </table:table-cell>
          <table:table-cell table:formula="of:=[.J84]*2-1" office:value-type="float" office:value="-0.0508474576271187" calcext:value-type="float">
            <text:p>-0.0508474576</text:p>
          </table:table-cell>
          <table:table-cell table:formula="of:=[.K84]*2-1" office:value-type="float" office:value="-0.166666666666667" calcext:value-type="float">
            <text:p>-0.1666666667</text:p>
          </table:table-cell>
          <table:table-cell table:formula="of:=[.L84]" office:value-type="float" office:value="2" calcext:value-type="float">
            <text:p>2</text:p>
          </table:table-cell>
          <table:table-cell/>
          <table:table-cell table:formula="of:=RAND()" office:value-type="float" office:value="0.875087906606495" calcext:value-type="float">
            <text:p>0.8750879066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5]-[.B$1])/[.B$3]" office:value-type="float" office:value="0.333333333333333" calcext:value-type="float">
            <text:p>0.3333333333</text:p>
          </table:table-cell>
          <table:table-cell table:formula="of:=([.C85]-[.C$1])/[.C$3]" office:value-type="float" office:value="0.166666666666667" calcext:value-type="float">
            <text:p>0.1666666667</text:p>
          </table:table-cell>
          <table:table-cell table:formula="of:=([.D85]-[.D$1])/[.D$3]" office:value-type="float" office:value="0.457627118644068" calcext:value-type="float">
            <text:p>0.4576271186</text:p>
          </table:table-cell>
          <table:table-cell table:formula="of:=([.E85]-[.E$1])/[.E$3]" office:value-type="float" office:value="0.375" calcext:value-type="float">
            <text:p>0.375</text:p>
          </table:table-cell>
          <table:table-cell table:formula="of:=[.F85]" office:value-type="float" office:value="2" calcext:value-type="float">
            <text:p>2</text:p>
          </table:table-cell>
          <table:table-cell/>
          <table:table-cell table:formula="of:=[.H85]*2-1" office:value-type="float" office:value="-0.333333333333333" calcext:value-type="float">
            <text:p>-0.3333333333</text:p>
          </table:table-cell>
          <table:table-cell table:formula="of:=[.I85]*2-1" office:value-type="float" office:value="-0.666666666666667" calcext:value-type="float">
            <text:p>-0.6666666667</text:p>
          </table:table-cell>
          <table:table-cell table:formula="of:=[.J85]*2-1" office:value-type="float" office:value="-0.0847457627118644" calcext:value-type="float">
            <text:p>-0.0847457627</text:p>
          </table:table-cell>
          <table:table-cell table:formula="of:=[.K85]*2-1" office:value-type="float" office:value="-0.25" calcext:value-type="float">
            <text:p>-0.25</text:p>
          </table:table-cell>
          <table:table-cell table:formula="of:=[.L85]" office:value-type="float" office:value="2" calcext:value-type="float">
            <text:p>2</text:p>
          </table:table-cell>
          <table:table-cell/>
          <table:table-cell table:formula="of:=RAND()" office:value-type="float" office:value="0.254752688109875" calcext:value-type="float">
            <text:p>0.2547526881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4166666667" calcext:value-type="float">
            <text:p>-0.4166666667</text:p>
          </table:table-cell>
          <table:table-cell office:value-type="float" office:value="0.4576271186" calcext:value-type="float">
            <text:p>0.457627118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6]-[.B$1])/[.B$3]" office:value-type="float" office:value="0.416666666666667" calcext:value-type="float">
            <text:p>0.4166666667</text:p>
          </table:table-cell>
          <table:table-cell table:formula="of:=([.C86]-[.C$1])/[.C$3]" office:value-type="float" office:value="0.291666666666667" calcext:value-type="float">
            <text:p>0.2916666667</text:p>
          </table:table-cell>
          <table:table-cell table:formula="of:=([.D86]-[.D$1])/[.D$3]" office:value-type="float" office:value="0.491525423728814" calcext:value-type="float">
            <text:p>0.4915254237</text:p>
          </table:table-cell>
          <table:table-cell table:formula="of:=([.E86]-[.E$1])/[.E$3]" office:value-type="float" office:value="0.458333333333333" calcext:value-type="float">
            <text:p>0.4583333333</text:p>
          </table:table-cell>
          <table:table-cell table:formula="of:=[.F86]" office:value-type="float" office:value="2" calcext:value-type="float">
            <text:p>2</text:p>
          </table:table-cell>
          <table:table-cell/>
          <table:table-cell table:formula="of:=[.H86]*2-1" office:value-type="float" office:value="-0.166666666666667" calcext:value-type="float">
            <text:p>-0.1666666667</text:p>
          </table:table-cell>
          <table:table-cell table:formula="of:=[.I86]*2-1" office:value-type="float" office:value="-0.416666666666667" calcext:value-type="float">
            <text:p>-0.4166666667</text:p>
          </table:table-cell>
          <table:table-cell table:formula="of:=[.J86]*2-1" office:value-type="float" office:value="-0.0169491525423729" calcext:value-type="float">
            <text:p>-0.0169491525</text:p>
          </table:table-cell>
          <table:table-cell table:formula="of:=[.K86]*2-1" office:value-type="float" office:value="-0.0833333333333334" calcext:value-type="float">
            <text:p>-0.0833333333</text:p>
          </table:table-cell>
          <table:table-cell table:formula="of:=[.L86]" office:value-type="float" office:value="2" calcext:value-type="float">
            <text:p>2</text:p>
          </table:table-cell>
          <table:table-cell/>
          <table:table-cell table:formula="of:=RAND()" office:value-type="float" office:value="0.240438982844353" calcext:value-type="float">
            <text:p>0.240438982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0" calcext:value-type="float">
            <text:p>0</text:p>
          </table:table-cell>
          <table:table-cell office:value-type="float" office:value="0.4576271186" calcext:value-type="float">
            <text:p>0.4576271186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7]-[.B$1])/[.B$3]" office:value-type="float" office:value="0.472222222222222" calcext:value-type="float">
            <text:p>0.4722222222</text:p>
          </table:table-cell>
          <table:table-cell table:formula="of:=([.C87]-[.C$1])/[.C$3]" office:value-type="float" office:value="0.291666666666667" calcext:value-type="float">
            <text:p>0.2916666667</text:p>
          </table:table-cell>
          <table:table-cell table:formula="of:=([.D87]-[.D$1])/[.D$3]" office:value-type="float" office:value="0.694915254237288" calcext:value-type="float">
            <text:p>0.6949152542</text:p>
          </table:table-cell>
          <table:table-cell table:formula="of:=([.E87]-[.E$1])/[.E$3]" office:value-type="float" office:value="0.625" calcext:value-type="float">
            <text:p>0.625</text:p>
          </table:table-cell>
          <table:table-cell table:formula="of:=[.F87]" office:value-type="float" office:value="2" calcext:value-type="float">
            <text:p>2</text:p>
          </table:table-cell>
          <table:table-cell/>
          <table:table-cell table:formula="of:=[.H87]*2-1" office:value-type="float" office:value="-0.0555555555555556" calcext:value-type="float">
            <text:p>-0.0555555556</text:p>
          </table:table-cell>
          <table:table-cell table:formula="of:=[.I87]*2-1" office:value-type="float" office:value="-0.416666666666667" calcext:value-type="float">
            <text:p>-0.4166666667</text:p>
          </table:table-cell>
          <table:table-cell table:formula="of:=[.J87]*2-1" office:value-type="float" office:value="0.389830508474576" calcext:value-type="float">
            <text:p>0.3898305085</text:p>
          </table:table-cell>
          <table:table-cell table:formula="of:=[.K87]*2-1" office:value-type="float" office:value="0.25" calcext:value-type="float">
            <text:p>0.25</text:p>
          </table:table-cell>
          <table:table-cell table:formula="of:=[.L87]" office:value-type="float" office:value="2" calcext:value-type="float">
            <text:p>2</text:p>
          </table:table-cell>
          <table:table-cell/>
          <table:table-cell table:formula="of:=RAND()" office:value-type="float" office:value="0.43053557863459" calcext:value-type="float">
            <text:p>0.4305355786</text:p>
          </table:table-cell>
          <table:table-cell office:value-type="float" office:value="0" calcext:value-type="float">
            <text:p>0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2203389831" calcext:value-type="float">
            <text:p>0.2203389831</text:p>
          </table:table-cell>
          <table:table-cell office:value-type="float" office:value="0.0833333333" calcext:value-type="float">
            <text:p>0.08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8]-[.B$1])/[.B$3]" office:value-type="float" office:value="0.305555555555556" calcext:value-type="float">
            <text:p>0.3055555556</text:p>
          </table:table-cell>
          <table:table-cell table:formula="of:=([.C88]-[.C$1])/[.C$3]" office:value-type="float" office:value="0.416666666666667" calcext:value-type="float">
            <text:p>0.4166666667</text:p>
          </table:table-cell>
          <table:table-cell table:formula="of:=([.D88]-[.D$1])/[.D$3]" office:value-type="float" office:value="0.593220338983051" calcext:value-type="float">
            <text:p>0.593220339</text:p>
          </table:table-cell>
          <table:table-cell table:formula="of:=([.E88]-[.E$1])/[.E$3]" office:value-type="float" office:value="0.583333333333333" calcext:value-type="float">
            <text:p>0.5833333333</text:p>
          </table:table-cell>
          <table:table-cell table:formula="of:=[.F88]" office:value-type="float" office:value="2" calcext:value-type="float">
            <text:p>2</text:p>
          </table:table-cell>
          <table:table-cell/>
          <table:table-cell table:formula="of:=[.H88]*2-1" office:value-type="float" office:value="-0.388888888888889" calcext:value-type="float">
            <text:p>-0.3888888889</text:p>
          </table:table-cell>
          <table:table-cell table:formula="of:=[.I88]*2-1" office:value-type="float" office:value="-0.166666666666667" calcext:value-type="float">
            <text:p>-0.1666666667</text:p>
          </table:table-cell>
          <table:table-cell table:formula="of:=[.J88]*2-1" office:value-type="float" office:value="0.186440677966102" calcext:value-type="float">
            <text:p>0.186440678</text:p>
          </table:table-cell>
          <table:table-cell table:formula="of:=[.K88]*2-1" office:value-type="float" office:value="0.166666666666667" calcext:value-type="float">
            <text:p>0.1666666667</text:p>
          </table:table-cell>
          <table:table-cell table:formula="of:=[.L88]" office:value-type="float" office:value="2" calcext:value-type="float">
            <text:p>2</text:p>
          </table:table-cell>
          <table:table-cell/>
          <table:table-cell table:formula="of:=RAND()" office:value-type="float" office:value="0.158090923447162" calcext:value-type="float">
            <text:p>0.1580909234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-0.0847457627" calcext:value-type="float">
            <text:p>-0.0847457627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89]-[.B$1])/[.B$3]" office:value-type="float" office:value="0.472222222222222" calcext:value-type="float">
            <text:p>0.4722222222</text:p>
          </table:table-cell>
          <table:table-cell table:formula="of:=([.C89]-[.C$1])/[.C$3]" office:value-type="float" office:value="0.583333333333333" calcext:value-type="float">
            <text:p>0.5833333333</text:p>
          </table:table-cell>
          <table:table-cell table:formula="of:=([.D89]-[.D$1])/[.D$3]" office:value-type="float" office:value="0.593220338983051" calcext:value-type="float">
            <text:p>0.593220339</text:p>
          </table:table-cell>
          <table:table-cell table:formula="of:=([.E89]-[.E$1])/[.E$3]" office:value-type="float" office:value="0.625" calcext:value-type="float">
            <text:p>0.625</text:p>
          </table:table-cell>
          <table:table-cell table:formula="of:=[.F89]" office:value-type="float" office:value="2" calcext:value-type="float">
            <text:p>2</text:p>
          </table:table-cell>
          <table:table-cell/>
          <table:table-cell table:formula="of:=[.H89]*2-1" office:value-type="float" office:value="-0.0555555555555556" calcext:value-type="float">
            <text:p>-0.0555555556</text:p>
          </table:table-cell>
          <table:table-cell table:formula="of:=[.I89]*2-1" office:value-type="float" office:value="0.166666666666667" calcext:value-type="float">
            <text:p>0.1666666667</text:p>
          </table:table-cell>
          <table:table-cell table:formula="of:=[.J89]*2-1" office:value-type="float" office:value="0.186440677966102" calcext:value-type="float">
            <text:p>0.186440678</text:p>
          </table:table-cell>
          <table:table-cell table:formula="of:=[.K89]*2-1" office:value-type="float" office:value="0.25" calcext:value-type="float">
            <text:p>0.25</text:p>
          </table:table-cell>
          <table:table-cell table:formula="of:=[.L89]" office:value-type="float" office:value="2" calcext:value-type="float">
            <text:p>2</text:p>
          </table:table-cell>
          <table:table-cell/>
          <table:table-cell table:formula="of:=RAND()" office:value-type="float" office:value="0.231368094449863" calcext:value-type="float">
            <text:p>0.2313680944</text:p>
          </table:table-cell>
          <table:table-cell office:value-type="float" office:value="-0.7222222222" calcext:value-type="float">
            <text:p>-0.7222222222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6949152542" calcext:value-type="float">
            <text:p>-0.6949152542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0]-[.B$1])/[.B$3]" office:value-type="float" office:value="0.666666666666667" calcext:value-type="float">
            <text:p>0.6666666667</text:p>
          </table:table-cell>
          <table:table-cell table:formula="of:=([.C90]-[.C$1])/[.C$3]" office:value-type="float" office:value="0.458333333333333" calcext:value-type="float">
            <text:p>0.4583333333</text:p>
          </table:table-cell>
          <table:table-cell table:formula="of:=([.D90]-[.D$1])/[.D$3]" office:value-type="float" office:value="0.627118644067797" calcext:value-type="float">
            <text:p>0.6271186441</text:p>
          </table:table-cell>
          <table:table-cell table:formula="of:=([.E90]-[.E$1])/[.E$3]" office:value-type="float" office:value="0.583333333333333" calcext:value-type="float">
            <text:p>0.5833333333</text:p>
          </table:table-cell>
          <table:table-cell table:formula="of:=[.F90]" office:value-type="float" office:value="2" calcext:value-type="float">
            <text:p>2</text:p>
          </table:table-cell>
          <table:table-cell/>
          <table:table-cell table:formula="of:=[.H90]*2-1" office:value-type="float" office:value="0.333333333333333" calcext:value-type="float">
            <text:p>0.3333333333</text:p>
          </table:table-cell>
          <table:table-cell table:formula="of:=[.I90]*2-1" office:value-type="float" office:value="-0.0833333333333334" calcext:value-type="float">
            <text:p>-0.0833333333</text:p>
          </table:table-cell>
          <table:table-cell table:formula="of:=[.J90]*2-1" office:value-type="float" office:value="0.254237288135593" calcext:value-type="float">
            <text:p>0.2542372881</text:p>
          </table:table-cell>
          <table:table-cell table:formula="of:=[.K90]*2-1" office:value-type="float" office:value="0.166666666666667" calcext:value-type="float">
            <text:p>0.1666666667</text:p>
          </table:table-cell>
          <table:table-cell table:formula="of:=[.L90]" office:value-type="float" office:value="2" calcext:value-type="float">
            <text:p>2</text:p>
          </table:table-cell>
          <table:table-cell/>
          <table:table-cell table:formula="of:=RAND()" office:value-type="float" office:value="0.789002926787362" calcext:value-type="float">
            <text:p>0.7890029268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5593220339" calcext:value-type="float">
            <text:p>0.5593220339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1]-[.B$1])/[.B$3]" office:value-type="float" office:value="0.555555555555555" calcext:value-type="float">
            <text:p>0.5555555556</text:p>
          </table:table-cell>
          <table:table-cell table:formula="of:=([.C91]-[.C$1])/[.C$3]" office:value-type="float" office:value="0.125" calcext:value-type="float">
            <text:p>0.125</text:p>
          </table:table-cell>
          <table:table-cell table:formula="of:=([.D91]-[.D$1])/[.D$3]" office:value-type="float" office:value="0.576271186440678" calcext:value-type="float">
            <text:p>0.5762711864</text:p>
          </table:table-cell>
          <table:table-cell table:formula="of:=([.E91]-[.E$1])/[.E$3]" office:value-type="float" office:value="0.5" calcext:value-type="float">
            <text:p>0.5</text:p>
          </table:table-cell>
          <table:table-cell table:formula="of:=[.F91]" office:value-type="float" office:value="2" calcext:value-type="float">
            <text:p>2</text:p>
          </table:table-cell>
          <table:table-cell/>
          <table:table-cell table:formula="of:=[.H91]*2-1" office:value-type="float" office:value="0.111111111111111" calcext:value-type="float">
            <text:p>0.1111111111</text:p>
          </table:table-cell>
          <table:table-cell table:formula="of:=[.I91]*2-1" office:value-type="float" office:value="-0.75" calcext:value-type="float">
            <text:p>-0.75</text:p>
          </table:table-cell>
          <table:table-cell table:formula="of:=[.J91]*2-1" office:value-type="float" office:value="0.152542372881356" calcext:value-type="float">
            <text:p>0.1525423729</text:p>
          </table:table-cell>
          <table:table-cell table:formula="of:=[.K91]*2-1" office:value-type="float" office:value="0" calcext:value-type="float">
            <text:p>0</text:p>
          </table:table-cell>
          <table:table-cell table:formula="of:=[.L91]" office:value-type="float" office:value="2" calcext:value-type="float">
            <text:p>2</text:p>
          </table:table-cell>
          <table:table-cell/>
          <table:table-cell table:formula="of:=RAND()" office:value-type="float" office:value="0.695678684860468" calcext:value-type="float">
            <text:p>0.6956786849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2]-[.B$1])/[.B$3]" office:value-type="float" office:value="0.361111111111111" calcext:value-type="float">
            <text:p>0.3611111111</text:p>
          </table:table-cell>
          <table:table-cell table:formula="of:=([.C92]-[.C$1])/[.C$3]" office:value-type="float" office:value="0.416666666666667" calcext:value-type="float">
            <text:p>0.4166666667</text:p>
          </table:table-cell>
          <table:table-cell table:formula="of:=([.D92]-[.D$1])/[.D$3]" office:value-type="float" office:value="0.525423728813559" calcext:value-type="float">
            <text:p>0.5254237288</text:p>
          </table:table-cell>
          <table:table-cell table:formula="of:=([.E92]-[.E$1])/[.E$3]" office:value-type="float" office:value="0.5" calcext:value-type="float">
            <text:p>0.5</text:p>
          </table:table-cell>
          <table:table-cell table:formula="of:=[.F92]" office:value-type="float" office:value="2" calcext:value-type="float">
            <text:p>2</text:p>
          </table:table-cell>
          <table:table-cell/>
          <table:table-cell table:formula="of:=[.H92]*2-1" office:value-type="float" office:value="-0.277777777777778" calcext:value-type="float">
            <text:p>-0.2777777778</text:p>
          </table:table-cell>
          <table:table-cell table:formula="of:=[.I92]*2-1" office:value-type="float" office:value="-0.166666666666667" calcext:value-type="float">
            <text:p>-0.1666666667</text:p>
          </table:table-cell>
          <table:table-cell table:formula="of:=[.J92]*2-1" office:value-type="float" office:value="0.0508474576271185" calcext:value-type="float">
            <text:p>0.0508474576</text:p>
          </table:table-cell>
          <table:table-cell table:formula="of:=[.K92]*2-1" office:value-type="float" office:value="0" calcext:value-type="float">
            <text:p>0</text:p>
          </table:table-cell>
          <table:table-cell table:formula="of:=[.L92]" office:value-type="float" office:value="2" calcext:value-type="float">
            <text:p>2</text:p>
          </table:table-cell>
          <table:table-cell/>
          <table:table-cell table:formula="of:=RAND()" office:value-type="float" office:value="0.987967440858483" calcext:value-type="float">
            <text:p>0.9879674409</text:p>
          </table:table-cell>
          <table:table-cell office:value-type="float" office:value="0.5555555556" calcext:value-type="float">
            <text:p>0.5555555556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6610169492" calcext:value-type="float">
            <text:p>0.6610169492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3]-[.B$1])/[.B$3]" office:value-type="float" office:value="0.333333333333333" calcext:value-type="float">
            <text:p>0.3333333333</text:p>
          </table:table-cell>
          <table:table-cell table:formula="of:=([.C93]-[.C$1])/[.C$3]" office:value-type="float" office:value="0.208333333333333" calcext:value-type="float">
            <text:p>0.2083333333</text:p>
          </table:table-cell>
          <table:table-cell table:formula="of:=([.D93]-[.D$1])/[.D$3]" office:value-type="float" office:value="0.508474576271186" calcext:value-type="float">
            <text:p>0.5084745763</text:p>
          </table:table-cell>
          <table:table-cell table:formula="of:=([.E93]-[.E$1])/[.E$3]" office:value-type="float" office:value="0.5" calcext:value-type="float">
            <text:p>0.5</text:p>
          </table:table-cell>
          <table:table-cell table:formula="of:=[.F93]" office:value-type="float" office:value="2" calcext:value-type="float">
            <text:p>2</text:p>
          </table:table-cell>
          <table:table-cell/>
          <table:table-cell table:formula="of:=[.H93]*2-1" office:value-type="float" office:value="-0.333333333333333" calcext:value-type="float">
            <text:p>-0.3333333333</text:p>
          </table:table-cell>
          <table:table-cell table:formula="of:=[.I93]*2-1" office:value-type="float" office:value="-0.583333333333333" calcext:value-type="float">
            <text:p>-0.5833333333</text:p>
          </table:table-cell>
          <table:table-cell table:formula="of:=[.J93]*2-1" office:value-type="float" office:value="0.0169491525423728" calcext:value-type="float">
            <text:p>0.0169491525</text:p>
          </table:table-cell>
          <table:table-cell table:formula="of:=[.K93]*2-1" office:value-type="float" office:value="0" calcext:value-type="float">
            <text:p>0</text:p>
          </table:table-cell>
          <table:table-cell table:formula="of:=[.L93]" office:value-type="float" office:value="2" calcext:value-type="float">
            <text:p>2</text:p>
          </table:table-cell>
          <table:table-cell/>
          <table:table-cell table:formula="of:=RAND()" office:value-type="float" office:value="0.844948071520776" calcext:value-type="float">
            <text:p>0.8449480715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0.4915254237" calcext:value-type="float">
            <text:p>0.4915254237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4]-[.B$1])/[.B$3]" office:value-type="float" office:value="0.333333333333333" calcext:value-type="float">
            <text:p>0.3333333333</text:p>
          </table:table-cell>
          <table:table-cell table:formula="of:=([.C94]-[.C$1])/[.C$3]" office:value-type="float" office:value="0.25" calcext:value-type="float">
            <text:p>0.25</text:p>
          </table:table-cell>
          <table:table-cell table:formula="of:=([.D94]-[.D$1])/[.D$3]" office:value-type="float" office:value="0.576271186440678" calcext:value-type="float">
            <text:p>0.5762711864</text:p>
          </table:table-cell>
          <table:table-cell table:formula="of:=([.E94]-[.E$1])/[.E$3]" office:value-type="float" office:value="0.458333333333333" calcext:value-type="float">
            <text:p>0.4583333333</text:p>
          </table:table-cell>
          <table:table-cell table:formula="of:=[.F94]" office:value-type="float" office:value="2" calcext:value-type="float">
            <text:p>2</text:p>
          </table:table-cell>
          <table:table-cell/>
          <table:table-cell table:formula="of:=[.H94]*2-1" office:value-type="float" office:value="-0.333333333333333" calcext:value-type="float">
            <text:p>-0.3333333333</text:p>
          </table:table-cell>
          <table:table-cell table:formula="of:=[.I94]*2-1" office:value-type="float" office:value="-0.5" calcext:value-type="float">
            <text:p>-0.5</text:p>
          </table:table-cell>
          <table:table-cell table:formula="of:=[.J94]*2-1" office:value-type="float" office:value="0.152542372881356" calcext:value-type="float">
            <text:p>0.1525423729</text:p>
          </table:table-cell>
          <table:table-cell table:formula="of:=[.K94]*2-1" office:value-type="float" office:value="-0.0833333333333334" calcext:value-type="float">
            <text:p>-0.0833333333</text:p>
          </table:table-cell>
          <table:table-cell table:formula="of:=[.L94]" office:value-type="float" office:value="2" calcext:value-type="float">
            <text:p>2</text:p>
          </table:table-cell>
          <table:table-cell/>
          <table:table-cell table:formula="of:=RAND()" office:value-type="float" office:value="0.0526783424429596" calcext:value-type="float">
            <text:p>0.0526783424</text:p>
          </table:table-cell>
          <table:table-cell office:value-type="float" office:value="-0.2222222222" calcext:value-type="float">
            <text:p>-0.2222222222</text:p>
          </table:table-cell>
          <table:table-cell office:value-type="float" office:value="-0.5" calcext:value-type="float">
            <text:p>-0.5</text:p>
          </table:table-cell>
          <table:table-cell office:value-type="float" office:value="-0.1525423729" calcext:value-type="float">
            <text:p>-0.1525423729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5]-[.B$1])/[.B$3]" office:value-type="float" office:value="0.5" calcext:value-type="float">
            <text:p>0.5</text:p>
          </table:table-cell>
          <table:table-cell table:formula="of:=([.C95]-[.C$1])/[.C$3]" office:value-type="float" office:value="0.416666666666667" calcext:value-type="float">
            <text:p>0.4166666667</text:p>
          </table:table-cell>
          <table:table-cell table:formula="of:=([.D95]-[.D$1])/[.D$3]" office:value-type="float" office:value="0.610169491525424" calcext:value-type="float">
            <text:p>0.6101694915</text:p>
          </table:table-cell>
          <table:table-cell table:formula="of:=([.E95]-[.E$1])/[.E$3]" office:value-type="float" office:value="0.541666666666667" calcext:value-type="float">
            <text:p>0.5416666667</text:p>
          </table:table-cell>
          <table:table-cell table:formula="of:=[.F95]" office:value-type="float" office:value="2" calcext:value-type="float">
            <text:p>2</text:p>
          </table:table-cell>
          <table:table-cell/>
          <table:table-cell table:formula="of:=[.H95]*2-1" office:value-type="float" office:value="0" calcext:value-type="float">
            <text:p>0</text:p>
          </table:table-cell>
          <table:table-cell table:formula="of:=[.I95]*2-1" office:value-type="float" office:value="-0.166666666666667" calcext:value-type="float">
            <text:p>-0.1666666667</text:p>
          </table:table-cell>
          <table:table-cell table:formula="of:=[.J95]*2-1" office:value-type="float" office:value="0.220338983050847" calcext:value-type="float">
            <text:p>0.2203389831</text:p>
          </table:table-cell>
          <table:table-cell table:formula="of:=[.K95]*2-1" office:value-type="float" office:value="0.0833333333333333" calcext:value-type="float">
            <text:p>0.0833333333</text:p>
          </table:table-cell>
          <table:table-cell table:formula="of:=[.L95]" office:value-type="float" office:value="2" calcext:value-type="float">
            <text:p>2</text:p>
          </table:table-cell>
          <table:table-cell/>
          <table:table-cell table:formula="of:=RAND()" office:value-type="float" office:value="0.547464863862842" calcext:value-type="float">
            <text:p>0.5474648639</text:p>
          </table:table-cell>
          <table:table-cell office:value-type="float" office:value="0.2222222222" calcext:value-type="float">
            <text:p>0.2222222222</text:p>
          </table:table-cell>
          <table:table-cell office:value-type="float" office:value="-0.1666666667" calcext:value-type="float">
            <text:p>-0.1666666667</text:p>
          </table:table-cell>
          <table:table-cell office:value-type="float" office:value="0.6271186441" calcext:value-type="float">
            <text:p>0.627118644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6]-[.B$1])/[.B$3]" office:value-type="float" office:value="0.416666666666667" calcext:value-type="float">
            <text:p>0.4166666667</text:p>
          </table:table-cell>
          <table:table-cell table:formula="of:=([.C96]-[.C$1])/[.C$3]" office:value-type="float" office:value="0.25" calcext:value-type="float">
            <text:p>0.25</text:p>
          </table:table-cell>
          <table:table-cell table:formula="of:=([.D96]-[.D$1])/[.D$3]" office:value-type="float" office:value="0.508474576271186" calcext:value-type="float">
            <text:p>0.5084745763</text:p>
          </table:table-cell>
          <table:table-cell table:formula="of:=([.E96]-[.E$1])/[.E$3]" office:value-type="float" office:value="0.458333333333333" calcext:value-type="float">
            <text:p>0.4583333333</text:p>
          </table:table-cell>
          <table:table-cell table:formula="of:=[.F96]" office:value-type="float" office:value="2" calcext:value-type="float">
            <text:p>2</text:p>
          </table:table-cell>
          <table:table-cell/>
          <table:table-cell table:formula="of:=[.H96]*2-1" office:value-type="float" office:value="-0.166666666666667" calcext:value-type="float">
            <text:p>-0.1666666667</text:p>
          </table:table-cell>
          <table:table-cell table:formula="of:=[.I96]*2-1" office:value-type="float" office:value="-0.5" calcext:value-type="float">
            <text:p>-0.5</text:p>
          </table:table-cell>
          <table:table-cell table:formula="of:=[.J96]*2-1" office:value-type="float" office:value="0.0169491525423728" calcext:value-type="float">
            <text:p>0.0169491525</text:p>
          </table:table-cell>
          <table:table-cell table:formula="of:=[.K96]*2-1" office:value-type="float" office:value="-0.0833333333333334" calcext:value-type="float">
            <text:p>-0.0833333333</text:p>
          </table:table-cell>
          <table:table-cell table:formula="of:=[.L96]" office:value-type="float" office:value="2" calcext:value-type="float">
            <text:p>2</text:p>
          </table:table-cell>
          <table:table-cell/>
          <table:table-cell table:formula="of:=RAND()" office:value-type="float" office:value="0.219665120355785" calcext:value-type="float">
            <text:p>0.2196651204</text:p>
          </table:table-cell>
          <table:table-cell office:value-type="float" office:value="-0.7777777778" calcext:value-type="float">
            <text:p>-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-0.8983050847" calcext:value-type="float">
            <text:p>-0.898305084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7]-[.B$1])/[.B$3]" office:value-type="float" office:value="0.194444444444444" calcext:value-type="float">
            <text:p>0.1944444444</text:p>
          </table:table-cell>
          <table:table-cell table:formula="of:=([.C97]-[.C$1])/[.C$3]" office:value-type="float" office:value="0.125" calcext:value-type="float">
            <text:p>0.125</text:p>
          </table:table-cell>
          <table:table-cell table:formula="of:=([.D97]-[.D$1])/[.D$3]" office:value-type="float" office:value="0.389830508474576" calcext:value-type="float">
            <text:p>0.3898305085</text:p>
          </table:table-cell>
          <table:table-cell table:formula="of:=([.E97]-[.E$1])/[.E$3]" office:value-type="float" office:value="0.375" calcext:value-type="float">
            <text:p>0.375</text:p>
          </table:table-cell>
          <table:table-cell table:formula="of:=[.F97]" office:value-type="float" office:value="2" calcext:value-type="float">
            <text:p>2</text:p>
          </table:table-cell>
          <table:table-cell/>
          <table:table-cell table:formula="of:=[.H97]*2-1" office:value-type="float" office:value="-0.611111111111111" calcext:value-type="float">
            <text:p>-0.6111111111</text:p>
          </table:table-cell>
          <table:table-cell table:formula="of:=[.I97]*2-1" office:value-type="float" office:value="-0.75" calcext:value-type="float">
            <text:p>-0.75</text:p>
          </table:table-cell>
          <table:table-cell table:formula="of:=[.J97]*2-1" office:value-type="float" office:value="-0.220338983050848" calcext:value-type="float">
            <text:p>-0.2203389831</text:p>
          </table:table-cell>
          <table:table-cell table:formula="of:=[.K97]*2-1" office:value-type="float" office:value="-0.25" calcext:value-type="float">
            <text:p>-0.25</text:p>
          </table:table-cell>
          <table:table-cell table:formula="of:=[.L97]" office:value-type="float" office:value="2" calcext:value-type="float">
            <text:p>2</text:p>
          </table:table-cell>
          <table:table-cell/>
          <table:table-cell table:formula="of:=RAND()" office:value-type="float" office:value="0.252135586226359" calcext:value-type="float">
            <text:p>0.2521355862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0.5254237288" calcext:value-type="float">
            <text:p>0.5254237288</text:p>
          </table:table-cell>
          <table:table-cell office:value-type="float" office:value="0.4166666667" calcext:value-type="float">
            <text:p>0.41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8]-[.B$1])/[.B$3]" office:value-type="float" office:value="0.361111111111111" calcext:value-type="float">
            <text:p>0.3611111111</text:p>
          </table:table-cell>
          <table:table-cell table:formula="of:=([.C98]-[.C$1])/[.C$3]" office:value-type="float" office:value="0.291666666666667" calcext:value-type="float">
            <text:p>0.2916666667</text:p>
          </table:table-cell>
          <table:table-cell table:formula="of:=([.D98]-[.D$1])/[.D$3]" office:value-type="float" office:value="0.542372881355932" calcext:value-type="float">
            <text:p>0.5423728814</text:p>
          </table:table-cell>
          <table:table-cell table:formula="of:=([.E98]-[.E$1])/[.E$3]" office:value-type="float" office:value="0.5" calcext:value-type="float">
            <text:p>0.5</text:p>
          </table:table-cell>
          <table:table-cell table:formula="of:=[.F98]" office:value-type="float" office:value="2" calcext:value-type="float">
            <text:p>2</text:p>
          </table:table-cell>
          <table:table-cell/>
          <table:table-cell table:formula="of:=[.H98]*2-1" office:value-type="float" office:value="-0.277777777777778" calcext:value-type="float">
            <text:p>-0.2777777778</text:p>
          </table:table-cell>
          <table:table-cell table:formula="of:=[.I98]*2-1" office:value-type="float" office:value="-0.416666666666667" calcext:value-type="float">
            <text:p>-0.4166666667</text:p>
          </table:table-cell>
          <table:table-cell table:formula="of:=[.J98]*2-1" office:value-type="float" office:value="0.0847457627118644" calcext:value-type="float">
            <text:p>0.0847457627</text:p>
          </table:table-cell>
          <table:table-cell table:formula="of:=[.K98]*2-1" office:value-type="float" office:value="0" calcext:value-type="float">
            <text:p>0</text:p>
          </table:table-cell>
          <table:table-cell table:formula="of:=[.L98]" office:value-type="float" office:value="2" calcext:value-type="float">
            <text:p>2</text:p>
          </table:table-cell>
          <table:table-cell/>
          <table:table-cell table:formula="of:=RAND()" office:value-type="float" office:value="0.551216944120824" calcext:value-type="float">
            <text:p>0.5512169441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-0.8983050847" calcext:value-type="float">
            <text:p>-0.898305084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99]-[.B$1])/[.B$3]" office:value-type="float" office:value="0.388888888888889" calcext:value-type="float">
            <text:p>0.3888888889</text:p>
          </table:table-cell>
          <table:table-cell table:formula="of:=([.C99]-[.C$1])/[.C$3]" office:value-type="float" office:value="0.416666666666667" calcext:value-type="float">
            <text:p>0.4166666667</text:p>
          </table:table-cell>
          <table:table-cell table:formula="of:=([.D99]-[.D$1])/[.D$3]" office:value-type="float" office:value="0.542372881355932" calcext:value-type="float">
            <text:p>0.5423728814</text:p>
          </table:table-cell>
          <table:table-cell table:formula="of:=([.E99]-[.E$1])/[.E$3]" office:value-type="float" office:value="0.458333333333333" calcext:value-type="float">
            <text:p>0.4583333333</text:p>
          </table:table-cell>
          <table:table-cell table:formula="of:=[.F99]" office:value-type="float" office:value="2" calcext:value-type="float">
            <text:p>2</text:p>
          </table:table-cell>
          <table:table-cell/>
          <table:table-cell table:formula="of:=[.H99]*2-1" office:value-type="float" office:value="-0.222222222222222" calcext:value-type="float">
            <text:p>-0.2222222222</text:p>
          </table:table-cell>
          <table:table-cell table:formula="of:=[.I99]*2-1" office:value-type="float" office:value="-0.166666666666667" calcext:value-type="float">
            <text:p>-0.1666666667</text:p>
          </table:table-cell>
          <table:table-cell table:formula="of:=[.J99]*2-1" office:value-type="float" office:value="0.0847457627118644" calcext:value-type="float">
            <text:p>0.0847457627</text:p>
          </table:table-cell>
          <table:table-cell table:formula="of:=[.K99]*2-1" office:value-type="float" office:value="-0.0833333333333334" calcext:value-type="float">
            <text:p>-0.0833333333</text:p>
          </table:table-cell>
          <table:table-cell table:formula="of:=[.L99]" office:value-type="float" office:value="2" calcext:value-type="float">
            <text:p>2</text:p>
          </table:table-cell>
          <table:table-cell/>
          <table:table-cell table:formula="of:=RAND()" office:value-type="float" office:value="0.76282004523091" calcext:value-type="float">
            <text:p>0.7628200452</text:p>
          </table:table-cell>
          <table:table-cell office:value-type="float" office:value="0.1111111111" calcext:value-type="float">
            <text:p>0.1111111111</text:p>
          </table:table-cell>
          <table:table-cell office:value-type="float" office:value="-0.3333333333" calcext:value-type="float">
            <text:p>-0.3333333333</text:p>
          </table:table-cell>
          <table:table-cell office:value-type="float" office:value="0.3898305085" calcext:value-type="float">
            <text:p>0.3898305085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00]-[.B$1])/[.B$3]" office:value-type="float" office:value="0.388888888888889" calcext:value-type="float">
            <text:p>0.3888888889</text:p>
          </table:table-cell>
          <table:table-cell table:formula="of:=([.C100]-[.C$1])/[.C$3]" office:value-type="float" office:value="0.375" calcext:value-type="float">
            <text:p>0.375</text:p>
          </table:table-cell>
          <table:table-cell table:formula="of:=([.D100]-[.D$1])/[.D$3]" office:value-type="float" office:value="0.542372881355932" calcext:value-type="float">
            <text:p>0.5423728814</text:p>
          </table:table-cell>
          <table:table-cell table:formula="of:=([.E100]-[.E$1])/[.E$3]" office:value-type="float" office:value="0.5" calcext:value-type="float">
            <text:p>0.5</text:p>
          </table:table-cell>
          <table:table-cell table:formula="of:=[.F100]" office:value-type="float" office:value="2" calcext:value-type="float">
            <text:p>2</text:p>
          </table:table-cell>
          <table:table-cell/>
          <table:table-cell table:formula="of:=[.H100]*2-1" office:value-type="float" office:value="-0.222222222222222" calcext:value-type="float">
            <text:p>-0.2222222222</text:p>
          </table:table-cell>
          <table:table-cell table:formula="of:=[.I100]*2-1" office:value-type="float" office:value="-0.25" calcext:value-type="float">
            <text:p>-0.25</text:p>
          </table:table-cell>
          <table:table-cell table:formula="of:=[.J100]*2-1" office:value-type="float" office:value="0.0847457627118644" calcext:value-type="float">
            <text:p>0.0847457627</text:p>
          </table:table-cell>
          <table:table-cell table:formula="of:=[.K100]*2-1" office:value-type="float" office:value="0" calcext:value-type="float">
            <text:p>0</text:p>
          </table:table-cell>
          <table:table-cell table:formula="of:=[.L100]" office:value-type="float" office:value="2" calcext:value-type="float">
            <text:p>2</text:p>
          </table:table-cell>
          <table:table-cell/>
          <table:table-cell table:formula="of:=RAND()" office:value-type="float" office:value="0.900221435585991" calcext:value-type="float">
            <text:p>0.9002214356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8333333333" calcext:value-type="float">
            <text:p>-0.8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01]-[.B$1])/[.B$3]" office:value-type="float" office:value="0.527777777777778" calcext:value-type="float">
            <text:p>0.5277777778</text:p>
          </table:table-cell>
          <table:table-cell table:formula="of:=([.C101]-[.C$1])/[.C$3]" office:value-type="float" office:value="0.375" calcext:value-type="float">
            <text:p>0.375</text:p>
          </table:table-cell>
          <table:table-cell table:formula="of:=([.D101]-[.D$1])/[.D$3]" office:value-type="float" office:value="0.559322033898305" calcext:value-type="float">
            <text:p>0.5593220339</text:p>
          </table:table-cell>
          <table:table-cell table:formula="of:=([.E101]-[.E$1])/[.E$3]" office:value-type="float" office:value="0.5" calcext:value-type="float">
            <text:p>0.5</text:p>
          </table:table-cell>
          <table:table-cell table:formula="of:=[.F101]" office:value-type="float" office:value="2" calcext:value-type="float">
            <text:p>2</text:p>
          </table:table-cell>
          <table:table-cell/>
          <table:table-cell table:formula="of:=[.H101]*2-1" office:value-type="float" office:value="0.0555555555555556" calcext:value-type="float">
            <text:p>0.0555555556</text:p>
          </table:table-cell>
          <table:table-cell table:formula="of:=[.I101]*2-1" office:value-type="float" office:value="-0.25" calcext:value-type="float">
            <text:p>-0.25</text:p>
          </table:table-cell>
          <table:table-cell table:formula="of:=[.J101]*2-1" office:value-type="float" office:value="0.11864406779661" calcext:value-type="float">
            <text:p>0.1186440678</text:p>
          </table:table-cell>
          <table:table-cell table:formula="of:=[.K101]*2-1" office:value-type="float" office:value="0" calcext:value-type="float">
            <text:p>0</text:p>
          </table:table-cell>
          <table:table-cell table:formula="of:=[.L101]" office:value-type="float" office:value="2" calcext:value-type="float">
            <text:p>2</text:p>
          </table:table-cell>
          <table:table-cell/>
          <table:table-cell table:formula="of:=RAND()" office:value-type="float" office:value="0.020781276980415" calcext:value-type="float">
            <text:p>0.020781277</text:p>
          </table:table-cell>
          <table:table-cell office:value-type="float" office:value="-0.5555555556" calcext:value-type="float">
            <text:p>-0.5555555556</text:p>
          </table:table-cell>
          <table:table-cell office:value-type="float" office:value="0.25" calcext:value-type="float">
            <text:p>0.25</text:p>
          </table:table-cell>
          <table:table-cell office:value-type="float" office:value="-0.8644067797" calcext:value-type="float">
            <text:p>-0.8644067797</text:p>
          </table:table-cell>
          <table:table-cell office:value-type="float" office:value="-0.9166666667" calcext:value-type="float">
            <text:p>-0.9166666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02]-[.B$1])/[.B$3]" office:value-type="float" office:value="0.222222222222222" calcext:value-type="float">
            <text:p>0.2222222222</text:p>
          </table:table-cell>
          <table:table-cell table:formula="of:=([.C102]-[.C$1])/[.C$3]" office:value-type="float" office:value="0.208333333333333" calcext:value-type="float">
            <text:p>0.2083333333</text:p>
          </table:table-cell>
          <table:table-cell table:formula="of:=([.D102]-[.D$1])/[.D$3]" office:value-type="float" office:value="0.338983050847458" calcext:value-type="float">
            <text:p>0.3389830508</text:p>
          </table:table-cell>
          <table:table-cell table:formula="of:=([.E102]-[.E$1])/[.E$3]" office:value-type="float" office:value="0.416666666666667" calcext:value-type="float">
            <text:p>0.4166666667</text:p>
          </table:table-cell>
          <table:table-cell table:formula="of:=[.F102]" office:value-type="float" office:value="2" calcext:value-type="float">
            <text:p>2</text:p>
          </table:table-cell>
          <table:table-cell/>
          <table:table-cell table:formula="of:=[.H102]*2-1" office:value-type="float" office:value="-0.555555555555556" calcext:value-type="float">
            <text:p>-0.5555555556</text:p>
          </table:table-cell>
          <table:table-cell table:formula="of:=[.I102]*2-1" office:value-type="float" office:value="-0.583333333333333" calcext:value-type="float">
            <text:p>-0.5833333333</text:p>
          </table:table-cell>
          <table:table-cell table:formula="of:=[.J102]*2-1" office:value-type="float" office:value="-0.322033898305085" calcext:value-type="float">
            <text:p>-0.3220338983</text:p>
          </table:table-cell>
          <table:table-cell table:formula="of:=[.K102]*2-1" office:value-type="float" office:value="-0.166666666666667" calcext:value-type="float">
            <text:p>-0.1666666667</text:p>
          </table:table-cell>
          <table:table-cell table:formula="of:=[.L102]" office:value-type="float" office:value="2" calcext:value-type="float">
            <text:p>2</text:p>
          </table:table-cell>
          <table:table-cell/>
          <table:table-cell table:formula="of:=RAND()" office:value-type="float" office:value="0.177592225139961" calcext:value-type="float">
            <text:p>0.1775922251</text:p>
          </table:table-cell>
          <table:table-cell office:value-type="float" office:value="-0.6666666667" calcext:value-type="float">
            <text:p>-0.6666666667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-0.8305084746" calcext:value-type="float">
            <text:p>-0.83050847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B103]-[.B$1])/[.B$3]" office:value-type="float" office:value="0.388888888888889" calcext:value-type="float">
            <text:p>0.3888888889</text:p>
          </table:table-cell>
          <table:table-cell table:formula="of:=([.C103]-[.C$1])/[.C$3]" office:value-type="float" office:value="0.333333333333333" calcext:value-type="float">
            <text:p>0.3333333333</text:p>
          </table:table-cell>
          <table:table-cell table:formula="of:=([.D103]-[.D$1])/[.D$3]" office:value-type="float" office:value="0.525423728813559" calcext:value-type="float">
            <text:p>0.5254237288</text:p>
          </table:table-cell>
          <table:table-cell table:formula="of:=([.E103]-[.E$1])/[.E$3]" office:value-type="float" office:value="0.5" calcext:value-type="float">
            <text:p>0.5</text:p>
          </table:table-cell>
          <table:table-cell table:formula="of:=[.F103]" office:value-type="float" office:value="2" calcext:value-type="float">
            <text:p>2</text:p>
          </table:table-cell>
          <table:table-cell/>
          <table:table-cell table:formula="of:=[.H103]*2-1" office:value-type="float" office:value="-0.222222222222222" calcext:value-type="float">
            <text:p>-0.2222222222</text:p>
          </table:table-cell>
          <table:table-cell table:formula="of:=[.I103]*2-1" office:value-type="float" office:value="-0.333333333333334" calcext:value-type="float">
            <text:p>-0.3333333333</text:p>
          </table:table-cell>
          <table:table-cell table:formula="of:=[.J103]*2-1" office:value-type="float" office:value="0.0508474576271185" calcext:value-type="float">
            <text:p>0.0508474576</text:p>
          </table:table-cell>
          <table:table-cell table:formula="of:=[.K103]*2-1" office:value-type="float" office:value="0" calcext:value-type="float">
            <text:p>0</text:p>
          </table:table-cell>
          <table:table-cell table:formula="of:=[.L103]" office:value-type="float" office:value="2" calcext:value-type="float">
            <text:p>2</text:p>
          </table:table-cell>
          <table:table-cell/>
          <table:table-cell table:formula="of:=RAND()" office:value-type="float" office:value="0.255863699829206" calcext:value-type="float">
            <text:p>0.2558636998</text:p>
          </table:table-cell>
          <table:table-cell office:value-type="float" office:value="0.4444444444" calcext:value-type="float">
            <text:p>0.4444444444</text:p>
          </table:table-cell>
          <table:table-cell office:value-type="float" office:value="-0.0833333333" calcext:value-type="float">
            <text:p>-0.0833333333</text:p>
          </table:table-cell>
          <table:table-cell office:value-type="float" office:value="0.3220338983" calcext:value-type="float">
            <text:p>0.3220338983</text:p>
          </table:table-cell>
          <table:table-cell office:value-type="float" office:value="0.1666666667" calcext:value-type="float">
            <text:p>0.1666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4]-[.B$1])/[.B$3]" office:value-type="float" office:value="0.555555555555555" calcext:value-type="float">
            <text:p>0.5555555556</text:p>
          </table:table-cell>
          <table:table-cell table:formula="of:=([.C104]-[.C$1])/[.C$3]" office:value-type="float" office:value="0.541666666666667" calcext:value-type="float">
            <text:p>0.5416666667</text:p>
          </table:table-cell>
          <table:table-cell table:formula="of:=([.D104]-[.D$1])/[.D$3]" office:value-type="float" office:value="0.847457627118644" calcext:value-type="float">
            <text:p>0.8474576271</text:p>
          </table:table-cell>
          <table:table-cell table:formula="of:=([.E104]-[.E$1])/[.E$3]" office:value-type="float" office:value="1" calcext:value-type="float">
            <text:p>1</text:p>
          </table:table-cell>
          <table:table-cell table:formula="of:=[.F104]" office:value-type="float" office:value="3" calcext:value-type="float">
            <text:p>3</text:p>
          </table:table-cell>
          <table:table-cell/>
          <table:table-cell table:formula="of:=[.H104]*2-1" office:value-type="float" office:value="0.111111111111111" calcext:value-type="float">
            <text:p>0.1111111111</text:p>
          </table:table-cell>
          <table:table-cell table:formula="of:=[.I104]*2-1" office:value-type="float" office:value="0.083333333333333" calcext:value-type="float">
            <text:p>0.0833333333</text:p>
          </table:table-cell>
          <table:table-cell table:formula="of:=[.J104]*2-1" office:value-type="float" office:value="0.694915254237288" calcext:value-type="float">
            <text:p>0.6949152542</text:p>
          </table:table-cell>
          <table:table-cell table:formula="of:=[.K104]*2-1" office:value-type="float" office:value="1" calcext:value-type="float">
            <text:p>1</text:p>
          </table:table-cell>
          <table:table-cell table:formula="of:=[.L104]" office:value-type="float" office:value="3" calcext:value-type="float">
            <text:p>3</text:p>
          </table:table-cell>
          <table:table-cell/>
          <table:table-cell table:formula="of:=RAND()" office:value-type="float" office:value="0.045178176369518" calcext:value-type="float">
            <text:p>0.0451781764</text:p>
          </table:table-cell>
          <table:table-cell table:style-name="Default" office:value-type="float" office:value="0.3333333333" calcext:value-type="float">
            <text:p>0.3333333333</text:p>
          </table:table-cell>
          <table:table-cell table:style-name="Default" office:value-type="float" office:value="0.0833333333" calcext:value-type="float">
            <text:p>0.0833333333</text:p>
          </table:table-cell>
          <table:table-cell table:style-name="Default" office:value-type="float" office:value="0.593220339" calcext:value-type="float">
            <text:p>0.5932203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5]-[.B$1])/[.B$3]" office:value-type="float" office:value="0.416666666666667" calcext:value-type="float">
            <text:p>0.4166666667</text:p>
          </table:table-cell>
          <table:table-cell table:formula="of:=([.C105]-[.C$1])/[.C$3]" office:value-type="float" office:value="0.291666666666667" calcext:value-type="float">
            <text:p>0.2916666667</text:p>
          </table:table-cell>
          <table:table-cell table:formula="of:=([.D105]-[.D$1])/[.D$3]" office:value-type="float" office:value="0.694915254237288" calcext:value-type="float">
            <text:p>0.6949152542</text:p>
          </table:table-cell>
          <table:table-cell table:formula="of:=([.E105]-[.E$1])/[.E$3]" office:value-type="float" office:value="0.75" calcext:value-type="float">
            <text:p>0.75</text:p>
          </table:table-cell>
          <table:table-cell table:formula="of:=[.F105]" office:value-type="float" office:value="3" calcext:value-type="float">
            <text:p>3</text:p>
          </table:table-cell>
          <table:table-cell/>
          <table:table-cell table:formula="of:=[.H105]*2-1" office:value-type="float" office:value="-0.166666666666667" calcext:value-type="float">
            <text:p>-0.1666666667</text:p>
          </table:table-cell>
          <table:table-cell table:formula="of:=[.I105]*2-1" office:value-type="float" office:value="-0.416666666666667" calcext:value-type="float">
            <text:p>-0.4166666667</text:p>
          </table:table-cell>
          <table:table-cell table:formula="of:=[.J105]*2-1" office:value-type="float" office:value="0.389830508474576" calcext:value-type="float">
            <text:p>0.3898305085</text:p>
          </table:table-cell>
          <table:table-cell table:formula="of:=[.K105]*2-1" office:value-type="float" office:value="0.5" calcext:value-type="float">
            <text:p>0.5</text:p>
          </table:table-cell>
          <table:table-cell table:formula="of:=[.L105]" office:value-type="float" office:value="3" calcext:value-type="float">
            <text:p>3</text:p>
          </table:table-cell>
          <table:table-cell/>
          <table:table-cell table:formula="of:=RAND()" office:value-type="float" office:value="0.512549393810332" calcext:value-type="float">
            <text:p>0.5125493938</text:p>
          </table:table-cell>
          <table:table-cell table:style-name="Default" office:value-type="float" office:value="-0.7777777778" calcext:value-type="float">
            <text:p>-0.77777777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7966101695" calcext:value-type="float">
            <text:p>-0.7966101695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6]-[.B$1])/[.B$3]" office:value-type="float" office:value="0.777777777777778" calcext:value-type="float">
            <text:p>0.7777777778</text:p>
          </table:table-cell>
          <table:table-cell table:formula="of:=([.C106]-[.C$1])/[.C$3]" office:value-type="float" office:value="0.416666666666667" calcext:value-type="float">
            <text:p>0.4166666667</text:p>
          </table:table-cell>
          <table:table-cell table:formula="of:=([.D106]-[.D$1])/[.D$3]" office:value-type="float" office:value="0.830508474576271" calcext:value-type="float">
            <text:p>0.8305084746</text:p>
          </table:table-cell>
          <table:table-cell table:formula="of:=([.E106]-[.E$1])/[.E$3]" office:value-type="float" office:value="0.833333333333333" calcext:value-type="float">
            <text:p>0.8333333333</text:p>
          </table:table-cell>
          <table:table-cell table:formula="of:=[.F106]" office:value-type="float" office:value="3" calcext:value-type="float">
            <text:p>3</text:p>
          </table:table-cell>
          <table:table-cell/>
          <table:table-cell table:formula="of:=[.H106]*2-1" office:value-type="float" office:value="0.555555555555555" calcext:value-type="float">
            <text:p>0.5555555556</text:p>
          </table:table-cell>
          <table:table-cell table:formula="of:=[.I106]*2-1" office:value-type="float" office:value="-0.166666666666667" calcext:value-type="float">
            <text:p>-0.1666666667</text:p>
          </table:table-cell>
          <table:table-cell table:formula="of:=[.J106]*2-1" office:value-type="float" office:value="0.661016949152542" calcext:value-type="float">
            <text:p>0.6610169492</text:p>
          </table:table-cell>
          <table:table-cell table:formula="of:=[.K106]*2-1" office:value-type="float" office:value="0.666666666666667" calcext:value-type="float">
            <text:p>0.6666666667</text:p>
          </table:table-cell>
          <table:table-cell table:formula="of:=[.L106]" office:value-type="float" office:value="3" calcext:value-type="float">
            <text:p>3</text:p>
          </table:table-cell>
          <table:table-cell/>
          <table:table-cell table:formula="of:=RAND()" office:value-type="float" office:value="0.23057534522377" calcext:value-type="float">
            <text:p>0.2305753452</text:p>
          </table:table-cell>
          <table:table-cell table:style-name="Default" office:value-type="float" office:value="0.6111111111" calcext:value-type="float">
            <text:p>0.6111111111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6271186441" calcext:value-type="float">
            <text:p>0.627118644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7]-[.B$1])/[.B$3]" office:value-type="float" office:value="0.555555555555555" calcext:value-type="float">
            <text:p>0.5555555556</text:p>
          </table:table-cell>
          <table:table-cell table:formula="of:=([.C107]-[.C$1])/[.C$3]" office:value-type="float" office:value="0.375" calcext:value-type="float">
            <text:p>0.375</text:p>
          </table:table-cell>
          <table:table-cell table:formula="of:=([.D107]-[.D$1])/[.D$3]" office:value-type="float" office:value="0.779661016949152" calcext:value-type="float">
            <text:p>0.7796610169</text:p>
          </table:table-cell>
          <table:table-cell table:formula="of:=([.E107]-[.E$1])/[.E$3]" office:value-type="float" office:value="0.708333333333333" calcext:value-type="float">
            <text:p>0.7083333333</text:p>
          </table:table-cell>
          <table:table-cell table:formula="of:=[.F107]" office:value-type="float" office:value="3" calcext:value-type="float">
            <text:p>3</text:p>
          </table:table-cell>
          <table:table-cell/>
          <table:table-cell table:formula="of:=[.H107]*2-1" office:value-type="float" office:value="0.111111111111111" calcext:value-type="float">
            <text:p>0.1111111111</text:p>
          </table:table-cell>
          <table:table-cell table:formula="of:=[.I107]*2-1" office:value-type="float" office:value="-0.25" calcext:value-type="float">
            <text:p>-0.25</text:p>
          </table:table-cell>
          <table:table-cell table:formula="of:=[.J107]*2-1" office:value-type="float" office:value="0.559322033898305" calcext:value-type="float">
            <text:p>0.5593220339</text:p>
          </table:table-cell>
          <table:table-cell table:formula="of:=[.K107]*2-1" office:value-type="float" office:value="0.416666666666667" calcext:value-type="float">
            <text:p>0.4166666667</text:p>
          </table:table-cell>
          <table:table-cell table:formula="of:=[.L107]" office:value-type="float" office:value="3" calcext:value-type="float">
            <text:p>3</text:p>
          </table:table-cell>
          <table:table-cell/>
          <table:table-cell table:formula="of:=RAND()" office:value-type="float" office:value="0.5532702782657" calcext:value-type="float">
            <text:p>0.5532702783</text:p>
          </table:table-cell>
          <table:table-cell table:style-name="Default" office:value-type="float" office:value="-0.2222222222" calcext:value-type="float">
            <text:p>-0.2222222222</text:p>
          </table:table-cell>
          <table:table-cell table:style-name="Default" office:value-type="float" office:value="-0.3333333333" calcext:value-type="float">
            <text:p>-0.3333333333</text:p>
          </table:table-cell>
          <table:table-cell table:style-name="Default" office:value-type="float" office:value="0.186440678" calcext:value-type="float">
            <text:p>0.186440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8]-[.B$1])/[.B$3]" office:value-type="float" office:value="0.611111111111111" calcext:value-type="float">
            <text:p>0.6111111111</text:p>
          </table:table-cell>
          <table:table-cell table:formula="of:=([.C108]-[.C$1])/[.C$3]" office:value-type="float" office:value="0.416666666666667" calcext:value-type="float">
            <text:p>0.4166666667</text:p>
          </table:table-cell>
          <table:table-cell table:formula="of:=([.D108]-[.D$1])/[.D$3]" office:value-type="float" office:value="0.813559322033898" calcext:value-type="float">
            <text:p>0.813559322</text:p>
          </table:table-cell>
          <table:table-cell table:formula="of:=([.E108]-[.E$1])/[.E$3]" office:value-type="float" office:value="0.875" calcext:value-type="float">
            <text:p>0.875</text:p>
          </table:table-cell>
          <table:table-cell table:formula="of:=[.F108]" office:value-type="float" office:value="3" calcext:value-type="float">
            <text:p>3</text:p>
          </table:table-cell>
          <table:table-cell/>
          <table:table-cell table:formula="of:=[.H108]*2-1" office:value-type="float" office:value="0.222222222222222" calcext:value-type="float">
            <text:p>0.2222222222</text:p>
          </table:table-cell>
          <table:table-cell table:formula="of:=[.I108]*2-1" office:value-type="float" office:value="-0.166666666666667" calcext:value-type="float">
            <text:p>-0.1666666667</text:p>
          </table:table-cell>
          <table:table-cell table:formula="of:=[.J108]*2-1" office:value-type="float" office:value="0.627118644067796" calcext:value-type="float">
            <text:p>0.6271186441</text:p>
          </table:table-cell>
          <table:table-cell table:formula="of:=[.K108]*2-1" office:value-type="float" office:value="0.75" calcext:value-type="float">
            <text:p>0.75</text:p>
          </table:table-cell>
          <table:table-cell table:formula="of:=[.L108]" office:value-type="float" office:value="3" calcext:value-type="float">
            <text:p>3</text:p>
          </table:table-cell>
          <table:table-cell/>
          <table:table-cell table:formula="of:=RAND()" office:value-type="float" office:value="0.150765038095415" calcext:value-type="float">
            <text:p>0.1507650381</text:p>
          </table:table-cell>
          <table:table-cell table:style-name="Default" office:value-type="float" office:value="0.6666666667" calcext:value-type="float">
            <text:p>0.6666666667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0.7966101695" calcext:value-type="float">
            <text:p>0.7966101695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09]-[.B$1])/[.B$3]" office:value-type="float" office:value="0.916666666666666" calcext:value-type="float">
            <text:p>0.9166666667</text:p>
          </table:table-cell>
          <table:table-cell table:formula="of:=([.C109]-[.C$1])/[.C$3]" office:value-type="float" office:value="0.416666666666667" calcext:value-type="float">
            <text:p>0.4166666667</text:p>
          </table:table-cell>
          <table:table-cell table:formula="of:=([.D109]-[.D$1])/[.D$3]" office:value-type="float" office:value="0.949152542372881" calcext:value-type="float">
            <text:p>0.9491525424</text:p>
          </table:table-cell>
          <table:table-cell table:formula="of:=([.E109]-[.E$1])/[.E$3]" office:value-type="float" office:value="0.833333333333333" calcext:value-type="float">
            <text:p>0.8333333333</text:p>
          </table:table-cell>
          <table:table-cell table:formula="of:=[.F109]" office:value-type="float" office:value="3" calcext:value-type="float">
            <text:p>3</text:p>
          </table:table-cell>
          <table:table-cell/>
          <table:table-cell table:formula="of:=[.H109]*2-1" office:value-type="float" office:value="0.833333333333333" calcext:value-type="float">
            <text:p>0.8333333333</text:p>
          </table:table-cell>
          <table:table-cell table:formula="of:=[.I109]*2-1" office:value-type="float" office:value="-0.166666666666667" calcext:value-type="float">
            <text:p>-0.1666666667</text:p>
          </table:table-cell>
          <table:table-cell table:formula="of:=[.J109]*2-1" office:value-type="float" office:value="0.898305084745762" calcext:value-type="float">
            <text:p>0.8983050847</text:p>
          </table:table-cell>
          <table:table-cell table:formula="of:=[.K109]*2-1" office:value-type="float" office:value="0.666666666666667" calcext:value-type="float">
            <text:p>0.6666666667</text:p>
          </table:table-cell>
          <table:table-cell table:formula="of:=[.L109]" office:value-type="float" office:value="3" calcext:value-type="float">
            <text:p>3</text:p>
          </table:table-cell>
          <table:table-cell/>
          <table:table-cell table:formula="of:=RAND()" office:value-type="float" office:value="0.394596637692302" calcext:value-type="float">
            <text:p>0.3945966377</text:p>
          </table:table-cell>
          <table:table-cell table:style-name="Default" office:value-type="float" office:value="0.6111111111" calcext:value-type="float">
            <text:p>0.61111111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49152542" calcext:value-type="float">
            <text:p>0.6949152542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0]-[.B$1])/[.B$3]" office:value-type="float" office:value="0.166666666666667" calcext:value-type="float">
            <text:p>0.1666666667</text:p>
          </table:table-cell>
          <table:table-cell table:formula="of:=([.C110]-[.C$1])/[.C$3]" office:value-type="float" office:value="0.208333333333333" calcext:value-type="float">
            <text:p>0.2083333333</text:p>
          </table:table-cell>
          <table:table-cell table:formula="of:=([.D110]-[.D$1])/[.D$3]" office:value-type="float" office:value="0.593220338983051" calcext:value-type="float">
            <text:p>0.593220339</text:p>
          </table:table-cell>
          <table:table-cell table:formula="of:=([.E110]-[.E$1])/[.E$3]" office:value-type="float" office:value="0.666666666666667" calcext:value-type="float">
            <text:p>0.6666666667</text:p>
          </table:table-cell>
          <table:table-cell table:formula="of:=[.F110]" office:value-type="float" office:value="3" calcext:value-type="float">
            <text:p>3</text:p>
          </table:table-cell>
          <table:table-cell/>
          <table:table-cell table:formula="of:=[.H110]*2-1" office:value-type="float" office:value="-0.666666666666666" calcext:value-type="float">
            <text:p>-0.6666666667</text:p>
          </table:table-cell>
          <table:table-cell table:formula="of:=[.I110]*2-1" office:value-type="float" office:value="-0.583333333333333" calcext:value-type="float">
            <text:p>-0.5833333333</text:p>
          </table:table-cell>
          <table:table-cell table:formula="of:=[.J110]*2-1" office:value-type="float" office:value="0.186440677966102" calcext:value-type="float">
            <text:p>0.186440678</text:p>
          </table:table-cell>
          <table:table-cell table:formula="of:=[.K110]*2-1" office:value-type="float" office:value="0.333333333333333" calcext:value-type="float">
            <text:p>0.3333333333</text:p>
          </table:table-cell>
          <table:table-cell table:formula="of:=[.L110]" office:value-type="float" office:value="3" calcext:value-type="float">
            <text:p>3</text:p>
          </table:table-cell>
          <table:table-cell/>
          <table:table-cell table:formula="of:=RAND()" office:value-type="float" office:value="0.603866068879142" calcext:value-type="float">
            <text:p>0.6038660689</text:p>
          </table:table-cell>
          <table:table-cell table:style-name="Default" office:value-type="float" office:value="-0.2777777778" calcext:value-type="float">
            <text:p>-0.2777777778</text:p>
          </table:table-cell>
          <table:table-cell table:style-name="Default" office:value-type="float" office:value="-0.4166666667" calcext:value-type="float">
            <text:p>-0.4166666667</text:p>
          </table:table-cell>
          <table:table-cell table:style-name="Default" office:value-type="float" office:value="0.0847457627" calcext:value-type="float">
            <text:p>0.0847457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1]-[.B$1])/[.B$3]" office:value-type="float" office:value="0.833333333333333" calcext:value-type="float">
            <text:p>0.8333333333</text:p>
          </table:table-cell>
          <table:table-cell table:formula="of:=([.C111]-[.C$1])/[.C$3]" office:value-type="float" office:value="0.375" calcext:value-type="float">
            <text:p>0.375</text:p>
          </table:table-cell>
          <table:table-cell table:formula="of:=([.D111]-[.D$1])/[.D$3]" office:value-type="float" office:value="0.898305084745763" calcext:value-type="float">
            <text:p>0.8983050847</text:p>
          </table:table-cell>
          <table:table-cell table:formula="of:=([.E111]-[.E$1])/[.E$3]" office:value-type="float" office:value="0.708333333333333" calcext:value-type="float">
            <text:p>0.7083333333</text:p>
          </table:table-cell>
          <table:table-cell table:formula="of:=[.F111]" office:value-type="float" office:value="3" calcext:value-type="float">
            <text:p>3</text:p>
          </table:table-cell>
          <table:table-cell/>
          <table:table-cell table:formula="of:=[.H111]*2-1" office:value-type="float" office:value="0.666666666666667" calcext:value-type="float">
            <text:p>0.6666666667</text:p>
          </table:table-cell>
          <table:table-cell table:formula="of:=[.I111]*2-1" office:value-type="float" office:value="-0.25" calcext:value-type="float">
            <text:p>-0.25</text:p>
          </table:table-cell>
          <table:table-cell table:formula="of:=[.J111]*2-1" office:value-type="float" office:value="0.796610169491525" calcext:value-type="float">
            <text:p>0.7966101695</text:p>
          </table:table-cell>
          <table:table-cell table:formula="of:=[.K111]*2-1" office:value-type="float" office:value="0.416666666666667" calcext:value-type="float">
            <text:p>0.4166666667</text:p>
          </table:table-cell>
          <table:table-cell table:formula="of:=[.L111]" office:value-type="float" office:value="3" calcext:value-type="float">
            <text:p>3</text:p>
          </table:table-cell>
          <table:table-cell/>
          <table:table-cell table:formula="of:=RAND()" office:value-type="float" office:value="0.772296105744317" calcext:value-type="float">
            <text:p>0.7722961057</text:p>
          </table:table-cell>
          <table:table-cell table:style-name="Default" office:value-type="float" office:value="-0.6111111111" calcext:value-type="float">
            <text:p>-0.611111111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0.7966101695" calcext:value-type="float">
            <text:p>-0.7966101695</text:p>
          </table:table-cell>
          <table:table-cell table:style-name="Default" office:value-type="float" office:value="-0.5833333333" calcext:value-type="float">
            <text:p>-0.583333333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2]-[.B$1])/[.B$3]" office:value-type="float" office:value="0.666666666666667" calcext:value-type="float">
            <text:p>0.6666666667</text:p>
          </table:table-cell>
          <table:table-cell table:formula="of:=([.C112]-[.C$1])/[.C$3]" office:value-type="float" office:value="0.208333333333333" calcext:value-type="float">
            <text:p>0.2083333333</text:p>
          </table:table-cell>
          <table:table-cell table:formula="of:=([.D112]-[.D$1])/[.D$3]" office:value-type="float" office:value="0.813559322033898" calcext:value-type="float">
            <text:p>0.813559322</text:p>
          </table:table-cell>
          <table:table-cell table:formula="of:=([.E112]-[.E$1])/[.E$3]" office:value-type="float" office:value="0.708333333333333" calcext:value-type="float">
            <text:p>0.7083333333</text:p>
          </table:table-cell>
          <table:table-cell table:formula="of:=[.F112]" office:value-type="float" office:value="3" calcext:value-type="float">
            <text:p>3</text:p>
          </table:table-cell>
          <table:table-cell/>
          <table:table-cell table:formula="of:=[.H112]*2-1" office:value-type="float" office:value="0.333333333333333" calcext:value-type="float">
            <text:p>0.3333333333</text:p>
          </table:table-cell>
          <table:table-cell table:formula="of:=[.I112]*2-1" office:value-type="float" office:value="-0.583333333333333" calcext:value-type="float">
            <text:p>-0.5833333333</text:p>
          </table:table-cell>
          <table:table-cell table:formula="of:=[.J112]*2-1" office:value-type="float" office:value="0.627118644067796" calcext:value-type="float">
            <text:p>0.6271186441</text:p>
          </table:table-cell>
          <table:table-cell table:formula="of:=[.K112]*2-1" office:value-type="float" office:value="0.416666666666667" calcext:value-type="float">
            <text:p>0.4166666667</text:p>
          </table:table-cell>
          <table:table-cell table:formula="of:=[.L112]" office:value-type="float" office:value="3" calcext:value-type="float">
            <text:p>3</text:p>
          </table:table-cell>
          <table:table-cell/>
          <table:table-cell table:formula="of:=RAND()" office:value-type="float" office:value="0.712862619897351" calcext:value-type="float">
            <text:p>0.7128626199</text:p>
          </table:table-cell>
          <table:table-cell table:style-name="Default" office:value-type="float" office:value="-0.2222222222" calcext:value-type="float">
            <text:p>-0.2222222222</text:p>
          </table:table-cell>
          <table:table-cell table:style-name="Default" office:value-type="float" office:value="-0.5833333333" calcext:value-type="float">
            <text:p>-0.5833333333</text:p>
          </table:table-cell>
          <table:table-cell table:style-name="Default" office:value-type="float" office:value="0.3559322034" calcext:value-type="float">
            <text:p>0.3559322034</text:p>
          </table:table-cell>
          <table:table-cell table:style-name="Default" office:value-type="float" office:value="0.5833333333" calcext:value-type="float">
            <text:p>0.5833333333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3]-[.B$1])/[.B$3]" office:value-type="float" office:value="0.805555555555556" calcext:value-type="float">
            <text:p>0.8055555556</text:p>
          </table:table-cell>
          <table:table-cell table:formula="of:=([.C113]-[.C$1])/[.C$3]" office:value-type="float" office:value="0.666666666666667" calcext:value-type="float">
            <text:p>0.6666666667</text:p>
          </table:table-cell>
          <table:table-cell table:formula="of:=([.D113]-[.D$1])/[.D$3]" office:value-type="float" office:value="0.864406779661017" calcext:value-type="float">
            <text:p>0.8644067797</text:p>
          </table:table-cell>
          <table:table-cell table:formula="of:=([.E113]-[.E$1])/[.E$3]" office:value-type="float" office:value="1" calcext:value-type="float">
            <text:p>1</text:p>
          </table:table-cell>
          <table:table-cell table:formula="of:=[.F113]" office:value-type="float" office:value="3" calcext:value-type="float">
            <text:p>3</text:p>
          </table:table-cell>
          <table:table-cell/>
          <table:table-cell table:formula="of:=[.H113]*2-1" office:value-type="float" office:value="0.611111111111111" calcext:value-type="float">
            <text:p>0.6111111111</text:p>
          </table:table-cell>
          <table:table-cell table:formula="of:=[.I113]*2-1" office:value-type="float" office:value="0.333333333333333" calcext:value-type="float">
            <text:p>0.3333333333</text:p>
          </table:table-cell>
          <table:table-cell table:formula="of:=[.J113]*2-1" office:value-type="float" office:value="0.728813559322034" calcext:value-type="float">
            <text:p>0.7288135593</text:p>
          </table:table-cell>
          <table:table-cell table:formula="of:=[.K113]*2-1" office:value-type="float" office:value="1" calcext:value-type="float">
            <text:p>1</text:p>
          </table:table-cell>
          <table:table-cell table:formula="of:=[.L113]" office:value-type="float" office:value="3" calcext:value-type="float">
            <text:p>3</text:p>
          </table:table-cell>
          <table:table-cell/>
          <table:table-cell table:formula="of:=RAND()" office:value-type="float" office:value="0.222247711382806" calcext:value-type="float">
            <text:p>0.2222477114</text:p>
          </table:table-cell>
          <table:table-cell table:style-name="Default" office:value-type="float" office:value="0.1111111111" calcext:value-type="float">
            <text:p>0.1111111111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0.5593220339" calcext:value-type="float">
            <text:p>0.5593220339</text:p>
          </table:table-cell>
          <table:table-cell table:style-name="Default" office:value-type="float" office:value="0.9166666667" calcext:value-type="float">
            <text:p>0.9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4]-[.B$1])/[.B$3]" office:value-type="float" office:value="0.611111111111111" calcext:value-type="float">
            <text:p>0.6111111111</text:p>
          </table:table-cell>
          <table:table-cell table:formula="of:=([.C114]-[.C$1])/[.C$3]" office:value-type="float" office:value="0.5" calcext:value-type="float">
            <text:p>0.5</text:p>
          </table:table-cell>
          <table:table-cell table:formula="of:=([.D114]-[.D$1])/[.D$3]" office:value-type="float" office:value="0.694915254237288" calcext:value-type="float">
            <text:p>0.6949152542</text:p>
          </table:table-cell>
          <table:table-cell table:formula="of:=([.E114]-[.E$1])/[.E$3]" office:value-type="float" office:value="0.791666666666667" calcext:value-type="float">
            <text:p>0.7916666667</text:p>
          </table:table-cell>
          <table:table-cell table:formula="of:=[.F114]" office:value-type="float" office:value="3" calcext:value-type="float">
            <text:p>3</text:p>
          </table:table-cell>
          <table:table-cell/>
          <table:table-cell table:formula="of:=[.H114]*2-1" office:value-type="float" office:value="0.222222222222222" calcext:value-type="float">
            <text:p>0.2222222222</text:p>
          </table:table-cell>
          <table:table-cell table:formula="of:=[.I114]*2-1" office:value-type="float" office:value="0" calcext:value-type="float">
            <text:p>0</text:p>
          </table:table-cell>
          <table:table-cell table:formula="of:=[.J114]*2-1" office:value-type="float" office:value="0.389830508474576" calcext:value-type="float">
            <text:p>0.3898305085</text:p>
          </table:table-cell>
          <table:table-cell table:formula="of:=[.K114]*2-1" office:value-type="float" office:value="0.583333333333333" calcext:value-type="float">
            <text:p>0.5833333333</text:p>
          </table:table-cell>
          <table:table-cell table:formula="of:=[.L114]" office:value-type="float" office:value="3" calcext:value-type="float">
            <text:p>3</text:p>
          </table:table-cell>
          <table:table-cell/>
          <table:table-cell table:formula="of:=RAND()" office:value-type="float" office:value="0.479212073842064" calcext:value-type="float">
            <text:p>0.4792120738</text:p>
          </table:table-cell>
          <table:table-cell table:style-name="Default" office:value-type="float" office:value="0.1111111111" calcext:value-type="float">
            <text:p>0.1111111111</text:p>
          </table:table-cell>
          <table:table-cell table:style-name="Default" office:value-type="float" office:value="-0.5833333333" calcext:value-type="float">
            <text:p>-0.5833333333</text:p>
          </table:table-cell>
          <table:table-cell table:style-name="Default" office:value-type="float" office:value="0.3559322034" calcext:value-type="float">
            <text:p>0.355932203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5]-[.B$1])/[.B$3]" office:value-type="float" office:value="0.583333333333333" calcext:value-type="float">
            <text:p>0.5833333333</text:p>
          </table:table-cell>
          <table:table-cell table:formula="of:=([.C115]-[.C$1])/[.C$3]" office:value-type="float" office:value="0.291666666666667" calcext:value-type="float">
            <text:p>0.2916666667</text:p>
          </table:table-cell>
          <table:table-cell table:formula="of:=([.D115]-[.D$1])/[.D$3]" office:value-type="float" office:value="0.728813559322034" calcext:value-type="float">
            <text:p>0.7288135593</text:p>
          </table:table-cell>
          <table:table-cell table:formula="of:=([.E115]-[.E$1])/[.E$3]" office:value-type="float" office:value="0.75" calcext:value-type="float">
            <text:p>0.75</text:p>
          </table:table-cell>
          <table:table-cell table:formula="of:=[.F115]" office:value-type="float" office:value="3" calcext:value-type="float">
            <text:p>3</text:p>
          </table:table-cell>
          <table:table-cell/>
          <table:table-cell table:formula="of:=[.H115]*2-1" office:value-type="float" office:value="0.166666666666667" calcext:value-type="float">
            <text:p>0.1666666667</text:p>
          </table:table-cell>
          <table:table-cell table:formula="of:=[.I115]*2-1" office:value-type="float" office:value="-0.416666666666667" calcext:value-type="float">
            <text:p>-0.4166666667</text:p>
          </table:table-cell>
          <table:table-cell table:formula="of:=[.J115]*2-1" office:value-type="float" office:value="0.457627118644068" calcext:value-type="float">
            <text:p>0.4576271186</text:p>
          </table:table-cell>
          <table:table-cell table:formula="of:=[.K115]*2-1" office:value-type="float" office:value="0.5" calcext:value-type="float">
            <text:p>0.5</text:p>
          </table:table-cell>
          <table:table-cell table:formula="of:=[.L115]" office:value-type="float" office:value="3" calcext:value-type="float">
            <text:p>3</text:p>
          </table:table-cell>
          <table:table-cell/>
          <table:table-cell table:formula="of:=RAND()" office:value-type="float" office:value="0.780207413481548" calcext:value-type="float">
            <text:p>0.7802074135</text:p>
          </table:table-cell>
          <table:table-cell table:style-name="Default" office:value-type="float" office:value="0.3333333333" calcext:value-type="float">
            <text:p>0.3333333333</text:p>
          </table:table-cell>
          <table:table-cell table:style-name="Default" office:value-type="float" office:value="-0.0833333333" calcext:value-type="float">
            <text:p>-0.0833333333</text:p>
          </table:table-cell>
          <table:table-cell table:style-name="Default" office:value-type="float" office:value="0.2542372881" calcext:value-type="float">
            <text:p>0.2542372881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6]-[.B$1])/[.B$3]" office:value-type="float" office:value="0.694444444444444" calcext:value-type="float">
            <text:p>0.6944444444</text:p>
          </table:table-cell>
          <table:table-cell table:formula="of:=([.C116]-[.C$1])/[.C$3]" office:value-type="float" office:value="0.416666666666667" calcext:value-type="float">
            <text:p>0.4166666667</text:p>
          </table:table-cell>
          <table:table-cell table:formula="of:=([.D116]-[.D$1])/[.D$3]" office:value-type="float" office:value="0.76271186440678" calcext:value-type="float">
            <text:p>0.7627118644</text:p>
          </table:table-cell>
          <table:table-cell table:formula="of:=([.E116]-[.E$1])/[.E$3]" office:value-type="float" office:value="0.833333333333333" calcext:value-type="float">
            <text:p>0.8333333333</text:p>
          </table:table-cell>
          <table:table-cell table:formula="of:=[.F116]" office:value-type="float" office:value="3" calcext:value-type="float">
            <text:p>3</text:p>
          </table:table-cell>
          <table:table-cell/>
          <table:table-cell table:formula="of:=[.H116]*2-1" office:value-type="float" office:value="0.388888888888889" calcext:value-type="float">
            <text:p>0.3888888889</text:p>
          </table:table-cell>
          <table:table-cell table:formula="of:=[.I116]*2-1" office:value-type="float" office:value="-0.166666666666667" calcext:value-type="float">
            <text:p>-0.1666666667</text:p>
          </table:table-cell>
          <table:table-cell table:formula="of:=[.J116]*2-1" office:value-type="float" office:value="0.525423728813559" calcext:value-type="float">
            <text:p>0.5254237288</text:p>
          </table:table-cell>
          <table:table-cell table:formula="of:=[.K116]*2-1" office:value-type="float" office:value="0.666666666666667" calcext:value-type="float">
            <text:p>0.6666666667</text:p>
          </table:table-cell>
          <table:table-cell table:formula="of:=[.L116]" office:value-type="float" office:value="3" calcext:value-type="float">
            <text:p>3</text:p>
          </table:table-cell>
          <table:table-cell/>
          <table:table-cell table:formula="of:=RAND()" office:value-type="float" office:value="0.435917888535187" calcext:value-type="float">
            <text:p>0.4359178885</text:p>
          </table:table-cell>
          <table:table-cell table:style-name="Default" office:value-type="float" office:value="-0.5555555556" calcext:value-type="float">
            <text:p>-0.555555555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0.7966101695" calcext:value-type="float">
            <text:p>-0.7966101695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7]-[.B$1])/[.B$3]" office:value-type="float" office:value="0.388888888888889" calcext:value-type="float">
            <text:p>0.3888888889</text:p>
          </table:table-cell>
          <table:table-cell table:formula="of:=([.C117]-[.C$1])/[.C$3]" office:value-type="float" office:value="0.208333333333333" calcext:value-type="float">
            <text:p>0.2083333333</text:p>
          </table:table-cell>
          <table:table-cell table:formula="of:=([.D117]-[.D$1])/[.D$3]" office:value-type="float" office:value="0.677966101694915" calcext:value-type="float">
            <text:p>0.6779661017</text:p>
          </table:table-cell>
          <table:table-cell table:formula="of:=([.E117]-[.E$1])/[.E$3]" office:value-type="float" office:value="0.791666666666667" calcext:value-type="float">
            <text:p>0.7916666667</text:p>
          </table:table-cell>
          <table:table-cell table:formula="of:=[.F117]" office:value-type="float" office:value="3" calcext:value-type="float">
            <text:p>3</text:p>
          </table:table-cell>
          <table:table-cell/>
          <table:table-cell table:formula="of:=[.H117]*2-1" office:value-type="float" office:value="-0.222222222222222" calcext:value-type="float">
            <text:p>-0.2222222222</text:p>
          </table:table-cell>
          <table:table-cell table:formula="of:=[.I117]*2-1" office:value-type="float" office:value="-0.583333333333333" calcext:value-type="float">
            <text:p>-0.5833333333</text:p>
          </table:table-cell>
          <table:table-cell table:formula="of:=[.J117]*2-1" office:value-type="float" office:value="0.35593220338983" calcext:value-type="float">
            <text:p>0.3559322034</text:p>
          </table:table-cell>
          <table:table-cell table:formula="of:=[.K117]*2-1" office:value-type="float" office:value="0.583333333333333" calcext:value-type="float">
            <text:p>0.5833333333</text:p>
          </table:table-cell>
          <table:table-cell table:formula="of:=[.L117]" office:value-type="float" office:value="3" calcext:value-type="float">
            <text:p>3</text:p>
          </table:table-cell>
          <table:table-cell/>
          <table:table-cell table:formula="of:=RAND()" office:value-type="float" office:value="0.466813037870452" calcext:value-type="float">
            <text:p>0.4668130379</text:p>
          </table:table-cell>
          <table:table-cell table:style-name="Default" office:value-type="float" office:value="-0.3888888889" calcext:value-type="float">
            <text:p>-0.3888888889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-0.8305084746" calcext:value-type="float">
            <text:p>-0.8305084746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8]-[.B$1])/[.B$3]" office:value-type="float" office:value="0.416666666666667" calcext:value-type="float">
            <text:p>0.4166666667</text:p>
          </table:table-cell>
          <table:table-cell table:formula="of:=([.C118]-[.C$1])/[.C$3]" office:value-type="float" office:value="0.333333333333333" calcext:value-type="float">
            <text:p>0.3333333333</text:p>
          </table:table-cell>
          <table:table-cell table:formula="of:=([.D118]-[.D$1])/[.D$3]" office:value-type="float" office:value="0.694915254237288" calcext:value-type="float">
            <text:p>0.6949152542</text:p>
          </table:table-cell>
          <table:table-cell table:formula="of:=([.E118]-[.E$1])/[.E$3]" office:value-type="float" office:value="0.958333333333333" calcext:value-type="float">
            <text:p>0.9583333333</text:p>
          </table:table-cell>
          <table:table-cell table:formula="of:=[.F118]" office:value-type="float" office:value="3" calcext:value-type="float">
            <text:p>3</text:p>
          </table:table-cell>
          <table:table-cell/>
          <table:table-cell table:formula="of:=[.H118]*2-1" office:value-type="float" office:value="-0.166666666666667" calcext:value-type="float">
            <text:p>-0.1666666667</text:p>
          </table:table-cell>
          <table:table-cell table:formula="of:=[.I118]*2-1" office:value-type="float" office:value="-0.333333333333334" calcext:value-type="float">
            <text:p>-0.3333333333</text:p>
          </table:table-cell>
          <table:table-cell table:formula="of:=[.J118]*2-1" office:value-type="float" office:value="0.389830508474576" calcext:value-type="float">
            <text:p>0.3898305085</text:p>
          </table:table-cell>
          <table:table-cell table:formula="of:=[.K118]*2-1" office:value-type="float" office:value="0.916666666666666" calcext:value-type="float">
            <text:p>0.9166666667</text:p>
          </table:table-cell>
          <table:table-cell table:formula="of:=[.L118]" office:value-type="float" office:value="3" calcext:value-type="float">
            <text:p>3</text:p>
          </table:table-cell>
          <table:table-cell/>
          <table:table-cell table:formula="of:=RAND()" office:value-type="float" office:value="0.646313129924238" calcext:value-type="float">
            <text:p>0.6463131299</text:p>
          </table:table-cell>
          <table:table-cell table:style-name="Default" office:value-type="float" office:value="-0.0555555556" calcext:value-type="float">
            <text:p>-0.0555555556</text:p>
          </table:table-cell>
          <table:table-cell table:style-name="Default" office:value-type="float" office:value="-0.8333333333" calcext:value-type="float">
            <text:p>-0.8333333333</text:p>
          </table:table-cell>
          <table:table-cell table:style-name="Default" office:value-type="float" office:value="0.0169491525" calcext:value-type="float">
            <text:p>0.0169491525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19]-[.B$1])/[.B$3]" office:value-type="float" office:value="0.583333333333333" calcext:value-type="float">
            <text:p>0.5833333333</text:p>
          </table:table-cell>
          <table:table-cell table:formula="of:=([.C119]-[.C$1])/[.C$3]" office:value-type="float" office:value="0.5" calcext:value-type="float">
            <text:p>0.5</text:p>
          </table:table-cell>
          <table:table-cell table:formula="of:=([.D119]-[.D$1])/[.D$3]" office:value-type="float" office:value="0.728813559322034" calcext:value-type="float">
            <text:p>0.7288135593</text:p>
          </table:table-cell>
          <table:table-cell table:formula="of:=([.E119]-[.E$1])/[.E$3]" office:value-type="float" office:value="0.916666666666667" calcext:value-type="float">
            <text:p>0.9166666667</text:p>
          </table:table-cell>
          <table:table-cell table:formula="of:=[.F119]" office:value-type="float" office:value="3" calcext:value-type="float">
            <text:p>3</text:p>
          </table:table-cell>
          <table:table-cell/>
          <table:table-cell table:formula="of:=[.H119]*2-1" office:value-type="float" office:value="0.166666666666667" calcext:value-type="float">
            <text:p>0.1666666667</text:p>
          </table:table-cell>
          <table:table-cell table:formula="of:=[.I119]*2-1" office:value-type="float" office:value="0" calcext:value-type="float">
            <text:p>0</text:p>
          </table:table-cell>
          <table:table-cell table:formula="of:=[.J119]*2-1" office:value-type="float" office:value="0.457627118644068" calcext:value-type="float">
            <text:p>0.4576271186</text:p>
          </table:table-cell>
          <table:table-cell table:formula="of:=[.K119]*2-1" office:value-type="float" office:value="0.833333333333333" calcext:value-type="float">
            <text:p>0.8333333333</text:p>
          </table:table-cell>
          <table:table-cell table:formula="of:=[.L119]" office:value-type="float" office:value="3" calcext:value-type="float">
            <text:p>3</text:p>
          </table:table-cell>
          <table:table-cell/>
          <table:table-cell table:formula="of:=RAND()" office:value-type="float" office:value="0.344669508049265" calcext:value-type="float">
            <text:p>0.3446695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333333333" calcext:value-type="float">
            <text:p>-0.3333333333</text:p>
          </table:table-cell>
          <table:table-cell table:style-name="Default" office:value-type="float" office:value="0.0169491525" calcext:value-type="float">
            <text:p>0.0169491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0]-[.B$1])/[.B$3]" office:value-type="float" office:value="0.611111111111111" calcext:value-type="float">
            <text:p>0.6111111111</text:p>
          </table:table-cell>
          <table:table-cell table:formula="of:=([.C120]-[.C$1])/[.C$3]" office:value-type="float" office:value="0.416666666666667" calcext:value-type="float">
            <text:p>0.4166666667</text:p>
          </table:table-cell>
          <table:table-cell table:formula="of:=([.D120]-[.D$1])/[.D$3]" office:value-type="float" office:value="0.76271186440678" calcext:value-type="float">
            <text:p>0.7627118644</text:p>
          </table:table-cell>
          <table:table-cell table:formula="of:=([.E120]-[.E$1])/[.E$3]" office:value-type="float" office:value="0.708333333333333" calcext:value-type="float">
            <text:p>0.7083333333</text:p>
          </table:table-cell>
          <table:table-cell table:formula="of:=[.F120]" office:value-type="float" office:value="3" calcext:value-type="float">
            <text:p>3</text:p>
          </table:table-cell>
          <table:table-cell/>
          <table:table-cell table:formula="of:=[.H120]*2-1" office:value-type="float" office:value="0.222222222222222" calcext:value-type="float">
            <text:p>0.2222222222</text:p>
          </table:table-cell>
          <table:table-cell table:formula="of:=[.I120]*2-1" office:value-type="float" office:value="-0.166666666666667" calcext:value-type="float">
            <text:p>-0.1666666667</text:p>
          </table:table-cell>
          <table:table-cell table:formula="of:=[.J120]*2-1" office:value-type="float" office:value="0.525423728813559" calcext:value-type="float">
            <text:p>0.5254237288</text:p>
          </table:table-cell>
          <table:table-cell table:formula="of:=[.K120]*2-1" office:value-type="float" office:value="0.416666666666667" calcext:value-type="float">
            <text:p>0.4166666667</text:p>
          </table:table-cell>
          <table:table-cell table:formula="of:=[.L120]" office:value-type="float" office:value="3" calcext:value-type="float">
            <text:p>3</text:p>
          </table:table-cell>
          <table:table-cell/>
          <table:table-cell table:formula="of:=RAND()" office:value-type="float" office:value="0.254881792701781" calcext:value-type="float">
            <text:p>0.2548817927</text:p>
          </table:table-cell>
          <table:table-cell table:style-name="Default" office:value-type="float" office:value="-0.3333333333" calcext:value-type="float">
            <text:p>-0.3333333333</text:p>
          </table:table-cell>
          <table:table-cell table:style-name="Default" office:value-type="float" office:value="0.8333333333" calcext:value-type="float">
            <text:p>0.8333333333</text:p>
          </table:table-cell>
          <table:table-cell table:style-name="Default" office:value-type="float" office:value="-0.8644067797" calcext:value-type="float">
            <text:p>-0.8644067797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1]-[.B$1])/[.B$3]" office:value-type="float" office:value="0.944444444444444" calcext:value-type="float">
            <text:p>0.9444444444</text:p>
          </table:table-cell>
          <table:table-cell table:formula="of:=([.C121]-[.C$1])/[.C$3]" office:value-type="float" office:value="0.75" calcext:value-type="float">
            <text:p>0.75</text:p>
          </table:table-cell>
          <table:table-cell table:formula="of:=([.D121]-[.D$1])/[.D$3]" office:value-type="float" office:value="0.966101694915254" calcext:value-type="float">
            <text:p>0.9661016949</text:p>
          </table:table-cell>
          <table:table-cell table:formula="of:=([.E121]-[.E$1])/[.E$3]" office:value-type="float" office:value="0.875" calcext:value-type="float">
            <text:p>0.875</text:p>
          </table:table-cell>
          <table:table-cell table:formula="of:=[.F121]" office:value-type="float" office:value="3" calcext:value-type="float">
            <text:p>3</text:p>
          </table:table-cell>
          <table:table-cell/>
          <table:table-cell table:formula="of:=[.H121]*2-1" office:value-type="float" office:value="0.888888888888889" calcext:value-type="float">
            <text:p>0.8888888889</text:p>
          </table:table-cell>
          <table:table-cell table:formula="of:=[.I121]*2-1" office:value-type="float" office:value="0.5" calcext:value-type="float">
            <text:p>0.5</text:p>
          </table:table-cell>
          <table:table-cell table:formula="of:=[.J121]*2-1" office:value-type="float" office:value="0.932203389830508" calcext:value-type="float">
            <text:p>0.9322033898</text:p>
          </table:table-cell>
          <table:table-cell table:formula="of:=[.K121]*2-1" office:value-type="float" office:value="0.75" calcext:value-type="float">
            <text:p>0.75</text:p>
          </table:table-cell>
          <table:table-cell table:formula="of:=[.L121]" office:value-type="float" office:value="3" calcext:value-type="float">
            <text:p>3</text:p>
          </table:table-cell>
          <table:table-cell/>
          <table:table-cell table:formula="of:=RAND()" office:value-type="float" office:value="0.158569032792002" calcext:value-type="float">
            <text:p>0.1585690328</text:p>
          </table:table-cell>
          <table:table-cell table:style-name="Default" office:value-type="float" office:value="-0.3888888889" calcext:value-type="float">
            <text:p>-0.3888888889</text:p>
          </table:table-cell>
          <table:table-cell table:style-name="Default" office:value-type="float" office:value="0.5833333333" calcext:value-type="float">
            <text:p>0.5833333333</text:p>
          </table:table-cell>
          <table:table-cell table:style-name="Default" office:value-type="float" office:value="-0.8983050847" calcext:value-type="float">
            <text:p>-0.8983050847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2]-[.B$1])/[.B$3]" office:value-type="float" office:value="0.944444444444444" calcext:value-type="float">
            <text:p>0.9444444444</text:p>
          </table:table-cell>
          <table:table-cell table:formula="of:=([.C122]-[.C$1])/[.C$3]" office:value-type="float" office:value="0.25" calcext:value-type="float">
            <text:p>0.25</text:p>
          </table:table-cell>
          <table:table-cell table:formula="of:=([.D122]-[.D$1])/[.D$3]" office:value-type="float" office:value="1" calcext:value-type="float">
            <text:p>1</text:p>
          </table:table-cell>
          <table:table-cell table:formula="of:=([.E122]-[.E$1])/[.E$3]" office:value-type="float" office:value="0.916666666666667" calcext:value-type="float">
            <text:p>0.9166666667</text:p>
          </table:table-cell>
          <table:table-cell table:formula="of:=[.F122]" office:value-type="float" office:value="3" calcext:value-type="float">
            <text:p>3</text:p>
          </table:table-cell>
          <table:table-cell/>
          <table:table-cell table:formula="of:=[.H122]*2-1" office:value-type="float" office:value="0.888888888888889" calcext:value-type="float">
            <text:p>0.8888888889</text:p>
          </table:table-cell>
          <table:table-cell table:formula="of:=[.I122]*2-1" office:value-type="float" office:value="-0.5" calcext:value-type="float">
            <text:p>-0.5</text:p>
          </table:table-cell>
          <table:table-cell table:formula="of:=[.J122]*2-1" office:value-type="float" office:value="1" calcext:value-type="float">
            <text:p>1</text:p>
          </table:table-cell>
          <table:table-cell table:formula="of:=[.K122]*2-1" office:value-type="float" office:value="0.833333333333333" calcext:value-type="float">
            <text:p>0.8333333333</text:p>
          </table:table-cell>
          <table:table-cell table:formula="of:=[.L122]" office:value-type="float" office:value="3" calcext:value-type="float">
            <text:p>3</text:p>
          </table:table-cell>
          <table:table-cell/>
          <table:table-cell table:formula="of:=RAND()" office:value-type="float" office:value="0.482902596239001" calcext:value-type="float">
            <text:p>0.4829025962</text:p>
          </table:table-cell>
          <table:table-cell table:style-name="Default" office:value-type="float" office:value="-0.8888888889" calcext:value-type="float">
            <text:p>-0.8888888889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-0.8983050847" calcext:value-type="float">
            <text:p>-0.8983050847</text:p>
          </table:table-cell>
          <table:table-cell table:style-name="Default" office:value-type="float" office:value="-0.8333333333" calcext:value-type="float">
            <text:p>-0.833333333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3]-[.B$1])/[.B$3]" office:value-type="float" office:value="0.472222222222222" calcext:value-type="float">
            <text:p>0.4722222222</text:p>
          </table:table-cell>
          <table:table-cell table:formula="of:=([.C123]-[.C$1])/[.C$3]" office:value-type="float" office:value="0.0833333333333334" calcext:value-type="float">
            <text:p>0.0833333333</text:p>
          </table:table-cell>
          <table:table-cell table:formula="of:=([.D123]-[.D$1])/[.D$3]" office:value-type="float" office:value="0.677966101694915" calcext:value-type="float">
            <text:p>0.6779661017</text:p>
          </table:table-cell>
          <table:table-cell table:formula="of:=([.E123]-[.E$1])/[.E$3]" office:value-type="float" office:value="0.583333333333333" calcext:value-type="float">
            <text:p>0.5833333333</text:p>
          </table:table-cell>
          <table:table-cell table:formula="of:=[.F123]" office:value-type="float" office:value="3" calcext:value-type="float">
            <text:p>3</text:p>
          </table:table-cell>
          <table:table-cell/>
          <table:table-cell table:formula="of:=[.H123]*2-1" office:value-type="float" office:value="-0.0555555555555556" calcext:value-type="float">
            <text:p>-0.0555555556</text:p>
          </table:table-cell>
          <table:table-cell table:formula="of:=[.I123]*2-1" office:value-type="float" office:value="-0.833333333333333" calcext:value-type="float">
            <text:p>-0.8333333333</text:p>
          </table:table-cell>
          <table:table-cell table:formula="of:=[.J123]*2-1" office:value-type="float" office:value="0.35593220338983" calcext:value-type="float">
            <text:p>0.3559322034</text:p>
          </table:table-cell>
          <table:table-cell table:formula="of:=[.K123]*2-1" office:value-type="float" office:value="0.166666666666667" calcext:value-type="float">
            <text:p>0.1666666667</text:p>
          </table:table-cell>
          <table:table-cell table:formula="of:=[.L123]" office:value-type="float" office:value="3" calcext:value-type="float">
            <text:p>3</text:p>
          </table:table-cell>
          <table:table-cell/>
          <table:table-cell table:formula="of:=RAND()" office:value-type="float" office:value="0.877349651884288" calcext:value-type="float">
            <text:p>0.8773496519</text:p>
          </table:table-cell>
          <table:table-cell table:style-name="Default" office:value-type="float" office:value="0.6111111111" calcext:value-type="float">
            <text:p>0.6111111111</text:p>
          </table:table-cell>
          <table:table-cell table:style-name="Default" office:value-type="float" office:value="0.3333333333" calcext:value-type="float">
            <text:p>0.3333333333</text:p>
          </table:table-cell>
          <table:table-cell table:style-name="Default" office:value-type="float" office:value="0.7288135593" calcext:value-type="float">
            <text:p>0.72881355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4]-[.B$1])/[.B$3]" office:value-type="float" office:value="0.722222222222222" calcext:value-type="float">
            <text:p>0.7222222222</text:p>
          </table:table-cell>
          <table:table-cell table:formula="of:=([.C124]-[.C$1])/[.C$3]" office:value-type="float" office:value="0.5" calcext:value-type="float">
            <text:p>0.5</text:p>
          </table:table-cell>
          <table:table-cell table:formula="of:=([.D124]-[.D$1])/[.D$3]" office:value-type="float" office:value="0.796610169491525" calcext:value-type="float">
            <text:p>0.7966101695</text:p>
          </table:table-cell>
          <table:table-cell table:formula="of:=([.E124]-[.E$1])/[.E$3]" office:value-type="float" office:value="0.916666666666667" calcext:value-type="float">
            <text:p>0.9166666667</text:p>
          </table:table-cell>
          <table:table-cell table:formula="of:=[.F124]" office:value-type="float" office:value="3" calcext:value-type="float">
            <text:p>3</text:p>
          </table:table-cell>
          <table:table-cell/>
          <table:table-cell table:formula="of:=[.H124]*2-1" office:value-type="float" office:value="0.444444444444444" calcext:value-type="float">
            <text:p>0.4444444444</text:p>
          </table:table-cell>
          <table:table-cell table:formula="of:=[.I124]*2-1" office:value-type="float" office:value="0" calcext:value-type="float">
            <text:p>0</text:p>
          </table:table-cell>
          <table:table-cell table:formula="of:=[.J124]*2-1" office:value-type="float" office:value="0.593220338983051" calcext:value-type="float">
            <text:p>0.593220339</text:p>
          </table:table-cell>
          <table:table-cell table:formula="of:=[.K124]*2-1" office:value-type="float" office:value="0.833333333333333" calcext:value-type="float">
            <text:p>0.8333333333</text:p>
          </table:table-cell>
          <table:table-cell table:formula="of:=[.L124]" office:value-type="float" office:value="3" calcext:value-type="float">
            <text:p>3</text:p>
          </table:table-cell>
          <table:table-cell/>
          <table:table-cell table:formula="of:=RAND()" office:value-type="float" office:value="0.373688200721517" calcext:value-type="float">
            <text:p>0.3736882007</text:p>
          </table:table-cell>
          <table:table-cell table:style-name="Default" office:value-type="float" office:value="-0.6111111111" calcext:value-type="float">
            <text:p>-0.6111111111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-0.2203389831" calcext:value-type="float">
            <text:p>-0.2203389831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5]-[.B$1])/[.B$3]" office:value-type="float" office:value="0.361111111111111" calcext:value-type="float">
            <text:p>0.3611111111</text:p>
          </table:table-cell>
          <table:table-cell table:formula="of:=([.C125]-[.C$1])/[.C$3]" office:value-type="float" office:value="0.333333333333333" calcext:value-type="float">
            <text:p>0.3333333333</text:p>
          </table:table-cell>
          <table:table-cell table:formula="of:=([.D125]-[.D$1])/[.D$3]" office:value-type="float" office:value="0.661016949152542" calcext:value-type="float">
            <text:p>0.6610169492</text:p>
          </table:table-cell>
          <table:table-cell table:formula="of:=([.E125]-[.E$1])/[.E$3]" office:value-type="float" office:value="0.791666666666667" calcext:value-type="float">
            <text:p>0.7916666667</text:p>
          </table:table-cell>
          <table:table-cell table:formula="of:=[.F125]" office:value-type="float" office:value="3" calcext:value-type="float">
            <text:p>3</text:p>
          </table:table-cell>
          <table:table-cell/>
          <table:table-cell table:formula="of:=[.H125]*2-1" office:value-type="float" office:value="-0.277777777777778" calcext:value-type="float">
            <text:p>-0.2777777778</text:p>
          </table:table-cell>
          <table:table-cell table:formula="of:=[.I125]*2-1" office:value-type="float" office:value="-0.333333333333334" calcext:value-type="float">
            <text:p>-0.3333333333</text:p>
          </table:table-cell>
          <table:table-cell table:formula="of:=[.J125]*2-1" office:value-type="float" office:value="0.322033898305085" calcext:value-type="float">
            <text:p>0.3220338983</text:p>
          </table:table-cell>
          <table:table-cell table:formula="of:=[.K125]*2-1" office:value-type="float" office:value="0.583333333333333" calcext:value-type="float">
            <text:p>0.5833333333</text:p>
          </table:table-cell>
          <table:table-cell table:formula="of:=[.L125]" office:value-type="float" office:value="3" calcext:value-type="float">
            <text:p>3</text:p>
          </table:table-cell>
          <table:table-cell/>
          <table:table-cell table:formula="of:=RAND()" office:value-type="float" office:value="0.870092830155045" calcext:value-type="float">
            <text:p>0.8700928302</text:p>
          </table:table-cell>
          <table:table-cell table:style-name="Default" office:value-type="float" office:value="-0.2222222222" calcext:value-type="float">
            <text:p>-0.222222222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0.7627118644" calcext:value-type="float">
            <text:p>-0.7627118644</text:p>
          </table:table-cell>
          <table:table-cell table:style-name="Default" office:value-type="float" office:value="-0.8333333333" calcext:value-type="float">
            <text:p>-0.833333333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6]-[.B$1])/[.B$3]" office:value-type="float" office:value="0.944444444444444" calcext:value-type="float">
            <text:p>0.9444444444</text:p>
          </table:table-cell>
          <table:table-cell table:formula="of:=([.C126]-[.C$1])/[.C$3]" office:value-type="float" office:value="0.333333333333333" calcext:value-type="float">
            <text:p>0.3333333333</text:p>
          </table:table-cell>
          <table:table-cell table:formula="of:=([.D126]-[.D$1])/[.D$3]" office:value-type="float" office:value="0.966101694915254" calcext:value-type="float">
            <text:p>0.9661016949</text:p>
          </table:table-cell>
          <table:table-cell table:formula="of:=([.E126]-[.E$1])/[.E$3]" office:value-type="float" office:value="0.791666666666667" calcext:value-type="float">
            <text:p>0.7916666667</text:p>
          </table:table-cell>
          <table:table-cell table:formula="of:=[.F126]" office:value-type="float" office:value="3" calcext:value-type="float">
            <text:p>3</text:p>
          </table:table-cell>
          <table:table-cell/>
          <table:table-cell table:formula="of:=[.H126]*2-1" office:value-type="float" office:value="0.888888888888889" calcext:value-type="float">
            <text:p>0.8888888889</text:p>
          </table:table-cell>
          <table:table-cell table:formula="of:=[.I126]*2-1" office:value-type="float" office:value="-0.333333333333334" calcext:value-type="float">
            <text:p>-0.3333333333</text:p>
          </table:table-cell>
          <table:table-cell table:formula="of:=[.J126]*2-1" office:value-type="float" office:value="0.932203389830508" calcext:value-type="float">
            <text:p>0.9322033898</text:p>
          </table:table-cell>
          <table:table-cell table:formula="of:=[.K126]*2-1" office:value-type="float" office:value="0.583333333333333" calcext:value-type="float">
            <text:p>0.5833333333</text:p>
          </table:table-cell>
          <table:table-cell table:formula="of:=[.L126]" office:value-type="float" office:value="3" calcext:value-type="float">
            <text:p>3</text:p>
          </table:table-cell>
          <table:table-cell/>
          <table:table-cell table:formula="of:=RAND()" office:value-type="float" office:value="0.470059745945036" calcext:value-type="float">
            <text:p>0.4700597459</text:p>
          </table:table-cell>
          <table:table-cell table:style-name="Default" office:value-type="float" office:value="-0.2777777778" calcext:value-type="float">
            <text:p>-0.2777777778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0508474576" calcext:value-type="float">
            <text:p>0.0508474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7]-[.B$1])/[.B$3]" office:value-type="float" office:value="0.555555555555555" calcext:value-type="float">
            <text:p>0.5555555556</text:p>
          </table:table-cell>
          <table:table-cell table:formula="of:=([.C127]-[.C$1])/[.C$3]" office:value-type="float" office:value="0.291666666666667" calcext:value-type="float">
            <text:p>0.2916666667</text:p>
          </table:table-cell>
          <table:table-cell table:formula="of:=([.D127]-[.D$1])/[.D$3]" office:value-type="float" office:value="0.661016949152542" calcext:value-type="float">
            <text:p>0.6610169492</text:p>
          </table:table-cell>
          <table:table-cell table:formula="of:=([.E127]-[.E$1])/[.E$3]" office:value-type="float" office:value="0.708333333333333" calcext:value-type="float">
            <text:p>0.7083333333</text:p>
          </table:table-cell>
          <table:table-cell table:formula="of:=[.F127]" office:value-type="float" office:value="3" calcext:value-type="float">
            <text:p>3</text:p>
          </table:table-cell>
          <table:table-cell/>
          <table:table-cell table:formula="of:=[.H127]*2-1" office:value-type="float" office:value="0.111111111111111" calcext:value-type="float">
            <text:p>0.1111111111</text:p>
          </table:table-cell>
          <table:table-cell table:formula="of:=[.I127]*2-1" office:value-type="float" office:value="-0.416666666666667" calcext:value-type="float">
            <text:p>-0.4166666667</text:p>
          </table:table-cell>
          <table:table-cell table:formula="of:=[.J127]*2-1" office:value-type="float" office:value="0.322033898305085" calcext:value-type="float">
            <text:p>0.3220338983</text:p>
          </table:table-cell>
          <table:table-cell table:formula="of:=[.K127]*2-1" office:value-type="float" office:value="0.416666666666667" calcext:value-type="float">
            <text:p>0.4166666667</text:p>
          </table:table-cell>
          <table:table-cell table:formula="of:=[.L127]" office:value-type="float" office:value="3" calcext:value-type="float">
            <text:p>3</text:p>
          </table:table-cell>
          <table:table-cell/>
          <table:table-cell table:formula="of:=RAND()" office:value-type="float" office:value="0.934298332082108" calcext:value-type="float">
            <text:p>0.9342983321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4166666667" calcext:value-type="float">
            <text:p>-0.4166666667</text:p>
          </table:table-cell>
          <table:table-cell table:style-name="Default" office:value-type="float" office:value="-0.0169491525" calcext:value-type="float">
            <text:p>-0.0169491525</text:p>
          </table:table-cell>
          <table:table-cell table:style-name="Default" office:value-type="float" office:value="0.0833333333" calcext:value-type="float">
            <text:p>0.083333333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8]-[.B$1])/[.B$3]" office:value-type="float" office:value="0.666666666666667" calcext:value-type="float">
            <text:p>0.6666666667</text:p>
          </table:table-cell>
          <table:table-cell table:formula="of:=([.C128]-[.C$1])/[.C$3]" office:value-type="float" office:value="0.541666666666667" calcext:value-type="float">
            <text:p>0.5416666667</text:p>
          </table:table-cell>
          <table:table-cell table:formula="of:=([.D128]-[.D$1])/[.D$3]" office:value-type="float" office:value="0.796610169491525" calcext:value-type="float">
            <text:p>0.7966101695</text:p>
          </table:table-cell>
          <table:table-cell table:formula="of:=([.E128]-[.E$1])/[.E$3]" office:value-type="float" office:value="0.833333333333333" calcext:value-type="float">
            <text:p>0.8333333333</text:p>
          </table:table-cell>
          <table:table-cell table:formula="of:=[.F128]" office:value-type="float" office:value="3" calcext:value-type="float">
            <text:p>3</text:p>
          </table:table-cell>
          <table:table-cell/>
          <table:table-cell table:formula="of:=[.H128]*2-1" office:value-type="float" office:value="0.333333333333333" calcext:value-type="float">
            <text:p>0.3333333333</text:p>
          </table:table-cell>
          <table:table-cell table:formula="of:=[.I128]*2-1" office:value-type="float" office:value="0.083333333333333" calcext:value-type="float">
            <text:p>0.0833333333</text:p>
          </table:table-cell>
          <table:table-cell table:formula="of:=[.J128]*2-1" office:value-type="float" office:value="0.593220338983051" calcext:value-type="float">
            <text:p>0.593220339</text:p>
          </table:table-cell>
          <table:table-cell table:formula="of:=[.K128]*2-1" office:value-type="float" office:value="0.666666666666667" calcext:value-type="float">
            <text:p>0.6666666667</text:p>
          </table:table-cell>
          <table:table-cell table:formula="of:=[.L128]" office:value-type="float" office:value="3" calcext:value-type="float">
            <text:p>3</text:p>
          </table:table-cell>
          <table:table-cell/>
          <table:table-cell table:formula="of:=RAND()" office:value-type="float" office:value="0.208445180440322" calcext:value-type="float">
            <text:p>0.2084451804</text:p>
          </table:table-cell>
          <table:table-cell table:style-name="Default" office:value-type="float" office:value="-0.5555555556" calcext:value-type="float">
            <text:p>-0.555555555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0.6949152542" calcext:value-type="float">
            <text:p>-0.6949152542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29]-[.B$1])/[.B$3]" office:value-type="float" office:value="0.805555555555556" calcext:value-type="float">
            <text:p>0.8055555556</text:p>
          </table:table-cell>
          <table:table-cell table:formula="of:=([.C129]-[.C$1])/[.C$3]" office:value-type="float" office:value="0.5" calcext:value-type="float">
            <text:p>0.5</text:p>
          </table:table-cell>
          <table:table-cell table:formula="of:=([.D129]-[.D$1])/[.D$3]" office:value-type="float" office:value="0.847457627118644" calcext:value-type="float">
            <text:p>0.8474576271</text:p>
          </table:table-cell>
          <table:table-cell table:formula="of:=([.E129]-[.E$1])/[.E$3]" office:value-type="float" office:value="0.708333333333333" calcext:value-type="float">
            <text:p>0.7083333333</text:p>
          </table:table-cell>
          <table:table-cell table:formula="of:=[.F129]" office:value-type="float" office:value="3" calcext:value-type="float">
            <text:p>3</text:p>
          </table:table-cell>
          <table:table-cell/>
          <table:table-cell table:formula="of:=[.H129]*2-1" office:value-type="float" office:value="0.611111111111111" calcext:value-type="float">
            <text:p>0.6111111111</text:p>
          </table:table-cell>
          <table:table-cell table:formula="of:=[.I129]*2-1" office:value-type="float" office:value="0" calcext:value-type="float">
            <text:p>0</text:p>
          </table:table-cell>
          <table:table-cell table:formula="of:=[.J129]*2-1" office:value-type="float" office:value="0.694915254237288" calcext:value-type="float">
            <text:p>0.6949152542</text:p>
          </table:table-cell>
          <table:table-cell table:formula="of:=[.K129]*2-1" office:value-type="float" office:value="0.416666666666667" calcext:value-type="float">
            <text:p>0.4166666667</text:p>
          </table:table-cell>
          <table:table-cell table:formula="of:=[.L129]" office:value-type="float" office:value="3" calcext:value-type="float">
            <text:p>3</text:p>
          </table:table-cell>
          <table:table-cell/>
          <table:table-cell table:formula="of:=RAND()" office:value-type="float" office:value="0.71274669165723" calcext:value-type="float">
            <text:p>0.7127466917</text:p>
          </table:table-cell>
          <table:table-cell table:style-name="Default" office:value-type="float" office:value="-0.8333333333" calcext:value-type="float">
            <text:p>-0.8333333333</text:p>
          </table:table-cell>
          <table:table-cell table:style-name="Default" office:value-type="float" office:value="0.3333333333" calcext:value-type="float">
            <text:p>0.333333333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0]-[.B$1])/[.B$3]" office:value-type="float" office:value="0.527777777777778" calcext:value-type="float">
            <text:p>0.5277777778</text:p>
          </table:table-cell>
          <table:table-cell table:formula="of:=([.C130]-[.C$1])/[.C$3]" office:value-type="float" office:value="0.333333333333333" calcext:value-type="float">
            <text:p>0.3333333333</text:p>
          </table:table-cell>
          <table:table-cell table:formula="of:=([.D130]-[.D$1])/[.D$3]" office:value-type="float" office:value="0.644067796610169" calcext:value-type="float">
            <text:p>0.6440677966</text:p>
          </table:table-cell>
          <table:table-cell table:formula="of:=([.E130]-[.E$1])/[.E$3]" office:value-type="float" office:value="0.708333333333333" calcext:value-type="float">
            <text:p>0.7083333333</text:p>
          </table:table-cell>
          <table:table-cell table:formula="of:=[.F130]" office:value-type="float" office:value="3" calcext:value-type="float">
            <text:p>3</text:p>
          </table:table-cell>
          <table:table-cell/>
          <table:table-cell table:formula="of:=[.H130]*2-1" office:value-type="float" office:value="0.0555555555555556" calcext:value-type="float">
            <text:p>0.0555555556</text:p>
          </table:table-cell>
          <table:table-cell table:formula="of:=[.I130]*2-1" office:value-type="float" office:value="-0.333333333333334" calcext:value-type="float">
            <text:p>-0.3333333333</text:p>
          </table:table-cell>
          <table:table-cell table:formula="of:=[.J130]*2-1" office:value-type="float" office:value="0.288135593220339" calcext:value-type="float">
            <text:p>0.2881355932</text:p>
          </table:table-cell>
          <table:table-cell table:formula="of:=[.K130]*2-1" office:value-type="float" office:value="0.416666666666667" calcext:value-type="float">
            <text:p>0.4166666667</text:p>
          </table:table-cell>
          <table:table-cell table:formula="of:=[.L130]" office:value-type="float" office:value="3" calcext:value-type="float">
            <text:p>3</text:p>
          </table:table-cell>
          <table:table-cell/>
          <table:table-cell table:formula="of:=RAND()" office:value-type="float" office:value="0.710966085316613" calcext:value-type="float">
            <text:p>0.7109660853</text:p>
          </table:table-cell>
          <table:table-cell table:style-name="Default" office:value-type="float" office:value="0.8888888889" calcext:value-type="float">
            <text:p>0.8888888889</text:p>
          </table:table-cell>
          <table:table-cell table:style-name="Default" office:value-type="float" office:value="-0.3333333333" calcext:value-type="float">
            <text:p>-0.3333333333</text:p>
          </table:table-cell>
          <table:table-cell table:style-name="Default" office:value-type="float" office:value="0.9322033898" calcext:value-type="float">
            <text:p>0.9322033898</text:p>
          </table:table-cell>
          <table:table-cell table:style-name="Default" office:value-type="float" office:value="0.5833333333" calcext:value-type="float">
            <text:p>0.5833333333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1]-[.B$1])/[.B$3]" office:value-type="float" office:value="0.5" calcext:value-type="float">
            <text:p>0.5</text:p>
          </table:table-cell>
          <table:table-cell table:formula="of:=([.C131]-[.C$1])/[.C$3]" office:value-type="float" office:value="0.416666666666667" calcext:value-type="float">
            <text:p>0.4166666667</text:p>
          </table:table-cell>
          <table:table-cell table:formula="of:=([.D131]-[.D$1])/[.D$3]" office:value-type="float" office:value="0.661016949152542" calcext:value-type="float">
            <text:p>0.6610169492</text:p>
          </table:table-cell>
          <table:table-cell table:formula="of:=([.E131]-[.E$1])/[.E$3]" office:value-type="float" office:value="0.708333333333333" calcext:value-type="float">
            <text:p>0.7083333333</text:p>
          </table:table-cell>
          <table:table-cell table:formula="of:=[.F131]" office:value-type="float" office:value="3" calcext:value-type="float">
            <text:p>3</text:p>
          </table:table-cell>
          <table:table-cell/>
          <table:table-cell table:formula="of:=[.H131]*2-1" office:value-type="float" office:value="0" calcext:value-type="float">
            <text:p>0</text:p>
          </table:table-cell>
          <table:table-cell table:formula="of:=[.I131]*2-1" office:value-type="float" office:value="-0.166666666666667" calcext:value-type="float">
            <text:p>-0.1666666667</text:p>
          </table:table-cell>
          <table:table-cell table:formula="of:=[.J131]*2-1" office:value-type="float" office:value="0.322033898305085" calcext:value-type="float">
            <text:p>0.3220338983</text:p>
          </table:table-cell>
          <table:table-cell table:formula="of:=[.K131]*2-1" office:value-type="float" office:value="0.416666666666667" calcext:value-type="float">
            <text:p>0.4166666667</text:p>
          </table:table-cell>
          <table:table-cell table:formula="of:=[.L131]" office:value-type="float" office:value="3" calcext:value-type="float">
            <text:p>3</text:p>
          </table:table-cell>
          <table:table-cell/>
          <table:table-cell table:formula="of:=RAND()" office:value-type="float" office:value="0.293628459563479" calcext:value-type="float">
            <text:p>0.2936284596</text:p>
          </table:table-cell>
          <table:table-cell table:style-name="Default" office:value-type="float" office:value="0.2222222222" calcext:value-type="float">
            <text:p>0.2222222222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4237288136" calcext:value-type="float">
            <text:p>0.4237288136</text:p>
          </table:table-cell>
          <table:table-cell table:style-name="Default" office:value-type="float" office:value="0.5833333333" calcext:value-type="float">
            <text:p>0.5833333333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2]-[.B$1])/[.B$3]" office:value-type="float" office:value="0.583333333333333" calcext:value-type="float">
            <text:p>0.5833333333</text:p>
          </table:table-cell>
          <table:table-cell table:formula="of:=([.C132]-[.C$1])/[.C$3]" office:value-type="float" office:value="0.333333333333333" calcext:value-type="float">
            <text:p>0.3333333333</text:p>
          </table:table-cell>
          <table:table-cell table:formula="of:=([.D132]-[.D$1])/[.D$3]" office:value-type="float" office:value="0.779661016949152" calcext:value-type="float">
            <text:p>0.7796610169</text:p>
          </table:table-cell>
          <table:table-cell table:formula="of:=([.E132]-[.E$1])/[.E$3]" office:value-type="float" office:value="0.833333333333333" calcext:value-type="float">
            <text:p>0.8333333333</text:p>
          </table:table-cell>
          <table:table-cell table:formula="of:=[.F132]" office:value-type="float" office:value="3" calcext:value-type="float">
            <text:p>3</text:p>
          </table:table-cell>
          <table:table-cell/>
          <table:table-cell table:formula="of:=[.H132]*2-1" office:value-type="float" office:value="0.166666666666667" calcext:value-type="float">
            <text:p>0.1666666667</text:p>
          </table:table-cell>
          <table:table-cell table:formula="of:=[.I132]*2-1" office:value-type="float" office:value="-0.333333333333334" calcext:value-type="float">
            <text:p>-0.3333333333</text:p>
          </table:table-cell>
          <table:table-cell table:formula="of:=[.J132]*2-1" office:value-type="float" office:value="0.559322033898305" calcext:value-type="float">
            <text:p>0.5593220339</text:p>
          </table:table-cell>
          <table:table-cell table:formula="of:=[.K132]*2-1" office:value-type="float" office:value="0.666666666666667" calcext:value-type="float">
            <text:p>0.6666666667</text:p>
          </table:table-cell>
          <table:table-cell table:formula="of:=[.L132]" office:value-type="float" office:value="3" calcext:value-type="float">
            <text:p>3</text:p>
          </table:table-cell>
          <table:table-cell/>
          <table:table-cell table:formula="of:=RAND()" office:value-type="float" office:value="0.605084272800013" calcext:value-type="float">
            <text:p>0.6050842728</text:p>
          </table:table-cell>
          <table:table-cell table:style-name="Default" office:value-type="float" office:value="-0.6111111111" calcext:value-type="float">
            <text:p>-0.6111111111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-0.7966101695" calcext:value-type="float">
            <text:p>-0.7966101695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3]-[.B$1])/[.B$3]" office:value-type="float" office:value="0.805555555555556" calcext:value-type="float">
            <text:p>0.8055555556</text:p>
          </table:table-cell>
          <table:table-cell table:formula="of:=([.C133]-[.C$1])/[.C$3]" office:value-type="float" office:value="0.416666666666667" calcext:value-type="float">
            <text:p>0.4166666667</text:p>
          </table:table-cell>
          <table:table-cell table:formula="of:=([.D133]-[.D$1])/[.D$3]" office:value-type="float" office:value="0.813559322033898" calcext:value-type="float">
            <text:p>0.813559322</text:p>
          </table:table-cell>
          <table:table-cell table:formula="of:=([.E133]-[.E$1])/[.E$3]" office:value-type="float" office:value="0.625" calcext:value-type="float">
            <text:p>0.625</text:p>
          </table:table-cell>
          <table:table-cell table:formula="of:=[.F133]" office:value-type="float" office:value="3" calcext:value-type="float">
            <text:p>3</text:p>
          </table:table-cell>
          <table:table-cell/>
          <table:table-cell table:formula="of:=[.H133]*2-1" office:value-type="float" office:value="0.611111111111111" calcext:value-type="float">
            <text:p>0.6111111111</text:p>
          </table:table-cell>
          <table:table-cell table:formula="of:=[.I133]*2-1" office:value-type="float" office:value="-0.166666666666667" calcext:value-type="float">
            <text:p>-0.1666666667</text:p>
          </table:table-cell>
          <table:table-cell table:formula="of:=[.J133]*2-1" office:value-type="float" office:value="0.627118644067796" calcext:value-type="float">
            <text:p>0.6271186441</text:p>
          </table:table-cell>
          <table:table-cell table:formula="of:=[.K133]*2-1" office:value-type="float" office:value="0.25" calcext:value-type="float">
            <text:p>0.25</text:p>
          </table:table-cell>
          <table:table-cell table:formula="of:=[.L133]" office:value-type="float" office:value="3" calcext:value-type="float">
            <text:p>3</text:p>
          </table:table-cell>
          <table:table-cell/>
          <table:table-cell table:formula="of:=RAND()" office:value-type="float" office:value="0.82699712482281" calcext:value-type="float">
            <text:p>0.8269971248</text:p>
          </table:table-cell>
          <table:table-cell table:style-name="Default" office:value-type="float" office:value="0.1111111111" calcext:value-type="float">
            <text:p>0.1111111111</text:p>
          </table:table-cell>
          <table:table-cell table:style-name="Default" office:value-type="float" office:value="0.0833333333" calcext:value-type="float">
            <text:p>0.0833333333</text:p>
          </table:table-cell>
          <table:table-cell table:style-name="Default" office:value-type="float" office:value="0.6949152542" calcext:value-type="float">
            <text:p>0.69491525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4]-[.B$1])/[.B$3]" office:value-type="float" office:value="0.861111111111111" calcext:value-type="float">
            <text:p>0.8611111111</text:p>
          </table:table-cell>
          <table:table-cell table:formula="of:=([.C134]-[.C$1])/[.C$3]" office:value-type="float" office:value="0.333333333333333" calcext:value-type="float">
            <text:p>0.3333333333</text:p>
          </table:table-cell>
          <table:table-cell table:formula="of:=([.D134]-[.D$1])/[.D$3]" office:value-type="float" office:value="0.864406779661017" calcext:value-type="float">
            <text:p>0.8644067797</text:p>
          </table:table-cell>
          <table:table-cell table:formula="of:=([.E134]-[.E$1])/[.E$3]" office:value-type="float" office:value="0.75" calcext:value-type="float">
            <text:p>0.75</text:p>
          </table:table-cell>
          <table:table-cell table:formula="of:=[.F134]" office:value-type="float" office:value="3" calcext:value-type="float">
            <text:p>3</text:p>
          </table:table-cell>
          <table:table-cell/>
          <table:table-cell table:formula="of:=[.H134]*2-1" office:value-type="float" office:value="0.722222222222222" calcext:value-type="float">
            <text:p>0.7222222222</text:p>
          </table:table-cell>
          <table:table-cell table:formula="of:=[.I134]*2-1" office:value-type="float" office:value="-0.333333333333334" calcext:value-type="float">
            <text:p>-0.3333333333</text:p>
          </table:table-cell>
          <table:table-cell table:formula="of:=[.J134]*2-1" office:value-type="float" office:value="0.728813559322034" calcext:value-type="float">
            <text:p>0.7288135593</text:p>
          </table:table-cell>
          <table:table-cell table:formula="of:=[.K134]*2-1" office:value-type="float" office:value="0.5" calcext:value-type="float">
            <text:p>0.5</text:p>
          </table:table-cell>
          <table:table-cell table:formula="of:=[.L134]" office:value-type="float" office:value="3" calcext:value-type="float">
            <text:p>3</text:p>
          </table:table-cell>
          <table:table-cell/>
          <table:table-cell table:formula="of:=RAND()" office:value-type="float" office:value="0.117959982948378" calcext:value-type="float">
            <text:p>0.1179599829</text:p>
          </table:table-cell>
          <table:table-cell table:style-name="Default" office:value-type="float" office:value="0.8888888889" calcext:value-type="float">
            <text:p>0.8888888889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7288135593" calcext:value-type="float">
            <text:p>0.7288135593</text:p>
          </table:table-cell>
          <table:table-cell table:style-name="Default" office:value-type="float" office:value="0.8333333333" calcext:value-type="float">
            <text:p>0.8333333333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5]-[.B$1])/[.B$3]" office:value-type="float" office:value="1" calcext:value-type="float">
            <text:p>1</text:p>
          </table:table-cell>
          <table:table-cell table:formula="of:=([.C135]-[.C$1])/[.C$3]" office:value-type="float" office:value="0.75" calcext:value-type="float">
            <text:p>0.75</text:p>
          </table:table-cell>
          <table:table-cell table:formula="of:=([.D135]-[.D$1])/[.D$3]" office:value-type="float" office:value="0.915254237288135" calcext:value-type="float">
            <text:p>0.9152542373</text:p>
          </table:table-cell>
          <table:table-cell table:formula="of:=([.E135]-[.E$1])/[.E$3]" office:value-type="float" office:value="0.791666666666667" calcext:value-type="float">
            <text:p>0.7916666667</text:p>
          </table:table-cell>
          <table:table-cell table:formula="of:=[.F135]" office:value-type="float" office:value="3" calcext:value-type="float">
            <text:p>3</text:p>
          </table:table-cell>
          <table:table-cell/>
          <table:table-cell table:formula="of:=[.H135]*2-1" office:value-type="float" office:value="1" calcext:value-type="float">
            <text:p>1</text:p>
          </table:table-cell>
          <table:table-cell table:formula="of:=[.I135]*2-1" office:value-type="float" office:value="0.5" calcext:value-type="float">
            <text:p>0.5</text:p>
          </table:table-cell>
          <table:table-cell table:formula="of:=[.J135]*2-1" office:value-type="float" office:value="0.830508474576271" calcext:value-type="float">
            <text:p>0.8305084746</text:p>
          </table:table-cell>
          <table:table-cell table:formula="of:=[.K135]*2-1" office:value-type="float" office:value="0.583333333333333" calcext:value-type="float">
            <text:p>0.5833333333</text:p>
          </table:table-cell>
          <table:table-cell table:formula="of:=[.L135]" office:value-type="float" office:value="3" calcext:value-type="float">
            <text:p>3</text:p>
          </table:table-cell>
          <table:table-cell/>
          <table:table-cell table:formula="of:=RAND()" office:value-type="float" office:value="0.0567244063131511" calcext:value-type="float">
            <text:p>0.0567244063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-0.4166666667" calcext:value-type="float">
            <text:p>-0.4166666667</text:p>
          </table:table-cell>
          <table:table-cell table:style-name="Default" office:value-type="float" office:value="0.0508474576" calcext:value-type="float">
            <text:p>0.0508474576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6]-[.B$1])/[.B$3]" office:value-type="float" office:value="0.583333333333333" calcext:value-type="float">
            <text:p>0.5833333333</text:p>
          </table:table-cell>
          <table:table-cell table:formula="of:=([.C136]-[.C$1])/[.C$3]" office:value-type="float" office:value="0.333333333333333" calcext:value-type="float">
            <text:p>0.3333333333</text:p>
          </table:table-cell>
          <table:table-cell table:formula="of:=([.D136]-[.D$1])/[.D$3]" office:value-type="float" office:value="0.779661016949152" calcext:value-type="float">
            <text:p>0.7796610169</text:p>
          </table:table-cell>
          <table:table-cell table:formula="of:=([.E136]-[.E$1])/[.E$3]" office:value-type="float" office:value="0.875" calcext:value-type="float">
            <text:p>0.875</text:p>
          </table:table-cell>
          <table:table-cell table:formula="of:=[.F136]" office:value-type="float" office:value="3" calcext:value-type="float">
            <text:p>3</text:p>
          </table:table-cell>
          <table:table-cell/>
          <table:table-cell table:formula="of:=[.H136]*2-1" office:value-type="float" office:value="0.166666666666667" calcext:value-type="float">
            <text:p>0.1666666667</text:p>
          </table:table-cell>
          <table:table-cell table:formula="of:=[.I136]*2-1" office:value-type="float" office:value="-0.333333333333334" calcext:value-type="float">
            <text:p>-0.3333333333</text:p>
          </table:table-cell>
          <table:table-cell table:formula="of:=[.J136]*2-1" office:value-type="float" office:value="0.559322033898305" calcext:value-type="float">
            <text:p>0.5593220339</text:p>
          </table:table-cell>
          <table:table-cell table:formula="of:=[.K136]*2-1" office:value-type="float" office:value="0.75" calcext:value-type="float">
            <text:p>0.75</text:p>
          </table:table-cell>
          <table:table-cell table:formula="of:=[.L136]" office:value-type="float" office:value="3" calcext:value-type="float">
            <text:p>3</text:p>
          </table:table-cell>
          <table:table-cell/>
          <table:table-cell table:formula="of:=RAND()" office:value-type="float" office:value="0.484165519708768" calcext:value-type="float">
            <text:p>0.4841655197</text:p>
          </table:table-cell>
          <table:table-cell table:style-name="Default" office:value-type="float" office:value="-0.6666666667" calcext:value-type="float">
            <text:p>-0.6666666667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-0.8644067797" calcext:value-type="float">
            <text:p>-0.8644067797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7]-[.B$1])/[.B$3]" office:value-type="float" office:value="0.555555555555555" calcext:value-type="float">
            <text:p>0.5555555556</text:p>
          </table:table-cell>
          <table:table-cell table:formula="of:=([.C137]-[.C$1])/[.C$3]" office:value-type="float" office:value="0.333333333333333" calcext:value-type="float">
            <text:p>0.3333333333</text:p>
          </table:table-cell>
          <table:table-cell table:formula="of:=([.D137]-[.D$1])/[.D$3]" office:value-type="float" office:value="0.694915254237288" calcext:value-type="float">
            <text:p>0.6949152542</text:p>
          </table:table-cell>
          <table:table-cell table:formula="of:=([.E137]-[.E$1])/[.E$3]" office:value-type="float" office:value="0.583333333333333" calcext:value-type="float">
            <text:p>0.5833333333</text:p>
          </table:table-cell>
          <table:table-cell table:formula="of:=[.F137]" office:value-type="float" office:value="3" calcext:value-type="float">
            <text:p>3</text:p>
          </table:table-cell>
          <table:table-cell/>
          <table:table-cell table:formula="of:=[.H137]*2-1" office:value-type="float" office:value="0.111111111111111" calcext:value-type="float">
            <text:p>0.1111111111</text:p>
          </table:table-cell>
          <table:table-cell table:formula="of:=[.I137]*2-1" office:value-type="float" office:value="-0.333333333333334" calcext:value-type="float">
            <text:p>-0.3333333333</text:p>
          </table:table-cell>
          <table:table-cell table:formula="of:=[.J137]*2-1" office:value-type="float" office:value="0.389830508474576" calcext:value-type="float">
            <text:p>0.3898305085</text:p>
          </table:table-cell>
          <table:table-cell table:formula="of:=[.K137]*2-1" office:value-type="float" office:value="0.166666666666667" calcext:value-type="float">
            <text:p>0.1666666667</text:p>
          </table:table-cell>
          <table:table-cell table:formula="of:=[.L137]" office:value-type="float" office:value="3" calcext:value-type="float">
            <text:p>3</text:p>
          </table:table-cell>
          <table:table-cell/>
          <table:table-cell table:formula="of:=RAND()" office:value-type="float" office:value="0.89450538600795" calcext:value-type="float">
            <text:p>0.894505386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6666666667" calcext:value-type="float">
            <text:p>0.6666666667</text:p>
          </table:table-cell>
          <table:table-cell table:style-name="Default" office:value-type="float" office:value="-0.9322033898" calcext:value-type="float">
            <text:p>-0.9322033898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8]-[.B$1])/[.B$3]" office:value-type="float" office:value="0.5" calcext:value-type="float">
            <text:p>0.5</text:p>
          </table:table-cell>
          <table:table-cell table:formula="of:=([.C138]-[.C$1])/[.C$3]" office:value-type="float" office:value="0.25" calcext:value-type="float">
            <text:p>0.25</text:p>
          </table:table-cell>
          <table:table-cell table:formula="of:=([.D138]-[.D$1])/[.D$3]" office:value-type="float" office:value="0.779661016949152" calcext:value-type="float">
            <text:p>0.7796610169</text:p>
          </table:table-cell>
          <table:table-cell table:formula="of:=([.E138]-[.E$1])/[.E$3]" office:value-type="float" office:value="0.541666666666667" calcext:value-type="float">
            <text:p>0.5416666667</text:p>
          </table:table-cell>
          <table:table-cell table:formula="of:=[.F138]" office:value-type="float" office:value="3" calcext:value-type="float">
            <text:p>3</text:p>
          </table:table-cell>
          <table:table-cell/>
          <table:table-cell table:formula="of:=[.H138]*2-1" office:value-type="float" office:value="0" calcext:value-type="float">
            <text:p>0</text:p>
          </table:table-cell>
          <table:table-cell table:formula="of:=[.I138]*2-1" office:value-type="float" office:value="-0.5" calcext:value-type="float">
            <text:p>-0.5</text:p>
          </table:table-cell>
          <table:table-cell table:formula="of:=[.J138]*2-1" office:value-type="float" office:value="0.559322033898305" calcext:value-type="float">
            <text:p>0.5593220339</text:p>
          </table:table-cell>
          <table:table-cell table:formula="of:=[.K138]*2-1" office:value-type="float" office:value="0.0833333333333333" calcext:value-type="float">
            <text:p>0.0833333333</text:p>
          </table:table-cell>
          <table:table-cell table:formula="of:=[.L138]" office:value-type="float" office:value="3" calcext:value-type="float">
            <text:p>3</text:p>
          </table:table-cell>
          <table:table-cell/>
          <table:table-cell table:formula="of:=RAND()" office:value-type="float" office:value="0.0187682551331818" calcext:value-type="float">
            <text:p>0.01876825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3220338983" calcext:value-type="float">
            <text:p>0.3220338983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39]-[.B$1])/[.B$3]" office:value-type="float" office:value="0.944444444444444" calcext:value-type="float">
            <text:p>0.9444444444</text:p>
          </table:table-cell>
          <table:table-cell table:formula="of:=([.C139]-[.C$1])/[.C$3]" office:value-type="float" office:value="0.416666666666667" calcext:value-type="float">
            <text:p>0.4166666667</text:p>
          </table:table-cell>
          <table:table-cell table:formula="of:=([.D139]-[.D$1])/[.D$3]" office:value-type="float" office:value="0.864406779661017" calcext:value-type="float">
            <text:p>0.8644067797</text:p>
          </table:table-cell>
          <table:table-cell table:formula="of:=([.E139]-[.E$1])/[.E$3]" office:value-type="float" office:value="0.916666666666667" calcext:value-type="float">
            <text:p>0.9166666667</text:p>
          </table:table-cell>
          <table:table-cell table:formula="of:=[.F139]" office:value-type="float" office:value="3" calcext:value-type="float">
            <text:p>3</text:p>
          </table:table-cell>
          <table:table-cell/>
          <table:table-cell table:formula="of:=[.H139]*2-1" office:value-type="float" office:value="0.888888888888889" calcext:value-type="float">
            <text:p>0.8888888889</text:p>
          </table:table-cell>
          <table:table-cell table:formula="of:=[.I139]*2-1" office:value-type="float" office:value="-0.166666666666667" calcext:value-type="float">
            <text:p>-0.1666666667</text:p>
          </table:table-cell>
          <table:table-cell table:formula="of:=[.J139]*2-1" office:value-type="float" office:value="0.728813559322034" calcext:value-type="float">
            <text:p>0.7288135593</text:p>
          </table:table-cell>
          <table:table-cell table:formula="of:=[.K139]*2-1" office:value-type="float" office:value="0.833333333333333" calcext:value-type="float">
            <text:p>0.8333333333</text:p>
          </table:table-cell>
          <table:table-cell table:formula="of:=[.L139]" office:value-type="float" office:value="3" calcext:value-type="float">
            <text:p>3</text:p>
          </table:table-cell>
          <table:table-cell/>
          <table:table-cell table:formula="of:=RAND()" office:value-type="float" office:value="0.71376836951822" calcext:value-type="float">
            <text:p>0.7137683695</text:p>
          </table:table-cell>
          <table:table-cell table:style-name="Default" office:value-type="float" office:value="0.3333333333" calcext:value-type="float">
            <text:p>0.3333333333</text:p>
          </table:table-cell>
          <table:table-cell table:style-name="Default" office:value-type="float" office:value="-0.0833333333" calcext:value-type="float">
            <text:p>-0.0833333333</text:p>
          </table:table-cell>
          <table:table-cell table:style-name="Default" office:value-type="float" office:value="0.1525423729" calcext:value-type="float">
            <text:p>0.1525423729</text:p>
          </table:table-cell>
          <table:table-cell table:style-name="Default" office:value-type="float" office:value="0.0833333333" calcext:value-type="float">
            <text:p>0.083333333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0]-[.B$1])/[.B$3]" office:value-type="float" office:value="0.555555555555555" calcext:value-type="float">
            <text:p>0.5555555556</text:p>
          </table:table-cell>
          <table:table-cell table:formula="of:=([.C140]-[.C$1])/[.C$3]" office:value-type="float" office:value="0.583333333333333" calcext:value-type="float">
            <text:p>0.5833333333</text:p>
          </table:table-cell>
          <table:table-cell table:formula="of:=([.D140]-[.D$1])/[.D$3]" office:value-type="float" office:value="0.779661016949152" calcext:value-type="float">
            <text:p>0.7796610169</text:p>
          </table:table-cell>
          <table:table-cell table:formula="of:=([.E140]-[.E$1])/[.E$3]" office:value-type="float" office:value="0.958333333333333" calcext:value-type="float">
            <text:p>0.9583333333</text:p>
          </table:table-cell>
          <table:table-cell table:formula="of:=[.F140]" office:value-type="float" office:value="3" calcext:value-type="float">
            <text:p>3</text:p>
          </table:table-cell>
          <table:table-cell/>
          <table:table-cell table:formula="of:=[.H140]*2-1" office:value-type="float" office:value="0.111111111111111" calcext:value-type="float">
            <text:p>0.1111111111</text:p>
          </table:table-cell>
          <table:table-cell table:formula="of:=[.I140]*2-1" office:value-type="float" office:value="0.166666666666667" calcext:value-type="float">
            <text:p>0.1666666667</text:p>
          </table:table-cell>
          <table:table-cell table:formula="of:=[.J140]*2-1" office:value-type="float" office:value="0.559322033898305" calcext:value-type="float">
            <text:p>0.5593220339</text:p>
          </table:table-cell>
          <table:table-cell table:formula="of:=[.K140]*2-1" office:value-type="float" office:value="0.916666666666666" calcext:value-type="float">
            <text:p>0.9166666667</text:p>
          </table:table-cell>
          <table:table-cell table:formula="of:=[.L140]" office:value-type="float" office:value="3" calcext:value-type="float">
            <text:p>3</text:p>
          </table:table-cell>
          <table:table-cell/>
          <table:table-cell table:formula="of:=RAND()" office:value-type="float" office:value="0.639549144776538" calcext:value-type="float">
            <text:p>0.6395491448</text:p>
          </table:table-cell>
          <table:table-cell table:style-name="Default" office:value-type="float" office:value="-0.4444444444" calcext:value-type="float">
            <text:p>-0.4444444444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-0.8305084746" calcext:value-type="float">
            <text:p>-0.8305084746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1]-[.B$1])/[.B$3]" office:value-type="float" office:value="0.583333333333333" calcext:value-type="float">
            <text:p>0.5833333333</text:p>
          </table:table-cell>
          <table:table-cell table:formula="of:=([.C141]-[.C$1])/[.C$3]" office:value-type="float" office:value="0.458333333333333" calcext:value-type="float">
            <text:p>0.4583333333</text:p>
          </table:table-cell>
          <table:table-cell table:formula="of:=([.D141]-[.D$1])/[.D$3]" office:value-type="float" office:value="0.76271186440678" calcext:value-type="float">
            <text:p>0.7627118644</text:p>
          </table:table-cell>
          <table:table-cell table:formula="of:=([.E141]-[.E$1])/[.E$3]" office:value-type="float" office:value="0.708333333333333" calcext:value-type="float">
            <text:p>0.7083333333</text:p>
          </table:table-cell>
          <table:table-cell table:formula="of:=[.F141]" office:value-type="float" office:value="3" calcext:value-type="float">
            <text:p>3</text:p>
          </table:table-cell>
          <table:table-cell/>
          <table:table-cell table:formula="of:=[.H141]*2-1" office:value-type="float" office:value="0.166666666666667" calcext:value-type="float">
            <text:p>0.1666666667</text:p>
          </table:table-cell>
          <table:table-cell table:formula="of:=[.I141]*2-1" office:value-type="float" office:value="-0.0833333333333334" calcext:value-type="float">
            <text:p>-0.0833333333</text:p>
          </table:table-cell>
          <table:table-cell table:formula="of:=[.J141]*2-1" office:value-type="float" office:value="0.525423728813559" calcext:value-type="float">
            <text:p>0.5254237288</text:p>
          </table:table-cell>
          <table:table-cell table:formula="of:=[.K141]*2-1" office:value-type="float" office:value="0.416666666666667" calcext:value-type="float">
            <text:p>0.4166666667</text:p>
          </table:table-cell>
          <table:table-cell table:formula="of:=[.L141]" office:value-type="float" office:value="3" calcext:value-type="float">
            <text:p>3</text:p>
          </table:table-cell>
          <table:table-cell/>
          <table:table-cell table:formula="of:=RAND()" office:value-type="float" office:value="0.950008702231571" calcext:value-type="float">
            <text:p>0.9500087022</text:p>
          </table:table-cell>
          <table:table-cell table:style-name="Default" office:value-type="float" office:value="0.1111111111" calcext:value-type="float">
            <text:p>0.1111111111</text:p>
          </table:table-cell>
          <table:table-cell table:style-name="Default" office:value-type="float" office:value="-0.4166666667" calcext:value-type="float">
            <text:p>-0.4166666667</text:p>
          </table:table-cell>
          <table:table-cell table:style-name="Default" office:value-type="float" office:value="0.3220338983" calcext:value-type="float">
            <text:p>0.3220338983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2]-[.B$1])/[.B$3]" office:value-type="float" office:value="0.472222222222222" calcext:value-type="float">
            <text:p>0.4722222222</text:p>
          </table:table-cell>
          <table:table-cell table:formula="of:=([.C142]-[.C$1])/[.C$3]" office:value-type="float" office:value="0.416666666666667" calcext:value-type="float">
            <text:p>0.4166666667</text:p>
          </table:table-cell>
          <table:table-cell table:formula="of:=([.D142]-[.D$1])/[.D$3]" office:value-type="float" office:value="0.644067796610169" calcext:value-type="float">
            <text:p>0.6440677966</text:p>
          </table:table-cell>
          <table:table-cell table:formula="of:=([.E142]-[.E$1])/[.E$3]" office:value-type="float" office:value="0.708333333333333" calcext:value-type="float">
            <text:p>0.7083333333</text:p>
          </table:table-cell>
          <table:table-cell table:formula="of:=[.F142]" office:value-type="float" office:value="3" calcext:value-type="float">
            <text:p>3</text:p>
          </table:table-cell>
          <table:table-cell/>
          <table:table-cell table:formula="of:=[.H142]*2-1" office:value-type="float" office:value="-0.0555555555555556" calcext:value-type="float">
            <text:p>-0.0555555556</text:p>
          </table:table-cell>
          <table:table-cell table:formula="of:=[.I142]*2-1" office:value-type="float" office:value="-0.166666666666667" calcext:value-type="float">
            <text:p>-0.1666666667</text:p>
          </table:table-cell>
          <table:table-cell table:formula="of:=[.J142]*2-1" office:value-type="float" office:value="0.288135593220339" calcext:value-type="float">
            <text:p>0.2881355932</text:p>
          </table:table-cell>
          <table:table-cell table:formula="of:=[.K142]*2-1" office:value-type="float" office:value="0.416666666666667" calcext:value-type="float">
            <text:p>0.4166666667</text:p>
          </table:table-cell>
          <table:table-cell table:formula="of:=[.L142]" office:value-type="float" office:value="3" calcext:value-type="float">
            <text:p>3</text:p>
          </table:table-cell>
          <table:table-cell/>
          <table:table-cell table:formula="of:=RAND()" office:value-type="float" office:value="0.590385223506019" calcext:value-type="float">
            <text:p>0.5903852235</text:p>
          </table:table-cell>
          <table:table-cell table:style-name="Default" office:value-type="float" office:value="-0.5555555556" calcext:value-type="float">
            <text:p>-0.5555555556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-0.8305084746" calcext:value-type="float">
            <text:p>-0.8305084746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3]-[.B$1])/[.B$3]" office:value-type="float" office:value="0.722222222222222" calcext:value-type="float">
            <text:p>0.7222222222</text:p>
          </table:table-cell>
          <table:table-cell table:formula="of:=([.C143]-[.C$1])/[.C$3]" office:value-type="float" office:value="0.458333333333333" calcext:value-type="float">
            <text:p>0.4583333333</text:p>
          </table:table-cell>
          <table:table-cell table:formula="of:=([.D143]-[.D$1])/[.D$3]" office:value-type="float" office:value="0.745762711864407" calcext:value-type="float">
            <text:p>0.7457627119</text:p>
          </table:table-cell>
          <table:table-cell table:formula="of:=([.E143]-[.E$1])/[.E$3]" office:value-type="float" office:value="0.833333333333333" calcext:value-type="float">
            <text:p>0.8333333333</text:p>
          </table:table-cell>
          <table:table-cell table:formula="of:=[.F143]" office:value-type="float" office:value="3" calcext:value-type="float">
            <text:p>3</text:p>
          </table:table-cell>
          <table:table-cell/>
          <table:table-cell table:formula="of:=[.H143]*2-1" office:value-type="float" office:value="0.444444444444444" calcext:value-type="float">
            <text:p>0.4444444444</text:p>
          </table:table-cell>
          <table:table-cell table:formula="of:=[.I143]*2-1" office:value-type="float" office:value="-0.0833333333333334" calcext:value-type="float">
            <text:p>-0.0833333333</text:p>
          </table:table-cell>
          <table:table-cell table:formula="of:=[.J143]*2-1" office:value-type="float" office:value="0.491525423728814" calcext:value-type="float">
            <text:p>0.4915254237</text:p>
          </table:table-cell>
          <table:table-cell table:formula="of:=[.K143]*2-1" office:value-type="float" office:value="0.666666666666667" calcext:value-type="float">
            <text:p>0.6666666667</text:p>
          </table:table-cell>
          <table:table-cell table:formula="of:=[.L143]" office:value-type="float" office:value="3" calcext:value-type="float">
            <text:p>3</text:p>
          </table:table-cell>
          <table:table-cell/>
          <table:table-cell table:formula="of:=RAND()" office:value-type="float" office:value="0.716687556589022" calcext:value-type="float">
            <text:p>0.7166875566</text:p>
          </table:table-cell>
          <table:table-cell table:style-name="Default" office:value-type="float" office:value="-0.1111111111" calcext:value-type="float">
            <text:p>-0.1111111111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0847457627" calcext:value-type="float">
            <text:p>0.0847457627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4]-[.B$1])/[.B$3]" office:value-type="float" office:value="0.666666666666667" calcext:value-type="float">
            <text:p>0.6666666667</text:p>
          </table:table-cell>
          <table:table-cell table:formula="of:=([.C144]-[.C$1])/[.C$3]" office:value-type="float" office:value="0.458333333333333" calcext:value-type="float">
            <text:p>0.4583333333</text:p>
          </table:table-cell>
          <table:table-cell table:formula="of:=([.D144]-[.D$1])/[.D$3]" office:value-type="float" office:value="0.779661016949152" calcext:value-type="float">
            <text:p>0.7796610169</text:p>
          </table:table-cell>
          <table:table-cell table:formula="of:=([.E144]-[.E$1])/[.E$3]" office:value-type="float" office:value="0.958333333333333" calcext:value-type="float">
            <text:p>0.9583333333</text:p>
          </table:table-cell>
          <table:table-cell table:formula="of:=[.F144]" office:value-type="float" office:value="3" calcext:value-type="float">
            <text:p>3</text:p>
          </table:table-cell>
          <table:table-cell/>
          <table:table-cell table:formula="of:=[.H144]*2-1" office:value-type="float" office:value="0.333333333333333" calcext:value-type="float">
            <text:p>0.3333333333</text:p>
          </table:table-cell>
          <table:table-cell table:formula="of:=[.I144]*2-1" office:value-type="float" office:value="-0.0833333333333334" calcext:value-type="float">
            <text:p>-0.0833333333</text:p>
          </table:table-cell>
          <table:table-cell table:formula="of:=[.J144]*2-1" office:value-type="float" office:value="0.559322033898305" calcext:value-type="float">
            <text:p>0.5593220339</text:p>
          </table:table-cell>
          <table:table-cell table:formula="of:=[.K144]*2-1" office:value-type="float" office:value="0.916666666666666" calcext:value-type="float">
            <text:p>0.9166666667</text:p>
          </table:table-cell>
          <table:table-cell table:formula="of:=[.L144]" office:value-type="float" office:value="3" calcext:value-type="float">
            <text:p>3</text:p>
          </table:table-cell>
          <table:table-cell/>
          <table:table-cell table:formula="of:=RAND()" office:value-type="float" office:value="0.777633442310616" calcext:value-type="float">
            <text:p>0.7776334423</text:p>
          </table:table-cell>
          <table:table-cell table:style-name="Default" office:value-type="float" office:value="-0.2777777778" calcext:value-type="float">
            <text:p>-0.2777777778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-0.1186440678" calcext:value-type="float">
            <text:p>-0.1186440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5]-[.B$1])/[.B$3]" office:value-type="float" office:value="0.722222222222222" calcext:value-type="float">
            <text:p>0.7222222222</text:p>
          </table:table-cell>
          <table:table-cell table:formula="of:=([.C145]-[.C$1])/[.C$3]" office:value-type="float" office:value="0.458333333333333" calcext:value-type="float">
            <text:p>0.4583333333</text:p>
          </table:table-cell>
          <table:table-cell table:formula="of:=([.D145]-[.D$1])/[.D$3]" office:value-type="float" office:value="0.694915254237288" calcext:value-type="float">
            <text:p>0.6949152542</text:p>
          </table:table-cell>
          <table:table-cell table:formula="of:=([.E145]-[.E$1])/[.E$3]" office:value-type="float" office:value="0.916666666666667" calcext:value-type="float">
            <text:p>0.9166666667</text:p>
          </table:table-cell>
          <table:table-cell table:formula="of:=[.F145]" office:value-type="float" office:value="3" calcext:value-type="float">
            <text:p>3</text:p>
          </table:table-cell>
          <table:table-cell/>
          <table:table-cell table:formula="of:=[.H145]*2-1" office:value-type="float" office:value="0.444444444444444" calcext:value-type="float">
            <text:p>0.4444444444</text:p>
          </table:table-cell>
          <table:table-cell table:formula="of:=[.I145]*2-1" office:value-type="float" office:value="-0.0833333333333334" calcext:value-type="float">
            <text:p>-0.0833333333</text:p>
          </table:table-cell>
          <table:table-cell table:formula="of:=[.J145]*2-1" office:value-type="float" office:value="0.389830508474576" calcext:value-type="float">
            <text:p>0.3898305085</text:p>
          </table:table-cell>
          <table:table-cell table:formula="of:=[.K145]*2-1" office:value-type="float" office:value="0.833333333333333" calcext:value-type="float">
            <text:p>0.8333333333</text:p>
          </table:table-cell>
          <table:table-cell table:formula="of:=[.L145]" office:value-type="float" office:value="3" calcext:value-type="float">
            <text:p>3</text:p>
          </table:table-cell>
          <table:table-cell/>
          <table:table-cell table:formula="of:=RAND()" office:value-type="float" office:value="0.721373090287671" calcext:value-type="float">
            <text:p>0.7213730903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float" office:value="0.1186440678" calcext:value-type="float">
            <text:p>0.11864406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6]-[.B$1])/[.B$3]" office:value-type="float" office:value="0.416666666666667" calcext:value-type="float">
            <text:p>0.4166666667</text:p>
          </table:table-cell>
          <table:table-cell table:formula="of:=([.C146]-[.C$1])/[.C$3]" office:value-type="float" office:value="0.291666666666667" calcext:value-type="float">
            <text:p>0.2916666667</text:p>
          </table:table-cell>
          <table:table-cell table:formula="of:=([.D146]-[.D$1])/[.D$3]" office:value-type="float" office:value="0.694915254237288" calcext:value-type="float">
            <text:p>0.6949152542</text:p>
          </table:table-cell>
          <table:table-cell table:formula="of:=([.E146]-[.E$1])/[.E$3]" office:value-type="float" office:value="0.75" calcext:value-type="float">
            <text:p>0.75</text:p>
          </table:table-cell>
          <table:table-cell table:formula="of:=[.F146]" office:value-type="float" office:value="3" calcext:value-type="float">
            <text:p>3</text:p>
          </table:table-cell>
          <table:table-cell/>
          <table:table-cell table:formula="of:=[.H146]*2-1" office:value-type="float" office:value="-0.166666666666667" calcext:value-type="float">
            <text:p>-0.1666666667</text:p>
          </table:table-cell>
          <table:table-cell table:formula="of:=[.I146]*2-1" office:value-type="float" office:value="-0.416666666666667" calcext:value-type="float">
            <text:p>-0.4166666667</text:p>
          </table:table-cell>
          <table:table-cell table:formula="of:=[.J146]*2-1" office:value-type="float" office:value="0.389830508474576" calcext:value-type="float">
            <text:p>0.3898305085</text:p>
          </table:table-cell>
          <table:table-cell table:formula="of:=[.K146]*2-1" office:value-type="float" office:value="0.5" calcext:value-type="float">
            <text:p>0.5</text:p>
          </table:table-cell>
          <table:table-cell table:formula="of:=[.L146]" office:value-type="float" office:value="3" calcext:value-type="float">
            <text:p>3</text:p>
          </table:table-cell>
          <table:table-cell/>
          <table:table-cell table:formula="of:=RAND()" office:value-type="float" office:value="0.782085681334138" calcext:value-type="float">
            <text:p>0.7820856813</text:p>
          </table:table-cell>
          <table:table-cell table:style-name="Default" office:value-type="float" office:value="-0.3888888889" calcext:value-type="float">
            <text:p>-0.3888888889</text:p>
          </table:table-cell>
          <table:table-cell table:style-name="Default" office:value-type="float" office:value="0.5833333333" calcext:value-type="float">
            <text:p>0.5833333333</text:p>
          </table:table-cell>
          <table:table-cell table:style-name="Default" office:value-type="float" office:value="-0.7627118644" calcext:value-type="float">
            <text:p>-0.7627118644</text:p>
          </table:table-cell>
          <table:table-cell table:style-name="Default" office:value-type="float" office:value="-0.75" calcext:value-type="float">
            <text:p>-0.75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7]-[.B$1])/[.B$3]" office:value-type="float" office:value="0.694444444444444" calcext:value-type="float">
            <text:p>0.6944444444</text:p>
          </table:table-cell>
          <table:table-cell table:formula="of:=([.C147]-[.C$1])/[.C$3]" office:value-type="float" office:value="0.5" calcext:value-type="float">
            <text:p>0.5</text:p>
          </table:table-cell>
          <table:table-cell table:formula="of:=([.D147]-[.D$1])/[.D$3]" office:value-type="float" office:value="0.830508474576271" calcext:value-type="float">
            <text:p>0.8305084746</text:p>
          </table:table-cell>
          <table:table-cell table:formula="of:=([.E147]-[.E$1])/[.E$3]" office:value-type="float" office:value="0.916666666666667" calcext:value-type="float">
            <text:p>0.9166666667</text:p>
          </table:table-cell>
          <table:table-cell table:formula="of:=[.F147]" office:value-type="float" office:value="3" calcext:value-type="float">
            <text:p>3</text:p>
          </table:table-cell>
          <table:table-cell/>
          <table:table-cell table:formula="of:=[.H147]*2-1" office:value-type="float" office:value="0.388888888888889" calcext:value-type="float">
            <text:p>0.3888888889</text:p>
          </table:table-cell>
          <table:table-cell table:formula="of:=[.I147]*2-1" office:value-type="float" office:value="0" calcext:value-type="float">
            <text:p>0</text:p>
          </table:table-cell>
          <table:table-cell table:formula="of:=[.J147]*2-1" office:value-type="float" office:value="0.661016949152542" calcext:value-type="float">
            <text:p>0.6610169492</text:p>
          </table:table-cell>
          <table:table-cell table:formula="of:=[.K147]*2-1" office:value-type="float" office:value="0.833333333333333" calcext:value-type="float">
            <text:p>0.8333333333</text:p>
          </table:table-cell>
          <table:table-cell table:formula="of:=[.L147]" office:value-type="float" office:value="3" calcext:value-type="float">
            <text:p>3</text:p>
          </table:table-cell>
          <table:table-cell/>
          <table:table-cell table:formula="of:=RAND()" office:value-type="float" office:value="0.842006013495848" calcext:value-type="float">
            <text:p>0.8420060135</text:p>
          </table:table-cell>
          <table:table-cell table:style-name="Default" office:value-type="float" office:value="-0.2777777778" calcext:value-type="float">
            <text:p>-0.2777777778</text:p>
          </table:table-cell>
          <table:table-cell table:style-name="Default" office:value-type="float" office:value="-0.5833333333" calcext:value-type="float">
            <text:p>-0.5833333333</text:p>
          </table:table-cell>
          <table:table-cell table:style-name="Default" office:value-type="float" office:value="-0.0169491525" calcext:value-type="float">
            <text:p>-0.0169491525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8]-[.B$1])/[.B$3]" office:value-type="float" office:value="0.666666666666667" calcext:value-type="float">
            <text:p>0.6666666667</text:p>
          </table:table-cell>
          <table:table-cell table:formula="of:=([.C148]-[.C$1])/[.C$3]" office:value-type="float" office:value="0.541666666666667" calcext:value-type="float">
            <text:p>0.5416666667</text:p>
          </table:table-cell>
          <table:table-cell table:formula="of:=([.D148]-[.D$1])/[.D$3]" office:value-type="float" office:value="0.796610169491525" calcext:value-type="float">
            <text:p>0.7966101695</text:p>
          </table:table-cell>
          <table:table-cell table:formula="of:=([.E148]-[.E$1])/[.E$3]" office:value-type="float" office:value="1" calcext:value-type="float">
            <text:p>1</text:p>
          </table:table-cell>
          <table:table-cell table:formula="of:=[.F148]" office:value-type="float" office:value="3" calcext:value-type="float">
            <text:p>3</text:p>
          </table:table-cell>
          <table:table-cell/>
          <table:table-cell table:formula="of:=[.H148]*2-1" office:value-type="float" office:value="0.333333333333333" calcext:value-type="float">
            <text:p>0.3333333333</text:p>
          </table:table-cell>
          <table:table-cell table:formula="of:=[.I148]*2-1" office:value-type="float" office:value="0.083333333333333" calcext:value-type="float">
            <text:p>0.0833333333</text:p>
          </table:table-cell>
          <table:table-cell table:formula="of:=[.J148]*2-1" office:value-type="float" office:value="0.593220338983051" calcext:value-type="float">
            <text:p>0.593220339</text:p>
          </table:table-cell>
          <table:table-cell table:formula="of:=[.K148]*2-1" office:value-type="float" office:value="1" calcext:value-type="float">
            <text:p>1</text:p>
          </table:table-cell>
          <table:table-cell table:formula="of:=[.L148]" office:value-type="float" office:value="3" calcext:value-type="float">
            <text:p>3</text:p>
          </table:table-cell>
          <table:table-cell/>
          <table:table-cell table:formula="of:=RAND()" office:value-type="float" office:value="0.709857753012329" calcext:value-type="float">
            <text:p>0.709857753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0.8305084746" calcext:value-type="float">
            <text:p>-0.8305084746</text:p>
          </table:table-cell>
          <table:table-cell table:style-name="Default" office:value-type="float" office:value="-0.9166666667" calcext:value-type="float">
            <text:p>-0.916666666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49]-[.B$1])/[.B$3]" office:value-type="float" office:value="0.666666666666667" calcext:value-type="float">
            <text:p>0.6666666667</text:p>
          </table:table-cell>
          <table:table-cell table:formula="of:=([.C149]-[.C$1])/[.C$3]" office:value-type="float" office:value="0.416666666666667" calcext:value-type="float">
            <text:p>0.4166666667</text:p>
          </table:table-cell>
          <table:table-cell table:formula="of:=([.D149]-[.D$1])/[.D$3]" office:value-type="float" office:value="0.711864406779661" calcext:value-type="float">
            <text:p>0.7118644068</text:p>
          </table:table-cell>
          <table:table-cell table:formula="of:=([.E149]-[.E$1])/[.E$3]" office:value-type="float" office:value="0.916666666666667" calcext:value-type="float">
            <text:p>0.9166666667</text:p>
          </table:table-cell>
          <table:table-cell table:formula="of:=[.F149]" office:value-type="float" office:value="3" calcext:value-type="float">
            <text:p>3</text:p>
          </table:table-cell>
          <table:table-cell/>
          <table:table-cell table:formula="of:=[.H149]*2-1" office:value-type="float" office:value="0.333333333333333" calcext:value-type="float">
            <text:p>0.3333333333</text:p>
          </table:table-cell>
          <table:table-cell table:formula="of:=[.I149]*2-1" office:value-type="float" office:value="-0.166666666666667" calcext:value-type="float">
            <text:p>-0.1666666667</text:p>
          </table:table-cell>
          <table:table-cell table:formula="of:=[.J149]*2-1" office:value-type="float" office:value="0.423728813559322" calcext:value-type="float">
            <text:p>0.4237288136</text:p>
          </table:table-cell>
          <table:table-cell table:formula="of:=[.K149]*2-1" office:value-type="float" office:value="0.833333333333333" calcext:value-type="float">
            <text:p>0.8333333333</text:p>
          </table:table-cell>
          <table:table-cell table:formula="of:=[.L149]" office:value-type="float" office:value="3" calcext:value-type="float">
            <text:p>3</text:p>
          </table:table-cell>
          <table:table-cell/>
          <table:table-cell table:formula="of:=RAND()" office:value-type="float" office:value="0.702265775995329" calcext:value-type="float">
            <text:p>0.702265776</text:p>
          </table:table-cell>
          <table:table-cell table:style-name="Default" office:value-type="float" office:value="-0.3333333333" calcext:value-type="float">
            <text:p>-0.3333333333</text:p>
          </table:table-cell>
          <table:table-cell table:style-name="Default" office:value-type="float" office:value="-0.5833333333" calcext:value-type="float">
            <text:p>-0.5833333333</text:p>
          </table:table-cell>
          <table:table-cell table:style-name="Default" office:value-type="float" office:value="0.0169491525" calcext:value-type="float">
            <text:p>0.01694915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50]-[.B$1])/[.B$3]" office:value-type="float" office:value="0.555555555555555" calcext:value-type="float">
            <text:p>0.5555555556</text:p>
          </table:table-cell>
          <table:table-cell table:formula="of:=([.C150]-[.C$1])/[.C$3]" office:value-type="float" office:value="0.208333333333333" calcext:value-type="float">
            <text:p>0.2083333333</text:p>
          </table:table-cell>
          <table:table-cell table:formula="of:=([.D150]-[.D$1])/[.D$3]" office:value-type="float" office:value="0.677966101694915" calcext:value-type="float">
            <text:p>0.6779661017</text:p>
          </table:table-cell>
          <table:table-cell table:formula="of:=([.E150]-[.E$1])/[.E$3]" office:value-type="float" office:value="0.75" calcext:value-type="float">
            <text:p>0.75</text:p>
          </table:table-cell>
          <table:table-cell table:formula="of:=[.F150]" office:value-type="float" office:value="3" calcext:value-type="float">
            <text:p>3</text:p>
          </table:table-cell>
          <table:table-cell/>
          <table:table-cell table:formula="of:=[.H150]*2-1" office:value-type="float" office:value="0.111111111111111" calcext:value-type="float">
            <text:p>0.1111111111</text:p>
          </table:table-cell>
          <table:table-cell table:formula="of:=[.I150]*2-1" office:value-type="float" office:value="-0.583333333333333" calcext:value-type="float">
            <text:p>-0.5833333333</text:p>
          </table:table-cell>
          <table:table-cell table:formula="of:=[.J150]*2-1" office:value-type="float" office:value="0.35593220338983" calcext:value-type="float">
            <text:p>0.3559322034</text:p>
          </table:table-cell>
          <table:table-cell table:formula="of:=[.K150]*2-1" office:value-type="float" office:value="0.5" calcext:value-type="float">
            <text:p>0.5</text:p>
          </table:table-cell>
          <table:table-cell table:formula="of:=[.L150]" office:value-type="float" office:value="3" calcext:value-type="float">
            <text:p>3</text:p>
          </table:table-cell>
          <table:table-cell/>
          <table:table-cell table:formula="of:=RAND()" office:value-type="float" office:value="0.451277829473838" calcext:value-type="float">
            <text:p>0.4512778295</text:p>
          </table:table-cell>
          <table:table-cell table:style-name="Default" office:value-type="float" office:value="-0.3888888889" calcext:value-type="float">
            <text:p>-0.3888888889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186440678" calcext:value-type="float">
            <text:p>0.186440678</text:p>
          </table:table-cell>
          <table:table-cell table:style-name="Default" office:value-type="float" office:value="0.1666666667" calcext:value-type="float">
            <text:p>0.1666666667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51]-[.B$1])/[.B$3]" office:value-type="float" office:value="0.611111111111111" calcext:value-type="float">
            <text:p>0.6111111111</text:p>
          </table:table-cell>
          <table:table-cell table:formula="of:=([.C151]-[.C$1])/[.C$3]" office:value-type="float" office:value="0.416666666666667" calcext:value-type="float">
            <text:p>0.4166666667</text:p>
          </table:table-cell>
          <table:table-cell table:formula="of:=([.D151]-[.D$1])/[.D$3]" office:value-type="float" office:value="0.711864406779661" calcext:value-type="float">
            <text:p>0.7118644068</text:p>
          </table:table-cell>
          <table:table-cell table:formula="of:=([.E151]-[.E$1])/[.E$3]" office:value-type="float" office:value="0.791666666666667" calcext:value-type="float">
            <text:p>0.7916666667</text:p>
          </table:table-cell>
          <table:table-cell table:formula="of:=[.F151]" office:value-type="float" office:value="3" calcext:value-type="float">
            <text:p>3</text:p>
          </table:table-cell>
          <table:table-cell/>
          <table:table-cell table:formula="of:=[.H151]*2-1" office:value-type="float" office:value="0.222222222222222" calcext:value-type="float">
            <text:p>0.2222222222</text:p>
          </table:table-cell>
          <table:table-cell table:formula="of:=[.I151]*2-1" office:value-type="float" office:value="-0.166666666666667" calcext:value-type="float">
            <text:p>-0.1666666667</text:p>
          </table:table-cell>
          <table:table-cell table:formula="of:=[.J151]*2-1" office:value-type="float" office:value="0.423728813559322" calcext:value-type="float">
            <text:p>0.4237288136</text:p>
          </table:table-cell>
          <table:table-cell table:formula="of:=[.K151]*2-1" office:value-type="float" office:value="0.583333333333333" calcext:value-type="float">
            <text:p>0.5833333333</text:p>
          </table:table-cell>
          <table:table-cell table:formula="of:=[.L151]" office:value-type="float" office:value="3" calcext:value-type="float">
            <text:p>3</text:p>
          </table:table-cell>
          <table:table-cell/>
          <table:table-cell table:formula="of:=RAND()" office:value-type="float" office:value="0.397985075367615" calcext:value-type="float">
            <text:p>0.3979850754</text:p>
          </table:table-cell>
          <table:table-cell table:style-name="Default" office:value-type="float" office:value="-0.7222222222" calcext:value-type="float">
            <text:p>-0.7222222222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-0.8644067797" calcext:value-type="float">
            <text:p>-0.864406779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52]-[.B$1])/[.B$3]" office:value-type="float" office:value="0.527777777777778" calcext:value-type="float">
            <text:p>0.5277777778</text:p>
          </table:table-cell>
          <table:table-cell table:formula="of:=([.C152]-[.C$1])/[.C$3]" office:value-type="float" office:value="0.583333333333333" calcext:value-type="float">
            <text:p>0.5833333333</text:p>
          </table:table-cell>
          <table:table-cell table:formula="of:=([.D152]-[.D$1])/[.D$3]" office:value-type="float" office:value="0.745762711864407" calcext:value-type="float">
            <text:p>0.7457627119</text:p>
          </table:table-cell>
          <table:table-cell table:formula="of:=([.E152]-[.E$1])/[.E$3]" office:value-type="float" office:value="0.916666666666667" calcext:value-type="float">
            <text:p>0.9166666667</text:p>
          </table:table-cell>
          <table:table-cell table:formula="of:=[.F152]" office:value-type="float" office:value="3" calcext:value-type="float">
            <text:p>3</text:p>
          </table:table-cell>
          <table:table-cell/>
          <table:table-cell table:formula="of:=[.H152]*2-1" office:value-type="float" office:value="0.0555555555555556" calcext:value-type="float">
            <text:p>0.0555555556</text:p>
          </table:table-cell>
          <table:table-cell table:formula="of:=[.I152]*2-1" office:value-type="float" office:value="0.166666666666667" calcext:value-type="float">
            <text:p>0.1666666667</text:p>
          </table:table-cell>
          <table:table-cell table:formula="of:=[.J152]*2-1" office:value-type="float" office:value="0.491525423728814" calcext:value-type="float">
            <text:p>0.4915254237</text:p>
          </table:table-cell>
          <table:table-cell table:formula="of:=[.K152]*2-1" office:value-type="float" office:value="0.833333333333333" calcext:value-type="float">
            <text:p>0.8333333333</text:p>
          </table:table-cell>
          <table:table-cell table:formula="of:=[.L152]" office:value-type="float" office:value="3" calcext:value-type="float">
            <text:p>3</text:p>
          </table:table-cell>
          <table:table-cell/>
          <table:table-cell table:formula="of:=RAND()" office:value-type="float" office:value="0.218029231764376" calcext:value-type="float">
            <text:p>0.2180292318</text:p>
          </table:table-cell>
          <table:table-cell table:style-name="Default" office:value-type="float" office:value="0.2222222222" calcext:value-type="float">
            <text:p>0.2222222222</text:p>
          </table:table-cell>
          <table:table-cell table:style-name="Default" office:value-type="float" office:value="-0.1666666667" calcext:value-type="float">
            <text:p>-0.1666666667</text:p>
          </table:table-cell>
          <table:table-cell table:style-name="Default" office:value-type="float" office:value="0.5254237288" calcext:value-type="float">
            <text:p>0.5254237288</text:p>
          </table:table-cell>
          <table:table-cell table:style-name="Default" office:value-type="float" office:value="0.4166666667" calcext:value-type="float">
            <text:p>0.4166666667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B153]-[.B$1])/[.B$3]" office:value-type="float" office:value="0.444444444444444" calcext:value-type="float">
            <text:p>0.4444444444</text:p>
          </table:table-cell>
          <table:table-cell table:formula="of:=([.C153]-[.C$1])/[.C$3]" office:value-type="float" office:value="0.416666666666667" calcext:value-type="float">
            <text:p>0.4166666667</text:p>
          </table:table-cell>
          <table:table-cell table:formula="of:=([.D153]-[.D$1])/[.D$3]" office:value-type="float" office:value="0.694915254237288" calcext:value-type="float">
            <text:p>0.6949152542</text:p>
          </table:table-cell>
          <table:table-cell table:formula="of:=([.E153]-[.E$1])/[.E$3]" office:value-type="float" office:value="0.708333333333333" calcext:value-type="float">
            <text:p>0.7083333333</text:p>
          </table:table-cell>
          <table:table-cell table:formula="of:=[.F153]" office:value-type="float" office:value="3" calcext:value-type="float">
            <text:p>3</text:p>
          </table:table-cell>
          <table:table-cell/>
          <table:table-cell table:formula="of:=[.H153]*2-1" office:value-type="float" office:value="-0.111111111111111" calcext:value-type="float">
            <text:p>-0.1111111111</text:p>
          </table:table-cell>
          <table:table-cell table:formula="of:=[.I153]*2-1" office:value-type="float" office:value="-0.166666666666667" calcext:value-type="float">
            <text:p>-0.1666666667</text:p>
          </table:table-cell>
          <table:table-cell table:formula="of:=[.J153]*2-1" office:value-type="float" office:value="0.389830508474576" calcext:value-type="float">
            <text:p>0.3898305085</text:p>
          </table:table-cell>
          <table:table-cell table:formula="of:=[.K153]*2-1" office:value-type="float" office:value="0.416666666666667" calcext:value-type="float">
            <text:p>0.4166666667</text:p>
          </table:table-cell>
          <table:table-cell table:formula="of:=[.L153]" office:value-type="float" office:value="3" calcext:value-type="float">
            <text:p>3</text:p>
          </table:table-cell>
          <table:table-cell/>
          <table:table-cell table:formula="of:=RAND()" office:value-type="float" office:value="0.580250193597749" calcext:value-type="float">
            <text:p>0.5802501936</text:p>
          </table:table-cell>
          <table:table-cell table:style-name="Default" office:value-type="float" office:value="0.8888888889" calcext:value-type="float">
            <text:p>0.8888888889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9322033898" calcext:value-type="float">
            <text:p>0.9322033898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T4:Sheet1.Y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9:34:51.396000000</meta:creation-date>
    <dc:date>2017-09-21T23:18:42.502000000</dc:date>
    <meta:editing-duration>PT27M58S</meta:editing-duration>
    <meta:editing-cycles>5</meta:editing-cycles>
    <meta:generator>LibreOffice/4.3.5.2$Windows_x86 LibreOffice_project/3a87456aaa6a95c63eea1c1b3201acedf0751bd5</meta:generator>
    <meta:document-statistic meta:table-count="1" meta:cell-count="3173" meta:object-count="0"/>
  </office:meta>
</office:document-meta>
</file>